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4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2.58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13.635cm"/>
    </style:style>
    <style:style style:name="co6" style:family="table-column">
      <style:table-column-properties fo:break-before="auto" style:column-width="4.533cm"/>
    </style:style>
    <style:style style:name="co7" style:family="table-column">
      <style:table-column-properties fo:break-before="auto" style:column-width="8.017cm"/>
    </style:style>
    <style:style style:name="co8" style:family="table-column">
      <style:table-column-properties fo:break-before="auto" style:column-width="4.256cm"/>
    </style:style>
    <style:style style:name="co9" style:family="table-column">
      <style:table-column-properties fo:break-before="auto" style:column-width="9.46cm"/>
    </style:style>
    <style:style style:name="co10" style:family="table-column">
      <style:table-column-properties fo:break-before="auto" style:column-width="3.896cm"/>
    </style:style>
    <style:style style:name="co11" style:family="table-column">
      <style:table-column-properties fo:break-before="auto" style:column-width="6.302cm"/>
    </style:style>
    <style:style style:name="co12" style:family="table-column">
      <style:table-column-properties fo:break-before="auto" style:column-width="2.985cm"/>
    </style:style>
    <style:style style:name="co13" style:family="table-column">
      <style:table-column-properties fo:break-before="auto" style:column-width="4.09cm"/>
    </style:style>
    <style:style style:name="co14" style:family="table-column">
      <style:table-column-properties fo:break-before="auto" style:column-width="4.948cm"/>
    </style:style>
    <style:style style:name="co15" style:family="table-column">
      <style:table-column-properties fo:break-before="auto" style:column-width="4.422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56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99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fo:border="0.06pt solid #000000"/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Regelungsebene ID</text:p>
          </table:table-cell>
          <table:table-cell table:style-name="ce1" office:value-type="string" calcext:value-type="string">
            <text:p>Name der Regelungsebene</text:p>
          </table:table-cell>
          <table:table-cell table:style-name="ce1" office:value-type="string" calcext:value-type="string">
            <text:p>Codelisten ID</text:p>
          </table:table-cell>
          <table:table-cell table:style-name="ce1" office:value-type="string" calcext:value-type="string">
            <text:p>Codelisten Name</text:p>
          </table:table-cell>
          <table:table-cell table:style-name="ce1" office:value-type="string" calcext:value-type="string">
            <text:p>Bezugsquelle</text:p>
          </table:table-cell>
          <table:table-cell table:style-name="ce1" office:value-type="string" calcext:value-type="string">
            <text:p>Link zur Bezugsquelle</text:p>
          </table:table-cell>
          <table:table-cell table:style-name="ce1" office:value-type="string" calcext:value-type="string">
            <text:p>Status ID</text:p>
          </table:table-cell>
          <table:table-cell table:style-name="ce1" office:value-type="string" calcext:value-type="string">
            <text:p>Status Name</text:p>
          </table:table-cell>
          <table:table-cell table:style-name="ce1" office:value-type="string" calcext:value-type="string">
            <text:p>Übergeordnete ID</text:p>
          </table:table-cell>
          <table:table-cell table:style-name="ce1" office:value-type="string" calcext:value-type="string">
            <text:p>Nachfolger ID</text:p>
          </table:table-cell>
          <table:table-cell table:style-name="ce1" office:value-type="string" calcext:value-type="string">
            <text:p>Vorgänger ID</text:p>
          </table:table-cell>
        </table:table-row>
        <table:table-row table:style-name="ro1">
          <table:table-cell table:style-name="ce2" office:value-type="string" calcext:value-type="string">
            <text:p><text:a xlink:href="http://xplan-raumordnung.de/iqvoc/de/concepts/1_Freiraum" xlink:type="simple">http://xplan-raumordnung.de/iqvoc/de/concepts/1_Frei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Freiraum</text:p>
          </table:table-cell>
          <table:table-cell table:style-name="ce2"/>
          <table:table-cell table:style-name="ce2" office:value-type="string" calcext:value-type="string">
            <text:p>Allgemeines Freiraum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Bodenschutz" xlink:type="simple">http://xplan-raumordnung.de/iqvoc/de/concepts/1_1_Boden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Bodenschutz</text:p>
          </table:table-cell>
          <table:table-cell table:style-name="ce2"/>
          <table:table-cell table:style-name="ce2" office:value-type="string" calcext:value-type="string">
            <text:p>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1_BeseitigungErheblicherBodenbelastung" xlink:type="simple">http://xplan-raumordnung.de/iqvoc/de/concepts/1_1_1_BeseitigungErheblicherBodenbelas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1_BeseitigungErheblicherBodenbelastung</text:p>
          </table:table-cell>
          <table:table-cell table:style-name="ce2"/>
          <table:table-cell table:style-name="ce2" office:value-type="string" calcext:value-type="string">
            <text:p>Beseitigung von erheblicher Bodenbela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2_SicherungSanierungAltlasten" xlink:type="simple">http://xplan-raumordnung.de/iqvoc/de/concepts/1_1_2_SicherungSanierungAltlas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2_SicherungSanierungAltlasten</text:p>
          </table:table-cell>
          <table:table-cell table:style-name="ce2"/>
          <table:table-cell table:style-name="ce2" office:value-type="string" calcext:value-type="string">
            <text:p>Sicherung und/oder Sanierung von Altlas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3_Erosionsschutz" xlink:type="simple">http://xplan-raumordnung.de/iqvoc/de/concepts/1_1_3_Erosions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3_Erosionsschutz</text:p>
          </table:table-cell>
          <table:table-cell table:style-name="ce2"/>
          <table:table-cell table:style-name="ce2" office:value-type="string" calcext:value-type="string">
            <text:p>Erosion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_4_SonstigerBodenschutz" xlink:type="simple">http://xplan-raumordnung.de/iqvoc/de/concepts/1_1_4_SonstigerBoden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_4_SonstigerBodenschutz</text:p>
          </table:table-cell>
          <table:table-cell table:style-name="ce2"/>
          <table:table-cell table:style-name="ce2" office:value-type="string" calcext:value-type="string">
            <text:p>Sonstiger Boden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GruenzugGruenzaesue" xlink:type="simple">http://xplan-raumordnung.de/iqvoc/de/concepts/1_2_GruenzugGruenzaesu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GruenzugGruenzaesur</text:p>
          </table:table-cell>
          <table:table-cell table:style-name="ce2"/>
          <table:table-cell table:style-name="ce2" office:value-type="string" calcext:value-type="string">
            <text:p>Grünzug/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1_Gruenzug" xlink:type="simple">http://xplan-raumordnung.de/iqvoc/de/concepts/1_2_1_Gruenzu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1_Gruenzug</text:p>
          </table:table-cell>
          <table:table-cell table:style-name="ce2"/>
          <table:table-cell table:style-name="ce2" office:value-type="string" calcext:value-type="string">
            <text:p>Grünzu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2_Gruenzaesur" xlink:type="simple">http://xplan-raumordnung.de/iqvoc/de/concepts/1_2_2_Gruenzaes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2_Gruenzaesur</text:p>
          </table:table-cell>
          <table:table-cell table:style-name="ce2"/>
          <table:table-cell table:style-name="ce2" office:value-type="string" calcext:value-type="string">
            <text:p>Grün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2_3_Siedlungszaesur" xlink:type="simple">http://xplan-raumordnung.de/iqvoc/de/concepts/1_2_3_Siedlungszaes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2_3_Siedlungszaesur</text:p>
          </table:table-cell>
          <table:table-cell table:style-name="ce2"/>
          <table:table-cell table:style-name="ce2" office:value-type="string" calcext:value-type="string">
            <text:p>Siedlungszäs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AllgemeinerHochwasserschutz" xlink:type="simple">http://xplan-raumordnung.de/iqvoc/de/concepts/1_3_Allgemeiner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AllgemeinerHochwasserschutz</text:p>
          </table:table-cell>
          <table:table-cell table:style-name="ce2"/>
          <table:table-cell table:style-name="ce2" office:value-type="string" calcext:value-type="string">
            <text:p>Allgemeiner Hochwasserschutz und Vorbeugend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_Hochwasserschutz" xlink:type="simple">http://xplan-raumordnung.de/iqvoc/de/concepts/1_3_1_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_Hochwasserschutz</text:p>
          </table:table-cell>
          <table:table-cell table:style-name="ce2"/>
          <table:table-cell table:style-name="ce2" office:value-type="string" calcext:value-type="string">
            <text:p>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2_TechnischerHochwasserschutz" xlink:type="simple">http://xplan-raumordnung.de/iqvoc/de/concepts/1_3_2_Technischer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2_TechnischerHochwasserschutz</text:p>
          </table:table-cell>
          <table:table-cell table:style-name="ce2"/>
          <table:table-cell table:style-name="ce2" office:value-type="string" calcext:value-type="string">
            <text:p>Technisch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3_Hochwasserrueckhaltebecken" xlink:type="simple">http://xplan-raumordnung.de/iqvoc/de/concepts/1_3_3_Hochwasserrueckhalteb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3_Hochwasserrueckhaltebecken</text:p>
          </table:table-cell>
          <table:table-cell table:style-name="ce2"/>
          <table:table-cell table:style-name="ce2" office:value-type="string" calcext:value-type="string">
            <text:p>Hochwasser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4_HochwasserrueckhaltebeckenPolder" xlink:type="simple">http://xplan-raumordnung.de/iqvoc/de/concepts/1_3_4_HochwasserrueckhaltebeckenPold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4_HochwasserrueckhaltebeckenPolder</text:p>
          </table:table-cell>
          <table:table-cell table:style-name="ce2"/>
          <table:table-cell table:style-name="ce2" office:value-type="string" calcext:value-type="string">
            <text:p>Pol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5_HochwasserrueckhaltebeckenBauwerk" xlink:type="simple">http://xplan-raumordnung.de/iqvoc/de/concepts/1_3_5_HochwasserrueckhaltebeckenBau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5_HochwasserrueckhaltebeckenBauwerk</text:p>
          </table:table-cell>
          <table:table-cell table:style-name="ce2"/>
          <table:table-cell table:style-name="ce2" office:value-type="string" calcext:value-type="string">
            <text:p>Bauwerke zur Hochwasserrückhal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6_RisikobereichHochwasser" xlink:type="simple">http://xplan-raumordnung.de/iqvoc/de/concepts/1_3_6_RisikobereichHochwa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6_RisikobereichHochwasser</text:p>
          </table:table-cell>
          <table:table-cell table:style-name="ce2"/>
          <table:table-cell table:style-name="ce2" office:value-type="string" calcext:value-type="string">
            <text:p>Hochwasserrisiko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7_Kuestenhochwasserschutz" xlink:type="simple">http://xplan-raumordnung.de/iqvoc/de/concepts/1_3_7_Kuesten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7_Kuestenhochwasserschutz</text:p>
          </table:table-cell>
          <table:table-cell table:style-name="ce2"/>
          <table:table-cell table:style-name="ce2" office:value-type="string" calcext:value-type="string">
            <text:p>Küsten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8_Deich" xlink:type="simple">http://xplan-raumordnung.de/iqvoc/de/concepts/1_3_8_D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8_Deich</text:p>
          </table:table-cell>
          <table:table-cell table:style-name="ce2"/>
          <table:table-cell table:style-name="ce2" office:value-type="string" calcext:value-type="string">
            <text:p>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9_DeichgeschuetztesGebiet" xlink:type="simple">http://xplan-raumordnung.de/iqvoc/de/concepts/1_3_9_Deichgeschuetzte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9_DeichgeschuetztesGebiet</text:p>
          </table:table-cell>
          <table:table-cell table:style-name="ce2"/>
          <table:table-cell table:style-name="ce2" office:value-type="string" calcext:value-type="string">
            <text:p>Deichgeschützt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0_Deichrueckverlegung" xlink:type="simple">http://xplan-raumordnung.de/iqvoc/de/concepts/1_3_10_Deichrueckverle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0_Deichrueckverlegung</text:p>
          </table:table-cell>
          <table:table-cell table:style-name="ce2"/>
          <table:table-cell table:style-name="ce2" office:value-type="string" calcext:value-type="string">
            <text:p>Deichrück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1_Sperrwerk" xlink:type="simple">http://xplan-raumordnung.de/iqvoc/de/concepts/1_3_11_Sperr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1_Sperrwerk</text:p>
          </table:table-cell>
          <table:table-cell table:style-name="ce2"/>
          <table:table-cell table:style-name="ce2" office:value-type="string" calcext:value-type="string">
            <text:p>Sper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2_HochwGefaehrdeteKuestenniederung" xlink:type="simple">http://xplan-raumordnung.de/iqvoc/de/concepts/1_3_12_HochwGefaehrdeteKuestennied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2_HochwGefaehrdeteKuestenniederung</text:p>
          </table:table-cell>
          <table:table-cell table:style-name="ce2"/>
          <table:table-cell table:style-name="ce2" office:value-type="string" calcext:value-type="string">
            <text:p>Hochwassergefährdete Küstennied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3_Ueberschwemmungsgebiet" xlink:type="simple">http://xplan-raumordnung.de/iqvoc/de/concepts/1_3_13_Ueberschwemmung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3_Ueberschwemmungsgebiet</text:p>
          </table:table-cell>
          <table:table-cell table:style-name="ce2"/>
          <table:table-cell table:style-name="ce2" office:value-type="string" calcext:value-type="string">
            <text:p>Überschwemm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4_UeberschwemmungsgefaehrdeterBereich" xlink:type="simple">http://xplan-raumordnung.de/iqvoc/de/concepts/1_3_14_Ueberschwemmungsgefaehrdeter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4_UeberschwemmungsgefaehrdeterBereich</text:p>
          </table:table-cell>
          <table:table-cell table:style-name="ce2"/>
          <table:table-cell table:style-name="ce2" office:value-type="string" calcext:value-type="string">
            <text:p>Überschwemmungsgefährdet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5_FreizuhaltenderFreiraumbereich" xlink:type="simple">http://xplan-raumordnung.de/iqvoc/de/concepts/1_3_15_FreizuhaltenderFreiraum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5_FreizuhaltenderFreiraumbereich</text:p>
          </table:table-cell>
          <table:table-cell table:style-name="ce2"/>
          <table:table-cell table:style-name="ce2" office:value-type="string" calcext:value-type="string">
            <text:p>Freizuhaltender Freirau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3" office:value-type="string" calcext:value-type="string">
            <text:p><text:a xlink:href="http://xplan-raumordnung.de/iqvoc/de/concepts/1_3_16_Retentionsraum" xlink:type="simple">http://xplan-raumordnung.de/iqvoc/de/concepts/1_3_16_Retention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6_Retentionsraum</text:p>
          </table:table-cell>
          <table:table-cell table:style-name="ce2"/>
          <table:table-cell table:style-name="ce2" office:value-type="string" calcext:value-type="string">
            <text:p>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7_PotenziellerRetentionsraum" xlink:type="simple">http://xplan-raumordnung.de/iqvoc/de/concepts/1_3_17_PotenziellerRetention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7_PotenziellerRetentionsraum</text:p>
          </table:table-cell>
          <table:table-cell table:style-name="ce2"/>
          <table:table-cell table:style-name="ce2" office:value-type="string" calcext:value-type="string">
            <text:p>Potenzieller Reten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3_18_SonstigerHochwasserschutz" xlink:type="simple">http://xplan-raumordnung.de/iqvoc/de/concepts/1_3_18_SonstigerHoch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3_18_SonstigerHochwasserschutz</text:p>
          </table:table-cell>
          <table:table-cell table:style-name="ce2"/>
          <table:table-cell table:style-name="ce2" office:value-type="string" calcext:value-type="string">
            <text:p>Sonstiger Hoch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AllgemeineNaturLandschaft" xlink:type="simple">http://xplan-raumordnung.de/iqvoc/de/concepts/1_4_AllgemeineNatur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AllgemeineNaturLandschaft</text:p>
          </table:table-cell>
          <table:table-cell table:style-name="ce2"/>
          <table:table-cell table:style-name="ce2" office:value-type="string" calcext:value-type="string">
            <text:p>Allgemeine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_NaturLandschaft" xlink:type="simple">http://xplan-raumordnung.de/iqvoc/de/concepts/1_4_1_Natur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_NaturLandschaft</text:p>
          </table:table-cell>
          <table:table-cell table:style-name="ce2"/>
          <table:table-cell table:style-name="ce2" office:value-type="string" calcext:value-type="string">
            <text:p>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_NaturschutzLandschaftspflege" xlink:type="simple">http://xplan-raumordnung.de/iqvoc/de/concepts/1_4_2_NaturschutzLandschaftspfle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_NaturschutzLandschaftspflege</text:p>
          </table:table-cell>
          <table:table-cell table:style-name="ce2"/>
          <table:table-cell table:style-name="ce2" office:value-type="string" calcext:value-type="string">
            <text:p>Naturschutz und Landschaftspfl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3_NaturschutzLandschaftspflegeAufGewaessern" xlink:type="simple">http://xplan-raumordnung.de/iqvoc/de/concepts/1_4_3_NaturschutzLandschaftspflegeAufGewaess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3_NaturschutzLandschaftspflegeAufGewaessern</text:p>
          </table:table-cell>
          <table:table-cell table:style-name="ce2"/>
          <table:table-cell table:style-name="ce2" office:value-type="string" calcext:value-type="string">
            <text:p>Naturschutz und Landschaftspflege auf Gewäss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4_Flurchdurchgruenung" xlink:type="simple">http://xplan-raumordnung.de/iqvoc/de/concepts/1_4_4_Flurchdurchgrue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4_Flurchdurchgruenung</text:p>
          </table:table-cell>
          <table:table-cell table:style-name="ce2"/>
          <table:table-cell table:style-name="ce2" office:value-type="string" calcext:value-type="string">
            <text:p>Flurchdurchgrü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5_UnzerschnitteneRaeume" xlink:type="simple">http://xplan-raumordnung.de/iqvoc/de/concepts/1_4_5_UnzerschnitteneRaeum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5_UnzerschnitteneRaeume</text:p>
          </table:table-cell>
          <table:table-cell table:style-name="ce2"/>
          <table:table-cell table:style-name="ce2" office:value-type="string" calcext:value-type="string">
            <text:p>Unzerschnitten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6_UnzerschnitteneVerkehrsarmeRaeume" xlink:type="simple">http://xplan-raumordnung.de/iqvoc/de/concepts/1_4_6_UnzerschnitteneVerkehrsarmeRaeum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6_UnzerschnitteneVerkehrsarmeRaeume</text:p>
          </table:table-cell>
          <table:table-cell table:style-name="ce2"/>
          <table:table-cell table:style-name="ce2" office:value-type="string" calcext:value-type="string">
            <text:p>Unzerschnittene verkehrsarme Räu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7_Feuchtgebiet" xlink:type="simple">http://xplan-raumordnung.de/iqvoc/de/concepts/1_4_7_Feucht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7_Feuchtgebiet</text:p>
          </table:table-cell>
          <table:table-cell table:style-name="ce2"/>
          <table:table-cell table:style-name="ce2" office:value-type="string" calcext:value-type="string">
            <text:p>Feucht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8_OekologischesVerbundssystem" xlink:type="simple">http://xplan-raumordnung.de/iqvoc/de/concepts/1_4_8_OekologischesVerbundssyste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8_OekologischesVerbundssystem</text:p>
          </table:table-cell>
          <table:table-cell table:style-name="ce2"/>
          <table:table-cell table:style-name="ce2" office:value-type="string" calcext:value-type="string">
            <text:p>Ökologisches Verbundssyste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9_OekologischerRaum" xlink:type="simple">http://xplan-raumordnung.de/iqvoc/de/concepts/1_4_9_Oekologischer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9_OekologischerRaum</text:p>
          </table:table-cell>
          <table:table-cell table:style-name="ce2"/>
          <table:table-cell table:style-name="ce2" office:value-type="string" calcext:value-type="string">
            <text:p>Ökologis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0_VerbesserungLandschaftsstrukturNaturhaushalt" xlink:type="simple">http://xplan-raumordnung.de/iqvoc/de/concepts/1_4_10_VerbesserungLandschaftsstrukturNaturhaushal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0_VerbesserungLandschaftsstrukturNaturhaushalt</text:p>
          </table:table-cell>
          <table:table-cell table:style-name="ce2"/>
          <table:table-cell table:style-name="ce2" office:value-type="string" calcext:value-type="string">
            <text:p>Verbesserung Landschaftsstruktur Naturhaushal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1_Biotop" xlink:type="simple">http://xplan-raumordnung.de/iqvoc/de/concepts/1_4_11_Biotop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1_Biotop</text:p>
          </table:table-cell>
          <table:table-cell table:style-name="ce2"/>
          <table:table-cell table:style-name="ce2" office:value-type="string" calcext:value-type="string">
            <text:p>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2_Biotopverbund" xlink:type="simple">http://xplan-raumordnung.de/iqvoc/de/concepts/1_4_12_Biotopverbu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2_Biotopverbund</text:p>
          </table:table-cell>
          <table:table-cell table:style-name="ce2"/>
          <table:table-cell table:style-name="ce2" office:value-type="string" calcext:value-type="string">
            <text:p>Biotop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3_Biotopverbundachse" xlink:type="simple">http://xplan-raumordnung.de/iqvoc/de/concepts/1_4_13_Biotopverbund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3_Biotopverbundachse</text:p>
          </table:table-cell>
          <table:table-cell table:style-name="ce2"/>
          <table:table-cell table:style-name="ce2" office:value-type="string" calcext:value-type="string">
            <text:p>Biotopverbund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4_ArtenBiotopschutz" xlink:type="simple">http://xplan-raumordnung.de/iqvoc/de/concepts/1_4_14_ArtenBiotop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4_ArtenBiotopschutz</text:p>
          </table:table-cell>
          <table:table-cell table:style-name="ce2"/>
          <table:table-cell table:style-name="ce2" office:value-type="string" calcext:value-type="string">
            <text:p>Arten und Biotop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5_Regionalpark" xlink:type="simple">http://xplan-raumordnung.de/iqvoc/de/concepts/1_4_15_Regional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5_Regionalpark</text:p>
          </table:table-cell>
          <table:table-cell table:style-name="ce2"/>
          <table:table-cell table:style-name="ce2" office:value-type="string" calcext:value-type="string">
            <text:p>Reg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6_KompensationEntwicklung" xlink:type="simple">http://xplan-raumordnung.de/iqvoc/de/concepts/1_4_16_Kompensation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6_KompensationEntwicklung</text:p>
          </table:table-cell>
          <table:table-cell table:style-name="ce2"/>
          <table:table-cell table:style-name="ce2" office:value-type="string" calcext:value-type="string">
            <text:p>Kompensation und 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7_GruenlandBewirtschaftungPflegeEntwicklung" xlink:type="simple">http://xplan-raumordnung.de/iqvoc/de/concepts/1_4_17_GruenlandBewirtschaftungPflege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7_GruenlandBewirtschaftungPflegeEntwicklung</text:p>
          </table:table-cell>
          <table:table-cell table:style-name="ce2"/>
          <table:table-cell table:style-name="ce2" office:value-type="string" calcext:value-type="string">
            <text:p>Grünlandbewirtschaftung, -pflege und -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8_Landschaftsstruktur" xlink:type="simple">http://xplan-raumordnung.de/iqvoc/de/concepts/1_4_18_Landschafts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8_Landschaftsstruktur</text:p>
          </table:table-cell>
          <table:table-cell table:style-name="ce2"/>
          <table:table-cell table:style-name="ce2" office:value-type="string" calcext:value-type="string">
            <text:p>Landschaft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19_LandschaftsgebErholung" xlink:type="simple">http://xplan-raumordnung.de/iqvoc/de/concepts/1_4_19_Landschaftsgeb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19_LandschaftsgebErholung</text:p>
          </table:table-cell>
          <table:table-cell table:style-name="ce2"/>
          <table:table-cell table:style-name="ce2" office:value-type="string" calcext:value-type="string">
            <text:p>Landschaftsgebiet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0_Landschaftspraegend" xlink:type="simple">http://xplan-raumordnung.de/iqvoc/de/concepts/1_4_20_Landschaftspraeg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0_Landschaftspraegend</text:p>
          </table:table-cell>
          <table:table-cell table:style-name="ce2"/>
          <table:table-cell table:style-name="ce2" office:value-type="string" calcext:value-type="string">
            <text:p>Landschaftsprä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1_SchutzderNatur" xlink:type="simple">http://xplan-raumordnung.de/iqvoc/de/concepts/1_4_21_SchutzderNa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1_SchutzderNatur</text:p>
          </table:table-cell>
          <table:table-cell table:style-name="ce2"/>
          <table:table-cell table:style-name="ce2" office:value-type="string" calcext:value-type="string">
            <text:p>Schutz der Na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2_SchutzdesLandschaftsbildes" xlink:type="simple">http://xplan-raumordnung.de/iqvoc/de/concepts/1_4_22_SchutzdesLandschaftsbilde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2_SchutzdesLandschaftsbildes</text:p>
          </table:table-cell>
          <table:table-cell table:style-name="ce2"/>
          <table:table-cell table:style-name="ce2" office:value-type="string" calcext:value-type="string">
            <text:p>Schutz des Landschaftsbi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3_Alpenpark" xlink:type="simple">http://xplan-raumordnung.de/iqvoc/de/concepts/1_4_23_Alpen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3_Alpenpark</text:p>
          </table:table-cell>
          <table:table-cell table:style-name="ce2"/>
          <table:table-cell table:style-name="ce2" office:value-type="string" calcext:value-type="string">
            <text:p>Alpen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4_24_SonstigerNaturLandschaftSchutz" xlink:type="simple">http://xplan-raumordnung.de/iqvoc/de/concepts/1_4_24_SonstigerNaturLandschaft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4_24_SonstigerNaturLandschaftSchutz</text:p>
          </table:table-cell>
          <table:table-cell table:style-name="ce2"/>
          <table:table-cell table:style-name="ce2" office:value-type="string" calcext:value-type="string">
            <text:p>Sonstiger Naturlandschafts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NaturschutzrechtlichesSchutzgebiet" xlink:type="simple">http://xplan-raumordnung.de/iqvoc/de/concepts/1_5_Naturschutzrechtliches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NaturschutzrechtlichesSchutzgebiet</text:p>
          </table:table-cell>
          <table:table-cell table:style-name="ce2"/>
          <table:table-cell table:style-name="ce2" office:value-type="string" calcext:value-type="string">
            <text:p>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_Naturschutzgebiet" xlink:type="simple">http://xplan-raumordnung.de/iqvoc/de/concepts/1_5_1_Natur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_Naturschutzgebiet</text:p>
          </table:table-cell>
          <table:table-cell table:style-name="ce2"/>
          <table:table-cell table:style-name="ce2" office:value-type="string" calcext:value-type="string">
            <text:p>Natu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2_Nationalpark" xlink:type="simple">http://xplan-raumordnung.de/iqvoc/de/concepts/1_5_2_National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2_Nationalpark</text:p>
          </table:table-cell>
          <table:table-cell table:style-name="ce2"/>
          <table:table-cell table:style-name="ce2" office:value-type="string" calcext:value-type="string">
            <text:p>National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3_Biosphaerenreservat" xlink:type="simple">http://xplan-raumordnung.de/iqvoc/de/concepts/1_5_3_Biosphaerenreserva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3_Biosphaerenreservat</text:p>
          </table:table-cell>
          <table:table-cell table:style-name="ce2"/>
          <table:table-cell table:style-name="ce2" office:value-type="string" calcext:value-type="string">
            <text:p>Biosphärenreserv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4_Landschaftsschutzgebiet" xlink:type="simple">http://xplan-raumordnung.de/iqvoc/de/concepts/1_5_4_Landschafts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4_Landschaftsschutzgebiet</text:p>
          </table:table-cell>
          <table:table-cell table:style-name="ce2"/>
          <table:table-cell table:style-name="ce2" office:value-type="string" calcext:value-type="string">
            <text:p>Landschafts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5_Naturpark" xlink:type="simple">http://xplan-raumordnung.de/iqvoc/de/concepts/1_5_5_Natur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5_Naturpark</text:p>
          </table:table-cell>
          <table:table-cell table:style-name="ce2"/>
          <table:table-cell table:style-name="ce2" office:value-type="string" calcext:value-type="string">
            <text:p>Natur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6_Naturdenkmal" xlink:type="simple">http://xplan-raumordnung.de/iqvoc/de/concepts/1_5_6_Naturdenkma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6_Naturdenkmal</text:p>
          </table:table-cell>
          <table:table-cell table:style-name="ce2"/>
          <table:table-cell table:style-name="ce2" office:value-type="string" calcext:value-type="string">
            <text:p>Naturdenkma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7_GeschuetzterLandschaftsBestandteil" xlink:type="simple">http://xplan-raumordnung.de/iqvoc/de/concepts/1_5_7_GeschuetzterLandschaftsBestandtei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7_GeschuetzterLandschaftsBestandteil</text:p>
          </table:table-cell>
          <table:table-cell table:style-name="ce2"/>
          <table:table-cell table:style-name="ce2" office:value-type="string" calcext:value-type="string">
            <text:p>Geschützter Landschaftsbestand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8_GeseztlichGeschuetztesBiotop" xlink:type="simple">http://xplan-raumordnung.de/iqvoc/de/concepts/1_5_8_GeseztlichGeschuetztesBiotop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8_GesetzlichGeschuetztesBiotop</text:p>
          </table:table-cell>
          <table:table-cell table:style-name="ce2"/>
          <table:table-cell table:style-name="ce2" office:value-type="string" calcext:value-type="string">
            <text:p>Gesetzlich geschütztes Biotop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9_Natura2000" xlink:type="simple">http://xplan-raumordnung.de/iqvoc/de/concepts/1_5_9_Natura200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9_Natura2000</text:p>
          </table:table-cell>
          <table:table-cell table:style-name="ce2"/>
          <table:table-cell table:style-name="ce2" office:value-type="string" calcext:value-type="string">
            <text:p>Natura 2000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0_GebietGemeinschaftlicherBedeutung" xlink:type="simple">http://xplan-raumordnung.de/iqvoc/de/concepts/1_5_10_GebietGemeinschaftlicherBedeu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0_GebietGemeinschaftlicherBedeutung</text:p>
          </table:table-cell>
          <table:table-cell table:style-name="ce2"/>
          <table:table-cell table:style-name="ce2" office:value-type="string" calcext:value-type="string">
            <text:p>Gebiet gemeinschaftlicher Bedeu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1_EuropaeischesVogelschutzgebiet.html" xlink:type="simple">http://xplan-raumordnung.de/iqvoc/de/concepts/1_5_11_EuropaeischesVogelschutzgebie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1_EuropaeischesVogelschutzgebiet</text:p>
          </table:table-cell>
          <table:table-cell table:style-name="ce2"/>
          <table:table-cell table:style-name="ce2" office:value-type="string" calcext:value-type="string">
            <text:p>Europäisches Vogel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2_NationalesNaturmonument" xlink:type="simple">http://xplan-raumordnung.de/iqvoc/de/concepts/1_5_12_NationalesNaturmonumen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2_NationalesNaturmonument</text:p>
          </table:table-cell>
          <table:table-cell table:style-name="ce2"/>
          <table:table-cell table:style-name="ce2" office:value-type="string" calcext:value-type="string">
            <text:p>Nationales Naturmonumen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5_13_SonstigesNaturschutzrechtlichesSchutzgebiet" xlink:type="simple">http://xplan-raumordnung.de/iqvoc/de/concepts/1_5_13_SonstigesNaturschutzrechtliches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5_13_SonstigesNaturschutzrechtlichesSchutzgebiet</text:p>
          </table:table-cell>
          <table:table-cell table:style-name="ce2"/>
          <table:table-cell table:style-name="ce2" office:value-type="string" calcext:value-type="string">
            <text:p>Sonstiges Naturschutzrechtliches 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6_Gewaesser" xlink:type="simple">http://xplan-raumordnung.de/iqvoc/de/concepts/1_6_Gewae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6_Gewaesser</text:p>
          </table:table-cell>
          <table:table-cell table:style-name="ce2"/>
          <table:table-cell table:style-name="ce2" office:value-type="string" calcext:value-type="string">
            <text:p>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Wasserschutz" xlink:type="simple">http://xplan-raumordnung.de/iqvoc/de/concepts/1_7_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Wasserschutz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1_Wasserschutzgebiet" xlink:type="simple">http://xplan-raumordnung.de/iqvoc/de/concepts/1_7_1_Wasserschut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_Wasserschutzgebiet</text:p>
          </table:table-cell>
          <table:table-cell table:style-name="ce2"/>
          <table:table-cell table:style-name="ce2" office:value-type="string" calcext:value-type="string">
            <text:p>Wasserschut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2_Grundwasserschutz" xlink:type="simple">http://xplan-raumordnung.de/iqvoc/de/concepts/1_7_2_Grund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2_Grundwasserschutz</text:p>
          </table:table-cell>
          <table:table-cell table:style-name="ce2"/>
          <table:table-cell table:style-name="ce2" office:value-type="string" calcext:value-type="string">
            <text:p>Grund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3_Grundwasservorkommen" xlink:type="simple">http://xplan-raumordnung.de/iqvoc/de/concepts/1_7_3_Grundwasservorkomm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3_Grundwasservorkommen</text:p>
          </table:table-cell>
          <table:table-cell table:style-name="ce2"/>
          <table:table-cell table:style-name="ce2" office:value-type="string" calcext:value-type="string">
            <text:p>Grundwasservorkomm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4_Trinkwasserschutz" xlink:type="simple">http://xplan-raumordnung.de/iqvoc/de/concepts/1_7_4_Trink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4_Trinkwasserschutz</text:p>
          </table:table-cell>
          <table:table-cell table:style-name="ce2"/>
          <table:table-cell table:style-name="ce2" office:value-type="string" calcext:value-type="string">
            <text:p>Trink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5_Trinkwassergewinnung" xlink:type="simple">http://xplan-raumordnung.de/iqvoc/de/concepts/1_7_5_Trinkwassergewi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5_Trinkwassergewinnung</text:p>
          </table:table-cell>
          <table:table-cell table:style-name="ce2"/>
          <table:table-cell table:style-name="ce2" office:value-type="string" calcext:value-type="string">
            <text:p>Trinkwasser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6_EinzugsgebietTrinkwasser" xlink:type="simple">http://xplan-raumordnung.de/iqvoc/de/concepts/1_7_6_EinzugsgebietTrinkwa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6_EinzugsgebietTrinkwasser</text:p>
          </table:table-cell>
          <table:table-cell table:style-name="ce2"/>
          <table:table-cell table:style-name="ce2" office:value-type="string" calcext:value-type="string">
            <text:p>Einzugsgebiet Trinkwa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7_EinzugsgebietTalsperre" xlink:type="simple">http://xplan-raumordnung.de/iqvoc/de/concepts/1_7_7_EinzugsgebietTalsperr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7_EinzugsgebietTalsperre</text:p>
          </table:table-cell>
          <table:table-cell table:style-name="ce2"/>
          <table:table-cell table:style-name="ce2" office:value-type="string" calcext:value-type="string">
            <text:p>Einzugsgebiet 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8_Oberflaechenwasserschutz" xlink:type="simple">http://xplan-raumordnung.de/iqvoc/de/concepts/1_7_8_Oberflaechen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8_Oberflaechenwasserschutz</text:p>
          </table:table-cell>
          <table:table-cell table:style-name="ce2"/>
          <table:table-cell table:style-name="ce2" office:value-type="string" calcext:value-type="string">
            <text:p>Oberflächen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9_Heilquelle" xlink:type="simple">http://xplan-raumordnung.de/iqvoc/de/concepts/1_7_9_Heilquel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9_Heilquelle</text:p>
          </table:table-cell>
          <table:table-cell table:style-name="ce2"/>
          <table:table-cell table:style-name="ce2" office:value-type="string" calcext:value-type="string">
            <text:p>Heilqu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10_Wasserversorgung" xlink:type="simple">http://xplan-raumordnung.de/iqvoc/de/concepts/1_7_10_Wasserver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0_Wasserversorgung</text:p>
          </table:table-cell>
          <table:table-cell table:style-name="ce2"/>
          <table:table-cell table:style-name="ce2" office:value-type="string" calcext:value-type="string">
            <text:p>Wasser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7_11_SonstigerWasserschutz" xlink:type="simple">http://xplan-raumordnung.de/iqvoc/de/concepts/1_7_11_SonstigerWasse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7_11_SonstigerWasserschutz</text:p>
          </table:table-cell>
          <table:table-cell table:style-name="ce2"/>
          <table:table-cell table:style-name="ce2" office:value-type="string" calcext:value-type="string">
            <text:p>Sonstiger 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Klimaschutz" xlink:type="simple">http://xplan-raumordnung.de/iqvoc/de/concepts/1_8_Klima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Klimaschutz</text:p>
          </table:table-cell>
          <table:table-cell table:style-name="ce2"/>
          <table:table-cell table:style-name="ce2" office:value-type="string" calcext:value-type="string">
            <text:p>Klima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1_Kaltluft" xlink:type="simple">http://xplan-raumordnung.de/iqvoc/de/concepts/1_8_1_Kaltlu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1_Kaltluft</text:p>
          </table:table-cell>
          <table:table-cell table:style-name="ce2"/>
          <table:table-cell table:style-name="ce2" office:value-type="string" calcext:value-type="string">
            <text:p>Kalt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2_Frischluft.html" xlink:type="simple">http://xplan-raumordnung.de/iqvoc/de/concepts/1_8_2_Frischluf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2_Frischluft</text:p>
          </table:table-cell>
          <table:table-cell table:style-name="ce2"/>
          <table:table-cell table:style-name="ce2" office:value-type="string" calcext:value-type="string">
            <text:p>Frischlu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8_3_SonstigeLufttypen" xlink:type="simple">http://xplan-raumordnung.de/iqvoc/de/concepts/1_8_3_SonstigeLuft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8_3_SonstigeLufttypen</text:p>
          </table:table-cell>
          <table:table-cell table:style-name="ce2"/>
          <table:table-cell table:style-name="ce2" office:value-type="string" calcext:value-type="string">
            <text:p>Sonstige Luft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ErholungTourismus" xlink:type="simple">http://xplan-raumordnung.de/iqvoc/de/concepts/1_9_Erholung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ErholungTourismus</text:p>
          </table:table-cell>
          <table:table-cell table:style-name="ce2"/>
          <table:table-cell table:style-name="ce2" office:value-type="string" calcext:value-type="string">
            <text:p>Erholung und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_Erholung" xlink:type="simple">http://xplan-raumordnung.de/iqvoc/de/concepts/1_9_1_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_Erholung</text:p>
          </table:table-cell>
          <table:table-cell table:style-name="ce2"/>
          <table:table-cell table:style-name="ce2" office:value-type="string" calcext:value-type="string">
            <text:p>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2_RuhigeErholungInNaturUndLandschaft" xlink:type="simple">http://xplan-raumordnung.de/iqvoc/de/concepts/1_9_2_RuhigeErholungInNaturUnd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2_RuhigeErholungInNaturUndLandschaft</text:p>
          </table:table-cell>
          <table:table-cell table:style-name="ce2"/>
          <table:table-cell table:style-name="ce2" office:value-type="string" calcext:value-type="string">
            <text:p>Ruhige Erholung in Natur und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3_ErholungMitStarkerInanspruchnahmeDurchBevoelkerung" xlink:type="simple">http://xplan-raumordnung.de/iqvoc/de/concepts/1_9_3_ErholungMitStarkerInanspruchnahmeDurchBevoelk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3_ErholungMitStarkerInanspruchnahmeDurchBevoelkerung</text:p>
          </table:table-cell>
          <table:table-cell table:style-name="ce2"/>
          <table:table-cell table:style-name="ce2" office:value-type="string" calcext:value-type="string">
            <text:p>Erholung mit starker Inanspruchnahme durch die Bevölk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4_Erholungswald" xlink:type="simple">http://xplan-raumordnung.de/iqvoc/de/concepts/1_9_4_Erholungs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4_Erholungswald</text:p>
          </table:table-cell>
          <table:table-cell table:style-name="ce2"/>
          <table:table-cell table:style-name="ce2" office:value-type="string" calcext:value-type="string">
            <text:p>Erholungs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5_Freizeitanlage" xlink:type="simple">http://xplan-raumordnung.de/iqvoc/de/concepts/1_9_5_Freizei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5_Freizeitanlage</text:p>
          </table:table-cell>
          <table:table-cell table:style-name="ce2"/>
          <table:table-cell table:style-name="ce2" office:value-type="string" calcext:value-type="string">
            <text:p>Freizei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6_ErholungslandschaftAlpen" xlink:type="simple">http://xplan-raumordnung.de/iqvoc/de/concepts/1_9_6_ErholungslandschaftAl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6_ErholungslandschaftAlpen</text:p>
          </table:table-cell>
          <table:table-cell table:style-name="ce2"/>
          <table:table-cell table:style-name="ce2" office:value-type="string" calcext:value-type="string">
            <text:p>Erholungslandschaft Al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7_SonstigeErholung" xlink:type="simple">http://xplan-raumordnung.de/iqvoc/de/concepts/1_9_7_Sonstige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7_SonstigeErholung</text:p>
          </table:table-cell>
          <table:table-cell table:style-name="ce2"/>
          <table:table-cell table:style-name="ce2" office:value-type="string" calcext:value-type="string">
            <text:p>Sonstige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8_Tourismus" xlink:type="simple">http://xplan-raumordnung.de/iqvoc/de/concepts/1_9_8_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8_Tourismus</text:p>
          </table:table-cell>
          <table:table-cell table:style-name="ce2"/>
          <table:table-cell table:style-name="ce2" office:value-type="string" calcext:value-type="string">
            <text:p>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9_Kuestenraumtourismus" xlink:type="simple">http://xplan-raumordnung.de/iqvoc/de/concepts/1_9_9_Kuestenraum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9_Kuestenraumtourismus</text:p>
          </table:table-cell>
          <table:table-cell table:style-name="ce2"/>
          <table:table-cell table:style-name="ce2" office:value-type="string" calcext:value-type="string">
            <text:p>Küstenraum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0_SonstigerTourismus" xlink:type="simple">http://xplan-raumordnung.de/iqvoc/de/concepts/1_9_10_SonstigerTourism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0_SonstigerTourismus</text:p>
          </table:table-cell>
          <table:table-cell table:style-name="ce2"/>
          <table:table-cell table:style-name="ce2" office:value-type="string" calcext:value-type="string">
            <text:p>Sonstiger Tourism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1_EntwicklungsgebietTourismusErholung" xlink:type="simple">http://xplan-raumordnung.de/iqvoc/de/concepts/1_9_11_Entwicklungsgebiet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1_EntwicklungsgebietTourismusErholung</text:p>
          </table:table-cell>
          <table:table-cell table:style-name="ce2"/>
          <table:table-cell table:style-name="ce2" office:value-type="string" calcext:value-type="string">
            <text:p>Entwicklungsgebiet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2_KernbereichTourismusErholung" xlink:type="simple">http://xplan-raumordnung.de/iqvoc/de/concepts/1_9_12_Kernbereich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2_KernbereichTourismusErholung</text:p>
          </table:table-cell>
          <table:table-cell table:style-name="ce2"/>
          <table:table-cell table:style-name="ce2" office:value-type="string" calcext:value-type="string">
            <text:p>Kernbereich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9_13_BesondereEntwicklungsaufgabeTourismusErholung" xlink:type="simple">http://xplan-raumordnung.de/iqvoc/de/concepts/1_9_13_BesondereEntwicklungsaufgabe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9_13_BesondereEntwicklungsaufgabeTourismusErholung</text:p>
          </table:table-cell>
          <table:table-cell table:style-name="ce2"/>
          <table:table-cell table:style-name="ce2" office:value-type="string" calcext:value-type="string">
            <text:p>Besondere Entwicklungsaufgabe Tourismus und/ode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ErneuerbareEnergie" xlink:type="simple">http://xplan-raumordnung.de/iqvoc/de/concepts/1_10_Erneuerbare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1_Windenergie" xlink:type="simple">http://xplan-raumordnung.de/iqvoc/de/concepts/1_10_1_Wind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2_Solarenerige" xlink:type="simple">http://xplan-raumordnung.de/iqvoc/de/concepts/1_10_2_Solareneri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2_Solarenerige</text:p>
          </table:table-cell>
          <table:table-cell table:style-name="ce2"/>
          <table:table-cell table:style-name="ce2" office:value-type="string" calcext:value-type="string">
            <text:p>Sola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3_Geothermie" xlink:type="simple">http://xplan-raumordnung.de/iqvoc/de/concepts/1_10_3_Geotherm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3_Geothermie</text:p>
          </table:table-cell>
          <table:table-cell table:style-name="ce2"/>
          <table:table-cell table:style-name="ce2" office:value-type="string" calcext:value-type="string">
            <text:p>Geotherm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4_Biomasse" xlink:type="simple">http://xplan-raumordnung.de/iqvoc/de/concepts/1_10_4_Biom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4_Biomasse</text:p>
          </table:table-cell>
          <table:table-cell table:style-name="ce2"/>
          <table:table-cell table:style-name="ce2" office:value-type="string" calcext:value-type="string">
            <text:p>Biom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0_5_SonstigeErneuerbareEnergie" xlink:type="simple">http://xplan-raumordnung.de/iqvoc/de/concepts/1_10_5_SonstigeErneuerbare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0_5_SonstigeErneuerbareEnergie</text:p>
          </table:table-cell>
          <table:table-cell table:style-name="ce2"/>
          <table:table-cell table:style-name="ce2" office:value-type="string" calcext:value-type="string">
            <text:p>Sonstige 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Forstwirtschaft" xlink:type="simple">http://xplan-raumordnung.de/iqvoc/de/concepts/1_11_Forst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Forstwirtschaft</text:p>
          </table:table-cell>
          <table:table-cell table:style-name="ce2"/>
          <table:table-cell table:style-name="ce2" office:value-type="string" calcext:value-type="string">
            <text:p>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_Wald" xlink:type="simple">http://xplan-raumordnung.de/iqvoc/de/concepts/1_11_1_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_Wald</text:p>
          </table:table-cell>
          <table:table-cell table:style-name="ce2"/>
          <table:table-cell table:style-name="ce2" office:value-type="string" calcext:value-type="string">
            <text:p>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2_Bannwald" xlink:type="simple">http://xplan-raumordnung.de/iqvoc/de/concepts/1_11_2_Bann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2_Bannwald</text:p>
          </table:table-cell>
          <table:table-cell table:style-name="ce2"/>
          <table:table-cell table:style-name="ce2" office:value-type="string" calcext:value-type="string">
            <text:p>Bannwald</text:p>
          </table:table-cell>
          <table:table-cell table:style-name="ce2" table:number-columns-repeated="3"/>
          <table:table-cell table:style-name="ce2" office:value-type="string" calcext:value-type="string">
            <text:p>"SondergebietErholung = 2000"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3_Schonwald" xlink:type="simple">http://xplan-raumordnung.de/iqvoc/de/concepts/1_11_3_Schonwal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3_Schonwald</text:p>
          </table:table-cell>
          <table:table-cell table:style-name="ce2"/>
          <table:table-cell table:style-name="ce2" office:value-type="string" calcext:value-type="string">
            <text:p>Schonwal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4_Waldmehrung" xlink:type="simple">http://xplan-raumordnung.de/iqvoc/de/concepts/1_11_4_Waldmeh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4_Waldmehrung</text:p>
          </table:table-cell>
          <table:table-cell table:style-name="ce2"/>
          <table:table-cell table:style-name="ce2" office:value-type="string" calcext:value-type="string">
            <text:p>Waldmeh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5_WaldmehrungErholung" xlink:type="simple">http://xplan-raumordnung.de/iqvoc/de/concepts/1_11_5_Waldmehrung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5_WaldmehrungErholung</text:p>
          </table:table-cell>
          <table:table-cell table:style-name="ce2"/>
          <table:table-cell table:style-name="ce2" office:value-type="string" calcext:value-type="string">
            <text:p>Waldmehrung zur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6_VergroesserungDesWaldanteils" xlink:type="simple">http://xplan-raumordnung.de/iqvoc/de/concepts/1_11_6_VergroesserungDesWaldanteil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6_VergroesserungDesWaldanteils</text:p>
          </table:table-cell>
          <table:table-cell table:style-name="ce2"/>
          <table:table-cell table:style-name="ce2" office:value-type="string" calcext:value-type="string">
            <text:p>Vergrößerung des Waldantei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7_Waldschutz" xlink:type="simple">http://xplan-raumordnung.de/iqvoc/de/concepts/1_11_7_Wald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7_Waldschutz</text:p>
          </table:table-cell>
          <table:table-cell table:style-name="ce2"/>
          <table:table-cell table:style-name="ce2" office:value-type="string" calcext:value-type="string">
            <text:p>Wald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8_BesondereSchutzfunktionDesWaldes" xlink:type="simple">http://xplan-raumordnung.de/iqvoc/de/concepts/1_11_8_BesondereSchutzfunktionDesWalde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8_BesondereSchutzfunktionDesWaldes</text:p>
          </table:table-cell>
          <table:table-cell table:style-name="ce2"/>
          <table:table-cell table:style-name="ce2" office:value-type="string" calcext:value-type="string">
            <text:p>Besondere Schutzfunktion des Wald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9_VonAufforstungFreizuhalten" xlink:type="simple">http://xplan-raumordnung.de/iqvoc/de/concepts/1_11_9_VonAufforstungFreizuhal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9_VonAufforstungFreizuhalten</text:p>
          </table:table-cell>
          <table:table-cell table:style-name="ce2"/>
          <table:table-cell table:style-name="ce2" office:value-type="string" calcext:value-type="string">
            <text:p>Von Aufforstung Freizuhal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0_Erhaltungsflaeche" xlink:type="simple">http://xplan-raumordnung.de/iqvoc/de/concepts/1_11_10_Erhalt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0_Erhaltungsflaeche</text:p>
          </table:table-cell>
          <table:table-cell table:style-name="ce2"/>
          <table:table-cell table:style-name="ce2" office:value-type="string" calcext:value-type="string">
            <text:p>Erhal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1_Entwicklungsflaeche" xlink:type="simple">http://xplan-raumordnung.de/iqvoc/de/concepts/1_11_11_Entwickl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1_Entwicklungsflaeche</text:p>
          </table:table-cell>
          <table:table-cell table:style-name="ce2"/>
          <table:table-cell table:style-name="ce2" office:value-type="string" calcext:value-type="string">
            <text:p>Entwickl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2_GruenflaecheUeberwWaldanteil" xlink:type="simple">http://xplan-raumordnung.de/iqvoc/de/concepts/1_11_12_GruenflaecheUeberwWaldantei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2_GruenflaecheUeberwWaldanteil</text:p>
          </table:table-cell>
          <table:table-cell table:style-name="ce2"/>
          <table:table-cell table:style-name="ce2" office:value-type="string" calcext:value-type="string">
            <text:p>Grünfläche mit überwiegendem Waldantei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1_13_SonstigeForstwirtschaft" xlink:type="simple">http://xplan-raumordnung.de/iqvoc/de/concepts/1_11_13_SonstigeForst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1_13_SonstigeForstwirtschaft</text:p>
          </table:table-cell>
          <table:table-cell table:style-name="ce2"/>
          <table:table-cell table:style-name="ce2" office:value-type="string" calcext:value-type="string">
            <text:p>Sonstige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" xlink:type="simple">http://xplan-raumordnung.de/iqvoc/de/concepts/1</text:a>_12_Kulturlandschaft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Kulturlandschaft</text:p>
          </table:table-cell>
          <table:table-cell table:style-name="ce2"/>
          <table:table-cell table:style-name="ce2" office:value-type="string" calcext:value-type="string">
            <text:p>Kul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1_KulturellesSachgut" xlink:type="simple">http://xplan-raumordnung.de/iqvoc/de/concepts/1_12_1_KulturellesSachgu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1_KulturellesSachgut</text:p>
          </table:table-cell>
          <table:table-cell table:style-name="ce2"/>
          <table:table-cell table:style-name="ce2" office:value-type="string" calcext:value-type="string">
            <text:p>Kulturelles Sachgu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2_Welterbe" xlink:type="simple">http://xplan-raumordnung.de/iqvoc/de/concepts/1_12_2_Welt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2_Welterbe</text:p>
          </table:table-cell>
          <table:table-cell table:style-name="ce2"/>
          <table:table-cell table:style-name="ce2" office:value-type="string" calcext:value-type="string">
            <text:p>Welt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4_SonstigeKulturlandschaftTypen" xlink:type="simple">http://xplan-raumordnung.de/iqvoc/de/concepts/1_12_4_SonstigeKulturlandschaft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3_KulturerbeLandschaft</text:p>
          </table:table-cell>
          <table:table-cell table:style-name="ce2"/>
          <table:table-cell table:style-name="ce2" office:value-type="string" calcext:value-type="string">
            <text:p>Kulturerbe 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2_4_SonstigeKulturlandschaftTypen" xlink:type="simple">http://xplan-raumordnung.de/iqvoc/de/concepts/1_12_4_SonstigeKulturlandschaft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2_4_SonstigeKulturlandschaftTypen</text:p>
          </table:table-cell>
          <table:table-cell table:style-name="ce2"/>
          <table:table-cell table:style-name="ce2" office:value-type="string" calcext:value-type="string">
            <text:p>Sonstige Kulturlandschaft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Landwirtschaft" xlink:type="simple">http://xplan-raumordnung.de/iqvoc/de/concepts/1_13_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1_AllgLandwirtschaftlNutzung" xlink:type="simple">http://xplan-raumordnung.de/iqvoc/de/concepts/1_13_1_AllgLandwirtschaftlNutz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_AllgLandwirtschaftlNutzung</text:p>
          </table:table-cell>
          <table:table-cell table:style-name="ce2"/>
          <table:table-cell table:style-name="ce2" office:value-type="string" calcext:value-type="string">
            <text:p>Allgemeine Landwirtschaftliche 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2_IntensivLandwirtschaft" xlink:type="simple">http://xplan-raumordnung.de/iqvoc/de/concepts/1_13_2_Intensiv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2_IntensivLandwirtschaft</text:p>
          </table:table-cell>
          <table:table-cell table:style-name="ce2"/>
          <table:table-cell table:style-name="ce2" office:value-type="string" calcext:value-type="string">
            <text:p>Intensiv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3_Fischerei" xlink:type="simple">http://xplan-raumordnung.de/iqvoc/de/concepts/1_13_3_Fischerei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3_Fischerei</text:p>
          </table:table-cell>
          <table:table-cell table:style-name="ce2"/>
          <table:table-cell table:style-name="ce2" office:value-type="string" calcext:value-type="string">
            <text:p>Fischer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4_Weinbau" xlink:type="simple">http://xplan-raumordnung.de/iqvoc/de/concepts/1_13_4_Wein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4_Weinbau</text:p>
          </table:table-cell>
          <table:table-cell table:style-name="ce2"/>
          <table:table-cell table:style-name="ce2" office:value-type="string" calcext:value-type="string">
            <text:p>Wein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5_Agrarbrache" xlink:type="simple">http://xplan-raumordnung.de/iqvoc/de/concepts/1_13_5_Agrarbra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5_Agrarbrache</text:p>
          </table:table-cell>
          <table:table-cell table:style-name="ce2"/>
          <table:table-cell table:style-name="ce2" office:value-type="string" calcext:value-type="string">
            <text:p>Agrarbra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6_AufGrundHohenErtragspotenzials" xlink:type="simple">http://xplan-raumordnung.de/iqvoc/de/concepts/1_13_6_AufGrundHohenErtragspotenzial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6_AufGrundHohenErtragspotenzials</text:p>
          </table:table-cell>
          <table:table-cell table:style-name="ce2"/>
          <table:table-cell table:style-name="ce2" office:value-type="string" calcext:value-type="string">
            <text:p>Auf Grund hohen Ertragspotenzial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7_AufGrundBesondererFunktionen" xlink:type="simple">http://xplan-raumordnung.de/iqvoc/de/concepts/1_13_7_AufGrundBesondererFunktion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7_AufGrundBesondererFunktionen</text:p>
          </table:table-cell>
          <table:table-cell table:style-name="ce2"/>
          <table:table-cell table:style-name="ce2" office:value-type="string" calcext:value-type="string">
            <text:p>Auf Grund besonderer Funktio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8_BisherigerSiedlungsbereich" xlink:type="simple">http://xplan-raumordnung.de/iqvoc/de/concepts/1_13_8_BisherigerSiedl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8_BisherigerSiedlungsbereich</text:p>
          </table:table-cell>
          <table:table-cell table:style-name="ce2"/>
          <table:table-cell table:style-name="ce2" office:value-type="string" calcext:value-type="string">
            <text:p>Bisher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9_Gruenlandbewirtschaftung.html" xlink:type="simple">http://xplan-raumordnung.de/iqvoc/de/concepts/1_13_9_Gruenlandbewirtschaftun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9_Gruenlandbewirtschaftung</text:p>
          </table:table-cell>
          <table:table-cell table:style-name="ce2"/>
          <table:table-cell table:style-name="ce2" office:value-type="string" calcext:value-type="string">
            <text:p>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3_10_SonstigeLandwirtschaft.html" xlink:type="simple">http://xplan-raumordnung.de/iqvoc/de/concepts/1_13_10_SonstigeLandwirtschaf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3_10_SonstigeLandwirtschaft</text:p>
          </table:table-cell>
          <table:table-cell table:style-name="ce2"/>
          <table:table-cell table:style-name="ce2" office:value-type="string" calcext:value-type="string">
            <text:p>Sonstige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RadwegWanderweg" xlink:type="simple">http://xplan-raumordnung.de/iqvoc/de/concepts/1_14_RadwegWander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RadwegWanderweg</text:p>
          </table:table-cell>
          <table:table-cell table:style-name="ce2"/>
          <table:table-cell table:style-name="ce2" office:value-type="string" calcext:value-type="string">
            <text:p>Radwege und Wanderwe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1_Wanderweg.html" xlink:type="simple">http://xplan-raumordnung.de/iqvoc/de/concepts/1_14_1_Wanderwe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1_Wanderweg</text:p>
          </table:table-cell>
          <table:table-cell table:style-name="ce2"/>
          <table:table-cell table:style-name="ce2" office:value-type="string" calcext:value-type="string">
            <text:p>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2_Fernwanderweg" xlink:type="simple">http://xplan-raumordnung.de/iqvoc/de/concepts/1_14_2_Fernwander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2_Fernwanderweg</text:p>
          </table:table-cell>
          <table:table-cell table:style-name="ce2"/>
          <table:table-cell table:style-name="ce2" office:value-type="string" calcext:value-type="string">
            <text:p>Fern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3_Radwandern" xlink:type="simple">http://xplan-raumordnung.de/iqvoc/de/concepts/1_14_3_Radwand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3_Radwandern</text:p>
          </table:table-cell>
          <table:table-cell table:style-name="ce2"/>
          <table:table-cell table:style-name="ce2" office:value-type="string" calcext:value-type="string">
            <text:p>Rad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4_Fernradweg.html" xlink:type="simple">http://xplan-raumordnung.de/iqvoc/de/concepts/1_14_4_Fernradwe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4_Fernradweg</text:p>
          </table:table-cell>
          <table:table-cell table:style-name="ce2"/>
          <table:table-cell table:style-name="ce2" office:value-type="string" calcext:value-type="string">
            <text:p>Fernrad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5_Reiten" xlink:type="simple">http://xplan-raumordnung.de/iqvoc/de/concepts/1_14_5_Rei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5_Reiten</text:p>
          </table:table-cell>
          <table:table-cell table:style-name="ce2"/>
          <table:table-cell table:style-name="ce2" office:value-type="string" calcext:value-type="string">
            <text:p>Rei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6_Wasserwandern" xlink:type="simple">http://xplan-raumordnung.de/iqvoc/de/concepts/1_14_6_Wasserwand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6_Wasserwandern</text:p>
          </table:table-cell>
          <table:table-cell table:style-name="ce2"/>
          <table:table-cell table:style-name="ce2" office:value-type="string" calcext:value-type="string">
            <text:p>Wasserwand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4_7_SonstigerWanderweg" xlink:type="simple">http://xplan-raumordnung.de/iqvoc/de/concepts/1_14_7_SonstigerWander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4_7_SonstigerWanderweg</text:p>
          </table:table-cell>
          <table:table-cell table:style-name="ce2"/>
          <table:table-cell table:style-name="ce2" office:value-type="string" calcext:value-type="string">
            <text:p>Sonstiger Wander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Sportanlage" xlink:type="simple">http://xplan-raumordnung.de/iqvoc/de/concepts/1_15_Spor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Sportanlage</text:p>
          </table:table-cell>
          <table:table-cell table:style-name="ce2"/>
          <table:table-cell table:style-name="ce2" office:value-type="string" calcext:value-type="string">
            <text:p>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1_AllgemeineSportanlage" xlink:type="simple">http://xplan-raumordnung.de/iqvoc/de/concepts/1_15_1_AllgemeineSpor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1_AllgemeineSportanlage</text:p>
          </table:table-cell>
          <table:table-cell table:style-name="ce2"/>
          <table:table-cell table:style-name="ce2" office:value-type="string" calcext:value-type="string">
            <text:p>Allgemein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2_Wassersport" xlink:type="simple">http://xplan-raumordnung.de/iqvoc/de/concepts/1_15_2_Wasser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2_Wassersport</text:p>
          </table:table-cell>
          <table:table-cell table:style-name="ce2"/>
          <table:table-cell table:style-name="ce2" office:value-type="string" calcext:value-type="string">
            <text:p>Wasse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3_Motorsport" xlink:type="simple">http://xplan-raumordnung.de/iqvoc/de/concepts/1_15_3_Motor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3_Motorsport</text:p>
          </table:table-cell>
          <table:table-cell table:style-name="ce2"/>
          <table:table-cell table:style-name="ce2" office:value-type="string" calcext:value-type="string">
            <text:p>Motor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4_Flugsport" xlink:type="simple">http://xplan-raumordnung.de/iqvoc/de/concepts/1_15_4_Flug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4_Flugsport</text:p>
          </table:table-cell>
          <table:table-cell table:style-name="ce2"/>
          <table:table-cell table:style-name="ce2" office:value-type="string" calcext:value-type="string">
            <text:p>Flug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5_Reitsport" xlink:type="simple">http://xplan-raumordnung.de/iqvoc/de/concepts/1_15_5_Reit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5_Reitsport</text:p>
          </table:table-cell>
          <table:table-cell table:style-name="ce2"/>
          <table:table-cell table:style-name="ce2" office:value-type="string" calcext:value-type="string">
            <text:p>Reit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6_Golfsport" xlink:type="simple">http://xplan-raumordnung.de/iqvoc/de/concepts/1_15_6_Golfsp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6_Golfsport</text:p>
          </table:table-cell>
          <table:table-cell table:style-name="ce2"/>
          <table:table-cell table:style-name="ce2" office:value-type="string" calcext:value-type="string">
            <text:p>Golfsp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7_Sportzentrum" xlink:type="simple">http://xplan-raumordnung.de/iqvoc/de/concepts/1_15_7_Sport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7_Sportzentrum</text:p>
          </table:table-cell>
          <table:table-cell table:style-name="ce2"/>
          <table:table-cell table:style-name="ce2" office:value-type="string" calcext:value-type="string">
            <text:p>Sport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5_8_SonstigeSportanlage" xlink:type="simple">http://xplan-raumordnung.de/iqvoc/de/concepts/1_15_8_SonstigeSpor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5_8_SonstigeSportanlage</text:p>
          </table:table-cell>
          <table:table-cell table:style-name="ce2"/>
          <table:table-cell table:style-name="ce2" office:value-type="string" calcext:value-type="string">
            <text:p>Sonstige Spor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Rohstoff" xlink:type="simple">http://xplan-raumordnung.de/iqvoc/de/concepts/1_16_Rohstof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Rohstoff</text:p>
          </table:table-cell>
          <table:table-cell table:style-name="ce2"/>
          <table:table-cell table:style-name="ce2" office:value-type="string" calcext:value-type="string">
            <text:p>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" xlink:type="simple">http://xplan-raumordnung.de/iqvoc/de/concepts/1</text:a>_16_1_Zeitstufe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Zeitstufen</text:p>
          </table:table-cell>
          <table:table-cell table:style-name="ce2"/>
          <table:table-cell table:style-name="ce2" office:value-type="string" calcext:value-type="string">
            <text:p>Zeitstu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1_1_Zeitstufe1" xlink:type="simple">http://xplan-raumordnung.de/iqvoc/de/concepts/1_16_1_1_Zeitstufe1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1_Zeitstufe1</text:p>
          </table:table-cell>
          <table:table-cell table:style-name="ce2"/>
          <table:table-cell table:style-name="ce2" office:value-type="string" calcext:value-type="string">
            <text:p>Zeitstufe 1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1_2_Zeitstufe2" xlink:type="simple">http://xplan-raumordnung.de/iqvoc/de/concepts/1_16_1_2_Zeitstufe2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1_2_Zeitstufe2</text:p>
          </table:table-cell>
          <table:table-cell table:style-name="ce2"/>
          <table:table-cell table:style-name="ce2" office:value-type="string" calcext:value-type="string">
            <text:p>Zeitstufe 2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2_BodenschatzTiefe.html" xlink:type="simple">http://xplan-raumordnung.de/iqvoc/de/concepts/1_16_2_BodenschatzTiefe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BodenschatzTiefe</text:p>
          </table:table-cell>
          <table:table-cell table:style-name="ce2"/>
          <table:table-cell table:style-name="ce2" office:value-type="string" calcext:value-type="string">
            <text:p>Bodenschatztie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2_1_Oberflaechennah" xlink:type="simple">http://xplan-raumordnung.de/iqvoc/de/concepts/1_16_2_1_Oberflaechenna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1_Oberflaechennah</text:p>
          </table:table-cell>
          <table:table-cell table:style-name="ce2"/>
          <table:table-cell table:style-name="ce2" office:value-type="string" calcext:value-type="string">
            <text:p>Oberflächenna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2_2_Tiefliegend" xlink:type="simple">http://xplan-raumordnung.de/iqvoc/de/concepts/1_16_2_2_Tieflieg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2_2_Tiefliegend</text:p>
          </table:table-cell>
          <table:table-cell table:style-name="ce2"/>
          <table:table-cell table:style-name="ce2" office:value-type="string" calcext:value-type="string">
            <text:p>Tieflieg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Bergbauplanung" xlink:type="simple">http://xplan-raumordnung.de/iqvoc/de/concepts/1_16_3_Bergbaupla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Bergbauplanung</text:p>
          </table:table-cell>
          <table:table-cell table:style-name="ce2"/>
          <table:table-cell table:style-name="ce2" office:value-type="string" calcext:value-type="string">
            <text:p>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1_Lagerstaette" xlink:type="simple">http://xplan-raumordnung.de/iqvoc/de/concepts/1_16_3_1_Lagerstaett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_Lagerstaette</text:p>
          </table:table-cell>
          <table:table-cell table:style-name="ce2"/>
          <table:table-cell table:style-name="ce2" office:value-type="string" calcext:value-type="string">
            <text:p>Lagerstätt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2_Sicherung" xlink:type="simple">http://xplan-raumordnung.de/iqvoc/de/concepts/1_16_3_2_S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2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3_Gewinnung" xlink:type="simple">http://xplan-raumordnung.de/iqvoc/de/concepts/1_16_3_3_Gewi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3_Gewinnung</text:p>
          </table:table-cell>
          <table:table-cell table:style-name="ce2"/>
          <table:table-cell table:style-name="ce2" office:value-type="string" calcext:value-type="string">
            <text:p>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4_Abbaubereich" xlink:type="simple">http://xplan-raumordnung.de/iqvoc/de/concepts/1_16_3_4_Abbau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4_Abbaubereich</text:p>
          </table:table-cell>
          <table:table-cell table:style-name="ce2"/>
          <table:table-cell table:style-name="ce2" office:value-type="string" calcext:value-type="string">
            <text:p>Abbau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5_Sicherheitszone" xlink:type="simple">http://xplan-raumordnung.de/iqvoc/de/concepts/1_16_3_5_Sicherheits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5_Sicherheitszone</text:p>
          </table:table-cell>
          <table:table-cell table:style-name="ce2"/>
          <table:table-cell table:style-name="ce2" office:value-type="string" calcext:value-type="string">
            <text:p>Sicherhei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2">
          <table:table-cell table:style-name="ce2" office:value-type="string" calcext:value-type="string">
            <text:p><text:a xlink:href="http://xplan-raumordnung.de/iqvoc/de/concepts/1_16_3_6_AnlageEinrichtungBergbau" xlink:type="simple">http://xplan-raumordnung.de/iqvoc/de/concepts/1_16_3_6_AnlageEinrichtungBerg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6_AnlageEinrichtungBergbau</text:p>
          </table:table-cell>
          <table:table-cell table:style-name="ce2"/>
          <table:table-cell table:style-name="ce2" office:value-type="string" calcext:value-type="string">
            <text:p>Anlage oder Einrichtungen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<text:a xlink:href="http://xplan-raumordnung.de/iqvoc/de/concepts/1_16_3_7_HaldeAufschuettungAblagerung" xlink:type="simple">http://xplan-raumordnung.de/iqvoc/de/concepts/1_16_3_7_HaldeAufschuettungAblag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7_HaldeAufschuettungAblagerung</text:p>
          </table:table-cell>
          <table:table-cell table:style-name="ce2"/>
          <table:table-cell table:style-name="ce2" office:value-type="string" calcext:value-type="string">
            <text:p>Halden, Aufschüttungen und Ablagerung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<text:a xlink:href="http://xplan-raumordnung.de/iqvoc/de/concepts/1_16_3_8_Sanierungsflaeche" xlink:type="simple">http://xplan-raumordnung.de/iqvoc/de/concepts/1_16_3_8_Sanier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8_Sanierungsflaeche</text:p>
          </table:table-cell>
          <table:table-cell table:style-name="ce2"/>
          <table:table-cell table:style-name="ce2" office:value-type="string" calcext:value-type="string">
            <text:p>Sanier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<text:a xlink:href="http://xplan-raumordnung.de/iqvoc/de/concepts/1_16_3_9_AnsiedlungUmsiedlung" xlink:type="simple">http://xplan-raumordnung.de/iqvoc/de/concepts/1_16_3_9_AnsiedlungUm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9_AnsiedlungUmsiedlung</text:p>
          </table:table-cell>
          <table:table-cell table:style-name="ce2"/>
          <table:table-cell table:style-name="ce2" office:value-type="string" calcext:value-type="string">
            <text:p>Ansiedlung und Um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3_10_Bergbaufolgelandschaft" xlink:type="simple">http://xplan-raumordnung.de/iqvoc/de/concepts/1_16_3_10_Bergbaufolge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0_Bergbaufolgelandschaft</text:p>
          </table:table-cell>
          <table:table-cell table:style-name="ce2"/>
          <table:table-cell table:style-name="ce2" office:value-type="string" calcext:value-type="string">
            <text:p>Bergbaufolgelandschaf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3_11_SonstigeBergbauplanung" xlink:type="simple">http://xplan-raumordnung.de/iqvoc/de/concepts/1_16_3_11_SonstigeBergbaupla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3_11_SonstigeBergbauplanung</text:p>
          </table:table-cell>
          <table:table-cell table:style-name="ce2"/>
          <table:table-cell table:style-name="ce2" office:value-type="string" calcext:value-type="string">
            <text:p>Sonstige Bergbaupla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Bergbaufolgenutzung" xlink:type="simple">http://xplan-raumordnung.de/iqvoc/de/concepts/1_16_4_Bergbaufolgenutz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Bergbaufolgenutzung</text:p>
          </table:table-cell>
          <table:table-cell table:style-name="ce2"/>
          <table:table-cell table:style-name="ce2" office:value-type="string" calcext:value-type="string">
            <text:p>Bergbau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1_FolgenutzungLandwirtschaft" xlink:type="simple">http://xplan-raumordnung.de/iqvoc/de/concepts/1_16_4_1_Folgenutzung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_FolgenutzungLandwirtschaft</text:p>
          </table:table-cell>
          <table:table-cell table:style-name="ce2"/>
          <table:table-cell table:style-name="ce2" office:value-type="string" calcext:value-type="string">
            <text:p>Folgenutzung 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2_FolgenutzungForstwirtschaft" xlink:type="simple">http://xplan-raumordnung.de/iqvoc/de/concepts/1_16_4_2_FolgenutzungForst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2_FolgenutzungForstwirtschaft</text:p>
          </table:table-cell>
          <table:table-cell table:style-name="ce2"/>
          <table:table-cell table:style-name="ce2" office:value-type="string" calcext:value-type="string">
            <text:p>Folgenutzung Forst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3_FolgenutzungGruenlandbewirtschaftung" xlink:type="simple">http://xplan-raumordnung.de/iqvoc/de/concepts/1_16_4_3_FolgenutzungGruenlandbewirtschaf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3_FolgenutzungGruenlandbewirtschaftung</text:p>
          </table:table-cell>
          <table:table-cell table:style-name="ce2"/>
          <table:table-cell table:style-name="ce2" office:value-type="string" calcext:value-type="string">
            <text:p>Folgenutzung Grünlandbewirtschaf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4_FolgenutzungNaturLandschaft" xlink:type="simple">http://xplan-raumordnung.de/iqvoc/de/concepts/1_16_4_4_FolgenutzungNatur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4_FolgenutzungNaturLandschaft</text:p>
          </table:table-cell>
          <table:table-cell table:style-name="ce2"/>
          <table:table-cell table:style-name="ce2" office:value-type="string" calcext:value-type="string">
            <text:p>Folgenutzung Natur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5_FolgenutzungNaturschutz" xlink:type="simple">http://xplan-raumordnung.de/iqvoc/de/concepts/1_16_4_5_FolgenutzungNatur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5_FolgenutzungNaturschutz</text:p>
          </table:table-cell>
          <table:table-cell table:style-name="ce2"/>
          <table:table-cell table:style-name="ce2" office:value-type="string" calcext:value-type="string">
            <text:p>Folgenutzung Natu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6_FolgenutzungErholung" xlink:type="simple">http://xplan-raumordnung.de/iqvoc/de/concepts/1_16_4_6_Folgenutzung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6_FolgenutzungErholung</text:p>
          </table:table-cell>
          <table:table-cell table:style-name="ce2"/>
          <table:table-cell table:style-name="ce2" office:value-type="string" calcext:value-type="string">
            <text:p>Folgenutzung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7_FolgenutzungGewaesser" xlink:type="simple">http://xplan-raumordnung.de/iqvoc/de/concepts/1_16_4_7_FolgenutzungGewae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7_FolgenutzungGewaesser</text:p>
          </table:table-cell>
          <table:table-cell table:style-name="ce2"/>
          <table:table-cell table:style-name="ce2" office:value-type="string" calcext:value-type="string">
            <text:p>Folgenutzung Gewäss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8_FolgenutzungVerkehr" xlink:type="simple">http://xplan-raumordnung.de/iqvoc/de/concepts/1_16_4_8_Folgenutzung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8_FolgenutzungVerkehr</text:p>
          </table:table-cell>
          <table:table-cell table:style-name="ce2"/>
          <table:table-cell table:style-name="ce2" office:value-type="string" calcext:value-type="string">
            <text:p>Folgenutzung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9_FolgenutzungAltbergbau" xlink:type="simple">http://xplan-raumordnung.de/iqvoc/de/concepts/1_16_4_9_FolgenutzungAltberg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9_FolgenutzungAltbergbau</text:p>
          </table:table-cell>
          <table:table-cell table:style-name="ce2"/>
          <table:table-cell table:style-name="ce2" office:value-type="string" calcext:value-type="string">
            <text:p>Folgenutzung Altberg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4_10_SonstigeFolgenutzung" xlink:type="simple">http://xplan-raumordnung.de/iqvoc/de/concepts/1_16_4_10_SonstigeFolgenutz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4_10_SonstigeFolgenutzung</text:p>
          </table:table-cell>
          <table:table-cell table:style-name="ce2"/>
          <table:table-cell table:style-name="ce2" office:value-type="string" calcext:value-type="string">
            <text:p>Sonstige Folgenutz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RohstoffTypen" xlink:type="simple">http://xplan-raumordnung.de/iqvoc/de/concepts/1_16_5_Rohstoff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RohstoffTypen</text:p>
          </table:table-cell>
          <table:table-cell table:style-name="ce2"/>
          <table:table-cell table:style-name="ce2" office:value-type="string" calcext:value-type="string">
            <text:p>Rohstoff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_Anhydritstein" xlink:type="simple">http://xplan-raumordnung.de/iqvoc/de/concepts/1_16_5_1_Anhydrit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_Anhydritstein</text:p>
          </table:table-cell>
          <table:table-cell table:style-name="ce2"/>
          <table:table-cell table:style-name="ce2" office:value-type="string" calcext:value-type="string">
            <text:p>Anhydr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_Baryt.html" xlink:type="simple">http://xplan-raumordnung.de/iqvoc/de/concepts/1_16_5_2_Baryt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_Baryt</text:p>
          </table:table-cell>
          <table:table-cell table:style-name="ce2"/>
          <table:table-cell table:style-name="ce2" office:value-type="string" calcext:value-type="string">
            <text:p>Bary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_BasaltDiabas" xlink:type="simple">http://xplan-raumordnung.de/iqvoc/de/concepts/1_16_5_3_BasaltDiab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_BasaltDiabas</text:p>
          </table:table-cell>
          <table:table-cell table:style-name="ce2"/>
          <table:table-cell table:style-name="ce2" office:value-type="string" calcext:value-type="string">
            <text:p>BasaltDiab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_Bentonit" xlink:type="simple">http://xplan-raumordnung.de/iqvoc/de/concepts/1_16_5_4_Bento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_Bentonit</text:p>
          </table:table-cell>
          <table:table-cell table:style-name="ce2"/>
          <table:table-cell table:style-name="ce2" office:value-type="string" calcext:value-type="string">
            <text:p>Bent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_Blaehton" xlink:type="simple">http://xplan-raumordnung.de/iqvoc/de/concepts/1_16_5_5_Blaeht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_Blaehton</text:p>
          </table:table-cell>
          <table:table-cell table:style-name="ce2"/>
          <table:table-cell table:style-name="ce2" office:value-type="string" calcext:value-type="string">
            <text:p>Bläh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6_Braunkohle" xlink:type="simple">http://xplan-raumordnung.de/iqvoc/de/concepts/1_16_5_6_Braunkoh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6_Braunkohle</text:p>
          </table:table-cell>
          <table:table-cell table:style-name="ce2"/>
          <table:table-cell table:style-name="ce2" office:value-type="string" calcext:value-type="string">
            <text:p>Brau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7_Buntsandstein" xlink:type="simple">http://xplan-raumordnung.de/iqvoc/de/concepts/1_16_5_7_Buntsand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7_Buntsandstein</text:p>
          </table:table-cell>
          <table:table-cell table:style-name="ce2"/>
          <table:table-cell table:style-name="ce2" office:value-type="string" calcext:value-type="string">
            <text:p>Bunt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8_Diorit" xlink:type="simple">http://xplan-raumordnung.de/iqvoc/de/concepts/1_16_5_8_Dior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8_Diorit</text:p>
          </table:table-cell>
          <table:table-cell table:style-name="ce2"/>
          <table:table-cell table:style-name="ce2" office:value-type="string" calcext:value-type="string">
            <text:p>Dior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" xlink:type="simple">http://xplan-raumordnung.de/iqvoc/de/concepts/1</text:a>_16_5_9_Dolomitstei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9_Dolomitstein</text:p>
          </table:table-cell>
          <table:table-cell table:style-name="ce2"/>
          <table:table-cell table:style-name="ce2" office:value-type="string" calcext:value-type="string">
            <text:p>Dolomit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0_Erdgas" xlink:type="simple">http://xplan-raumordnung.de/iqvoc/de/concepts/1_16_5_10_Erdg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0_Erdgas</text:p>
          </table:table-cell>
          <table:table-cell table:style-name="ce2"/>
          <table:table-cell table:style-name="ce2" office:value-type="string" calcext:value-type="string">
            <text:p>Erd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1_Erdoel" xlink:type="simple">http://xplan-raumordnung.de/iqvoc/de/concepts/1_16_5_11_Erdo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2_Erz" xlink:type="simple">http://xplan-raumordnung.de/iqvoc/de/concepts/1_16_5_12_Er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2_Erz</text:p>
          </table:table-cell>
          <table:table-cell table:style-name="ce2"/>
          <table:table-cell table:style-name="ce2" office:value-type="string" calcext:value-type="string">
            <text:p>E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3_Feldspat" xlink:type="simple">http://xplan-raumordnung.de/iqvoc/de/concepts/1_16_5_13_Feldspa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3_Feldspat</text:p>
          </table:table-cell>
          <table:table-cell table:style-name="ce2"/>
          <table:table-cell table:style-name="ce2" office:value-type="string" calcext:value-type="string">
            <text:p>Feld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4_Festgestein" xlink:type="simple">http://xplan-raumordnung.de/iqvoc/de/concepts/1_16_5_14_Festge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4_Festgestein</text:p>
          </table:table-cell>
          <table:table-cell table:style-name="ce2"/>
          <table:table-cell table:style-name="ce2" office:value-type="string" calcext:value-type="string">
            <text:p>Fes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5_Flussspat" xlink:type="simple">http://xplan-raumordnung.de/iqvoc/de/concepts/1_16_5_15_Flussspa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5_Flussspat</text:p>
          </table:table-cell>
          <table:table-cell table:style-name="ce2"/>
          <table:table-cell table:style-name="ce2" office:value-type="string" calcext:value-type="string">
            <text:p>Flussspa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6_Gangquarz" xlink:type="simple">http://xplan-raumordnung.de/iqvoc/de/concepts/1_16_5_16_Gangquar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6_Gangquarz</text:p>
          </table:table-cell>
          <table:table-cell table:style-name="ce2"/>
          <table:table-cell table:style-name="ce2" office:value-type="string" calcext:value-type="string">
            <text:p>Gangquar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7_Gipsstein" xlink:type="simple">http://xplan-raumordnung.de/iqvoc/de/concepts/1_16_5_17_Gips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7_Gipsstein</text:p>
          </table:table-cell>
          <table:table-cell table:style-name="ce2"/>
          <table:table-cell table:style-name="ce2" office:value-type="string" calcext:value-type="string">
            <text:p>Gip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8_Gneis" xlink:type="simple">http://xplan-raumordnung.de/iqvoc/de/concepts/1_16_5_18_Gnei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8_Gneis</text:p>
          </table:table-cell>
          <table:table-cell table:style-name="ce2"/>
          <table:table-cell table:style-name="ce2" office:value-type="string" calcext:value-type="string">
            <text:p>Gnei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19_Granit" xlink:type="simple">http://xplan-raumordnung.de/iqvoc/de/concepts/1_16_5_19_Gra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19_Granit</text:p>
          </table:table-cell>
          <table:table-cell table:style-name="ce2"/>
          <table:table-cell table:style-name="ce2" office:value-type="string" calcext:value-type="string">
            <text:p>Gr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0_Grauwacke" xlink:type="simple">http://xplan-raumordnung.de/iqvoc/de/concepts/1_16_5_20_Grauwa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0_Grauwacke</text:p>
          </table:table-cell>
          <table:table-cell table:style-name="ce2"/>
          <table:table-cell table:style-name="ce2" office:value-type="string" calcext:value-type="string">
            <text:p>Grauwa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1_KalkKalktuffKreide" xlink:type="simple">http://xplan-raumordnung.de/iqvoc/de/concepts/1_16_5_21_KalkKalktuffKrei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1_KalkKalktuffKreide</text:p>
          </table:table-cell>
          <table:table-cell table:style-name="ce2"/>
          <table:table-cell table:style-name="ce2" office:value-type="string" calcext:value-type="string">
            <text:p>KalkKalktuffKre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2_Kalkmergelstein" xlink:type="simple">http://xplan-raumordnung.de/iqvoc/de/concepts/1_16_5_22_Kalkmergel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2_Kalkmergelstein</text:p>
          </table:table-cell>
          <table:table-cell table:style-name="ce2"/>
          <table:table-cell table:style-name="ce2" office:value-type="string" calcext:value-type="string">
            <text:p>Kalk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3_Kalkstein" xlink:type="simple">http://xplan-raumordnung.de/iqvoc/de/concepts/1_16_5_23_Kalk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3_Kalkstein</text:p>
          </table:table-cell>
          <table:table-cell table:style-name="ce2"/>
          <table:table-cell table:style-name="ce2" office:value-type="string" calcext:value-type="string">
            <text:p>Kal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4_Kaolin" xlink:type="simple">http://xplan-raumordnung.de/iqvoc/de/concepts/1_16_5_24_Kaol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4_Kaolin</text:p>
          </table:table-cell>
          <table:table-cell table:style-name="ce2"/>
          <table:table-cell table:style-name="ce2" office:value-type="string" calcext:value-type="string">
            <text:p>Kao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5_Karbonatgestein" xlink:type="simple">http://xplan-raumordnung.de/iqvoc/de/concepts/1_16_5_25_Karbonatge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5_Karbonatgestein</text:p>
          </table:table-cell>
          <table:table-cell table:style-name="ce2"/>
          <table:table-cell table:style-name="ce2" office:value-type="string" calcext:value-type="string">
            <text:p>Karbonatge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6_Kieselgur" xlink:type="simple">http://xplan-raumordnung.de/iqvoc/de/concepts/1_16_5_26_Kieselg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6_Kieselgur</text:p>
          </table:table-cell>
          <table:table-cell table:style-name="ce2"/>
          <table:table-cell table:style-name="ce2" office:value-type="string" calcext:value-type="string">
            <text:p>Kieselg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7_KieshaltigerSand" xlink:type="simple">http://xplan-raumordnung.de/iqvoc/de/concepts/1_16_5_27_Kieshaltiger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7_KieshaltigerSand</text:p>
          </table:table-cell>
          <table:table-cell table:style-name="ce2"/>
          <table:table-cell table:style-name="ce2" office:value-type="string" calcext:value-type="string">
            <text:p>Kieshaltiger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8_KiesSand" xlink:type="simple">http://xplan-raumordnung.de/iqvoc/de/concepts/1_16_5_28_Kies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8_KiesSand</text:p>
          </table:table-cell>
          <table:table-cell table:style-name="ce2"/>
          <table:table-cell table:style-name="ce2" office:value-type="string" calcext:value-type="string">
            <text:p>Kies und 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29_Klei" xlink:type="simple">http://xplan-raumordnung.de/iqvoc/de/concepts/1_16_5_29_Klei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29_Klei</text:p>
          </table:table-cell>
          <table:table-cell table:style-name="ce2"/>
          <table:table-cell table:style-name="ce2" office:value-type="string" calcext:value-type="string">
            <text:p>Kl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0_Kristallin" xlink:type="simple">http://xplan-raumordnung.de/iqvoc/de/concepts/1_16_5_30_Kristall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0_Kristallin</text:p>
          </table:table-cell>
          <table:table-cell table:style-name="ce2"/>
          <table:table-cell table:style-name="ce2" office:value-type="string" calcext:value-type="string">
            <text:p>Kristall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1_Kupfer" xlink:type="simple">http://xplan-raumordnung.de/iqvoc/de/concepts/1_16_5_31_Kupf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1_Kupfer</text:p>
          </table:table-cell>
          <table:table-cell table:style-name="ce2"/>
          <table:table-cell table:style-name="ce2" office:value-type="string" calcext:value-type="string">
            <text:p>Kup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2_Lehm.html" xlink:type="simple">http://xplan-raumordnung.de/iqvoc/de/concepts/1_16_5_32_Leh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2_Lehm</text:p>
          </table:table-cell>
          <table:table-cell table:style-name="ce2"/>
          <table:table-cell table:style-name="ce2" office:value-type="string" calcext:value-type="string">
            <text:p>Leh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3_Marmor" xlink:type="simple">http://xplan-raumordnung.de/iqvoc/de/concepts/1_16_5_33_Marm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3_Marmor</text:p>
          </table:table-cell>
          <table:table-cell table:style-name="ce2"/>
          <table:table-cell table:style-name="ce2" office:value-type="string" calcext:value-type="string">
            <text:p>Marm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4_Mergel" xlink:type="simple">http://xplan-raumordnung.de/iqvoc/de/concepts/1_16_5_34_Merg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4_Mergel</text:p>
          </table:table-cell>
          <table:table-cell table:style-name="ce2"/>
          <table:table-cell table:style-name="ce2" office:value-type="string" calcext:value-type="string">
            <text:p>Merg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5_Mergelstein" xlink:type="simple">http://xplan-raumordnung.de/iqvoc/de/concepts/1_16_5_35_Mergel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5_Mergelstein</text:p>
          </table:table-cell>
          <table:table-cell table:style-name="ce2"/>
          <table:table-cell table:style-name="ce2" office:value-type="string" calcext:value-type="string">
            <text:p>Mergel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6_MikrogranitGranitporphyr" xlink:type="simple">http://xplan-raumordnung.de/iqvoc/de/concepts/1_16_5_36_MikrogranitGranitporphy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6_MikrogranitGranitporphyr</text:p>
          </table:table-cell>
          <table:table-cell table:style-name="ce2"/>
          <table:table-cell table:style-name="ce2" office:value-type="string" calcext:value-type="string">
            <text:p>MikrogranitGranit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7_Monzonit" xlink:type="simple">http://xplan-raumordnung.de/iqvoc/de/concepts/1_16_5_37_Monzo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7_Monzonit</text:p>
          </table:table-cell>
          <table:table-cell table:style-name="ce2"/>
          <table:table-cell table:style-name="ce2" office:value-type="string" calcext:value-type="string">
            <text:p>Monzo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8_Muschelkalk" xlink:type="simple">http://xplan-raumordnung.de/iqvoc/de/concepts/1_16_5_38_Muschelkal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8_Muschelkalk</text:p>
          </table:table-cell>
          <table:table-cell table:style-name="ce2"/>
          <table:table-cell table:style-name="ce2" office:value-type="string" calcext:value-type="string">
            <text:p>Muschelkal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39_Naturstein" xlink:type="simple">http://xplan-raumordnung.de/iqvoc/de/concepts/1_16_5_39_Natur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39_Naturstein</text:p>
          </table:table-cell>
          <table:table-cell table:style-name="ce2"/>
          <table:table-cell table:style-name="ce2" office:value-type="string" calcext:value-type="string">
            <text:p>Natur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0_Naturwerkstein" xlink:type="simple">http://xplan-raumordnung.de/iqvoc/de/concepts/1_16_5_40_Naturwerk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0_Naturwerkstein</text:p>
          </table:table-cell>
          <table:table-cell table:style-name="ce2"/>
          <table:table-cell table:style-name="ce2" office:value-type="string" calcext:value-type="string">
            <text:p>Naturwerk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1_Oelschiefer" xlink:type="simple">http://xplan-raumordnung.de/iqvoc/de/concepts/1_16_5_41_Oelschief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1_Oelschiefer</text:p>
          </table:table-cell>
          <table:table-cell table:style-name="ce2"/>
          <table:table-cell table:style-name="ce2" office:value-type="string" calcext:value-type="string">
            <text:p>Ölschief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2_Pegmatitsand" xlink:type="simple">http://xplan-raumordnung.de/iqvoc/de/concepts/1_16_5_42_Pegmatit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2_Pegmatitsand</text:p>
          </table:table-cell>
          <table:table-cell table:style-name="ce2"/>
          <table:table-cell table:style-name="ce2" office:value-type="string" calcext:value-type="string">
            <text:p>Pegmatit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3_Quarzit" xlink:type="simple">http://xplan-raumordnung.de/iqvoc/de/concepts/1_16_5_43_Quarz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3_Quarzit</text:p>
          </table:table-cell>
          <table:table-cell table:style-name="ce2"/>
          <table:table-cell table:style-name="ce2" office:value-type="string" calcext:value-type="string">
            <text:p>Quarz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4_Quarzsand" xlink:type="simple">http://xplan-raumordnung.de/iqvoc/de/concepts/1_16_5_44_Quarz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4_Quarzsand</text:p>
          </table:table-cell>
          <table:table-cell table:style-name="ce2"/>
          <table:table-cell table:style-name="ce2" office:value-type="string" calcext:value-type="string">
            <text:p>Quarz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5_Rhyolith" xlink:type="simple">http://xplan-raumordnung.de/iqvoc/de/concepts/1_16_5_45_Rhyolit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5_Rhyolith</text:p>
          </table:table-cell>
          <table:table-cell table:style-name="ce2"/>
          <table:table-cell table:style-name="ce2" office:value-type="string" calcext:value-type="string">
            <text:p>Rhyolit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6_RhyolithQuarzporphyr" xlink:type="simple">http://xplan-raumordnung.de/iqvoc/de/concepts/1_16_5_46_RhyolithQuarzporphy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6_RhyolithQuarzporphyr</text:p>
          </table:table-cell>
          <table:table-cell table:style-name="ce2"/>
          <table:table-cell table:style-name="ce2" office:value-type="string" calcext:value-type="string">
            <text:p>RhyolithQuarzporphy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7_Salz" xlink:type="simple">http://xplan-raumordnung.de/iqvoc/de/concepts/1_16_5_47_Sal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7_Salz</text:p>
          </table:table-cell>
          <table:table-cell table:style-name="ce2"/>
          <table:table-cell table:style-name="ce2" office:value-type="string" calcext:value-type="string">
            <text:p>Sal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8_Sand" xlink:type="simple">http://xplan-raumordnung.de/iqvoc/de/concepts/1_16_5_48_S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8_Sand</text:p>
          </table:table-cell>
          <table:table-cell table:style-name="ce2"/>
          <table:table-cell table:style-name="ce2" office:value-type="string" calcext:value-type="string">
            <text:p>S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49_Sandstein" xlink:type="simple">http://xplan-raumordnung.de/iqvoc/de/concepts/1_16_5_49_Sand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49_Sandstein</text:p>
          </table:table-cell>
          <table:table-cell table:style-name="ce2"/>
          <table:table-cell table:style-name="ce2" office:value-type="string" calcext:value-type="string">
            <text:p>Sand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0_Spezialton" xlink:type="simple">http://xplan-raumordnung.de/iqvoc/de/concepts/1_16_5_50_Spezialt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0_Spezialton</text:p>
          </table:table-cell>
          <table:table-cell table:style-name="ce2"/>
          <table:table-cell table:style-name="ce2" office:value-type="string" calcext:value-type="string">
            <text:p>Spezial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1_SteineundErden" xlink:type="simple">http://xplan-raumordnung.de/iqvoc/de/concepts/1_16_5_51_SteineundErd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1_SteineundErden</text:p>
          </table:table-cell>
          <table:table-cell table:style-name="ce2"/>
          <table:table-cell table:style-name="ce2" office:value-type="string" calcext:value-type="string">
            <text:p>Steine und Erd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2_Steinkohle.html" xlink:type="simple">http://xplan-raumordnung.de/iqvoc/de/concepts/1_16_5_52_Steinkohle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2_Steinkohle</text:p>
          </table:table-cell>
          <table:table-cell table:style-name="ce2"/>
          <table:table-cell table:style-name="ce2" office:value-type="string" calcext:value-type="string">
            <text:p>Stein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3_Ton" xlink:type="simple">http://xplan-raumordnung.de/iqvoc/de/concepts/1_16_5_53_T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3_Ton</text:p>
          </table:table-cell>
          <table:table-cell table:style-name="ce2"/>
          <table:table-cell table:style-name="ce2" office:value-type="string" calcext:value-type="string">
            <text:p>T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4_Tonstein" xlink:type="simple">http://xplan-raumordnung.de/iqvoc/de/concepts/1_16_5_54_Ton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4_Tonstein</text:p>
          </table:table-cell>
          <table:table-cell table:style-name="ce2"/>
          <table:table-cell table:style-name="ce2" office:value-type="string" calcext:value-type="string">
            <text:p>Ton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5_Torf" xlink:type="simple">http://xplan-raumordnung.de/iqvoc/de/concepts/1_16_5_55_Tor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5_Torf</text:p>
          </table:table-cell>
          <table:table-cell table:style-name="ce2"/>
          <table:table-cell table:style-name="ce2" office:value-type="string" calcext:value-type="string">
            <text:p>To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6_TuffBimsstein" xlink:type="simple">http://xplan-raumordnung.de/iqvoc/de/concepts/1_16_5_56_TuffBimsstei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6_TuffBimsstein</text:p>
          </table:table-cell>
          <table:table-cell table:style-name="ce2"/>
          <table:table-cell table:style-name="ce2" office:value-type="string" calcext:value-type="string">
            <text:p>Tuff und Bimsstei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7_Uran" xlink:type="simple">http://xplan-raumordnung.de/iqvoc/de/concepts/1_16_5_57_Ura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7_Uran</text:p>
          </table:table-cell>
          <table:table-cell table:style-name="ce2"/>
          <table:table-cell table:style-name="ce2" office:value-type="string" calcext:value-type="string">
            <text:p>Ura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8_Vulkanit" xlink:type="simple">http://xplan-raumordnung.de/iqvoc/de/concepts/1_16_5_58_Vulkan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8_Vulkanit</text:p>
          </table:table-cell>
          <table:table-cell table:style-name="ce2"/>
          <table:table-cell table:style-name="ce2" office:value-type="string" calcext:value-type="string">
            <text:p>Vulkan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6_5_59_SonstigerRohstoff" xlink:type="simple">http://xplan-raumordnung.de/iqvoc/de/concepts/1_16_5_59_SonstigerRohstof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6_5_59_SonstigerRohstoff</text:p>
          </table:table-cell>
          <table:table-cell table:style-name="ce2"/>
          <table:table-cell table:style-name="ce2" office:value-type="string" calcext:value-type="string">
            <text:p>Sonstiger Roh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1_17_SonstigerFreiraumschutz" xlink:type="simple">http://xplan-raumordnung.de/iqvoc/de/concepts/1_17_SonstigerFreiraum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1_17_SonstigerFreiraumschutz</text:p>
          </table:table-cell>
          <table:table-cell table:style-name="ce2"/>
          <table:table-cell table:style-name="ce2" office:value-type="string" calcext:value-type="string">
            <text:p>Sonstiger Freiraum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Infrastruktur" xlink:type="simple">http://xplan-raumordnung.de/iqvoc/de/concepts/2_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Infrastruktur</text:p>
          </table:table-cell>
          <table:table-cell table:style-name="ce2"/>
          <table:table-cell table:style-name="ce2" office:value-type="string" calcext:value-type="string">
            <text:p>Allgemein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Energieversorgung" xlink:type="simple">http://xplan-raumordnung.de/iqvoc/de/concepts/2_1_Energiever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Energieversorgung</text:p>
          </table:table-cell>
          <table:table-cell table:style-name="ce2"/>
          <table:table-cell table:style-name="ce2" office:value-type="string" calcext:value-type="string">
            <text:p>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EnergieversorgungTypen" xlink:type="simple">http://xplan-raumordnung.de/iqvoc/de/concepts/2_1_1_Energieversorgung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EnergieversorgungTypen</text:p>
          </table:table-cell>
          <table:table-cell table:style-name="ce2"/>
          <table:table-cell table:style-name="ce2" office:value-type="string" calcext:value-type="string">
            <text:p>Energiever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_Leitungstrasse" xlink:type="simple">http://xplan-raumordnung.de/iqvoc/de/concepts/2_1_1_1_Leitung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_Leitungstrasse</text:p>
          </table:table-cell>
          <table:table-cell table:style-name="ce2"/>
          <table:table-cell table:style-name="ce2" office:value-type="string" calcext:value-type="string">
            <text:p>Leitungs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2_Hochspannungsleitung" xlink:type="simple">http://xplan-raumordnung.de/iqvoc/de/concepts/2_1_1_2_Hochspannungslei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2_Hochspannungsleitung</text:p>
          </table:table-cell>
          <table:table-cell table:style-name="ce2"/>
          <table:table-cell table:style-name="ce2" office:value-type="string" calcext:value-type="string">
            <text:p>Hochspannungs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3_KabeltrasseNetzanbindung" xlink:type="simple">http://xplan-raumordnung.de/iqvoc/de/concepts/2_1_1_3_KabeltrasseNetzanbind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3_KabeltrasseNetzanbindung</text:p>
          </table:table-cell>
          <table:table-cell table:style-name="ce2"/>
          <table:table-cell table:style-name="ce2" office:value-type="string" calcext:value-type="string">
            <text:p>KabeltrasseNetzanbind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4_Pipeline" xlink:type="simple">http://xplan-raumordnung.de/iqvoc/de/concepts/2_1_1_4_Pipeli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4_Pipeline</text:p>
          </table:table-cell>
          <table:table-cell table:style-name="ce2"/>
          <table:table-cell table:style-name="ce2" office:value-type="string" calcext:value-type="string">
            <text:p>Pipeli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5_Uebergabestation" xlink:type="simple">http://xplan-raumordnung.de/iqvoc/de/concepts/2_1_1_5_Uebergabesta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5_Uebergabestation</text:p>
          </table:table-cell>
          <table:table-cell table:style-name="ce2"/>
          <table:table-cell table:style-name="ce2" office:value-type="string" calcext:value-type="string">
            <text:p>Übergab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6_Kraftwerk" xlink:type="simple">http://xplan-raumordnung.de/iqvoc/de/concepts/2_1_1_6_Kraft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6_Kraftwerk</text:p>
          </table:table-cell>
          <table:table-cell table:style-name="ce2"/>
          <table:table-cell table:style-name="ce2" office:value-type="string" calcext:value-type="string">
            <text:p>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7_Grosskraftwerk" xlink:type="simple">http://xplan-raumordnung.de/iqvoc/de/concepts/2_1_1_7_Grosskraft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7_Grosskraftwerk</text:p>
          </table:table-cell>
          <table:table-cell table:style-name="ce2"/>
          <table:table-cell table:style-name="ce2" office:value-type="string" calcext:value-type="string">
            <text:p>Großkraft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8_Energiegewinnung" xlink:type="simple">http://xplan-raumordnung.de/iqvoc/de/concepts/2_1_1_8_Energiegewi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8_Energiegewinnung</text:p>
          </table:table-cell>
          <table:table-cell table:style-name="ce2"/>
          <table:table-cell table:style-name="ce2" office:value-type="string" calcext:value-type="string">
            <text:p>Energiegewi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9_Energiespeicherung" xlink:type="simple">http://xplan-raumordnung.de/iqvoc/de/concepts/2_1_1_9_Energiespe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9_Energiespeicherung</text:p>
          </table:table-cell>
          <table:table-cell table:style-name="ce2"/>
          <table:table-cell table:style-name="ce2" office:value-type="string" calcext:value-type="string">
            <text:p>Energie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0_VerstetigungSpeicherung" xlink:type="simple">http://xplan-raumordnung.de/iqvoc/de/concepts/2_1_1_10_VerstetigungSpe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0_VerstetigungSpeicherung</text:p>
          </table:table-cell>
          <table:table-cell table:style-name="ce2"/>
          <table:table-cell table:style-name="ce2" office:value-type="string" calcext:value-type="string">
            <text:p>Verstetigung und Spe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1_Untergrundspeicher" xlink:type="simple">http://xplan-raumordnung.de/iqvoc/de/concepts/2_1_1_11_Untergrundspeich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1_Untergrundspeicher</text:p>
          </table:table-cell>
          <table:table-cell table:style-name="ce2"/>
          <table:table-cell table:style-name="ce2" office:value-type="string" calcext:value-type="string">
            <text:p>Untergrundspeich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2_Umspannwerk" xlink:type="simple">http://xplan-raumordnung.de/iqvoc/de/concepts/2_1_1_12_Umspann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2_Umspannwerk</text:p>
          </table:table-cell>
          <table:table-cell table:style-name="ce2"/>
          <table:table-cell table:style-name="ce2" office:value-type="string" calcext:value-type="string">
            <text:p>Umspann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3_Raffinerie" xlink:type="simple">http://xplan-raumordnung.de/iqvoc/de/concepts/2_1_1_13_Raffine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3_Raffinerie</text:p>
          </table:table-cell>
          <table:table-cell table:style-name="ce2"/>
          <table:table-cell table:style-name="ce2" office:value-type="string" calcext:value-type="string">
            <text:p>Raffine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4_Leitungsabbau" xlink:type="simple">http://xplan-raumordnung.de/iqvoc/de/concepts/2_1_1_14_Leitungsab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4_Leitungsabbau</text:p>
          </table:table-cell>
          <table:table-cell table:style-name="ce2"/>
          <table:table-cell table:style-name="ce2" office:value-type="string" calcext:value-type="string">
            <text:p>Leitungsab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1_15_SonstigeEnergieversorgung.html" xlink:type="simple">http://xplan-raumordnung.de/iqvoc/de/concepts/2_1_1_15_SonstigeEnergieversorgun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1_15_SonstigeEnergieversorgung</text:p>
          </table:table-cell>
          <table:table-cell table:style-name="ce2"/>
          <table:table-cell table:style-name="ce2" office:value-type="string" calcext:value-type="string">
            <text:p>Sonstige Energie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PrimaerenergieTypen" xlink:type="simple">http://xplan-raumordnung.de/iqvoc/de/concepts/2_1_2_Primaerenergie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PrimaerenergieTypen</text:p>
          </table:table-cell>
          <table:table-cell table:style-name="ce2"/>
          <table:table-cell table:style-name="ce2" office:value-type="string" calcext:value-type="string">
            <text:p>Primärenergie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_Erdoel" xlink:type="simple">http://xplan-raumordnung.de/iqvoc/de/concepts/2_1_2_1_Erdo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_Erdoel</text:p>
          </table:table-cell>
          <table:table-cell table:style-name="ce2"/>
          <table:table-cell table:style-name="ce2" office:value-type="string" calcext:value-type="string">
            <text:p>Erdö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2_Gas" xlink:type="simple">http://xplan-raumordnung.de/iqvoc/de/concepts/2_1_2_2_G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2_Gas</text:p>
          </table:table-cell>
          <table:table-cell table:style-name="ce2"/>
          <table:table-cell table:style-name="ce2" office:value-type="string" calcext:value-type="string">
            <text:p>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3_Ferngas" xlink:type="simple">http://xplan-raumordnung.de/iqvoc/de/concepts/2_1_2_3_Fernga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3_Ferngas</text:p>
          </table:table-cell>
          <table:table-cell table:style-name="ce2"/>
          <table:table-cell table:style-name="ce2" office:value-type="string" calcext:value-type="string">
            <text:p>Fernga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4_Fernwaerme" xlink:type="simple">http://xplan-raumordnung.de/iqvoc/de/concepts/2_1_2_4_Fernwaerm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4_Fernwaerme</text:p>
          </table:table-cell>
          <table:table-cell table:style-name="ce2"/>
          <table:table-cell table:style-name="ce2" office:value-type="string" calcext:value-type="string">
            <text:p>Fernwärm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5_Kraftstoff" xlink:type="simple">http://xplan-raumordnung.de/iqvoc/de/concepts/2_1_2_5_Kraftstof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5_Kraftstoff</text:p>
          </table:table-cell>
          <table:table-cell table:style-name="ce2"/>
          <table:table-cell table:style-name="ce2" office:value-type="string" calcext:value-type="string">
            <text:p>Kraftstof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6_Kohle" xlink:type="simple">http://xplan-raumordnung.de/iqvoc/de/concepts/2_1_2_6_Koh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6_Kohle</text:p>
          </table:table-cell>
          <table:table-cell table:style-name="ce2"/>
          <table:table-cell table:style-name="ce2" office:value-type="string" calcext:value-type="string">
            <text:p>Koh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7_Wasser" xlink:type="simple">http://xplan-raumordnung.de/iqvoc/de/concepts/2_1_2_7_Wass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7_Wasser</text:p>
          </table:table-cell>
          <table:table-cell table:style-name="ce2"/>
          <table:table-cell table:style-name="ce2" office:value-type="string" calcext:value-type="string">
            <text:p>Wasser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8_Kernenerige" xlink:type="simple">http://xplan-raumordnung.de/iqvoc/de/concepts/2_1_2_8_Kerneneri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8_Kernenerige</text:p>
          </table:table-cell>
          <table:table-cell table:style-name="ce2"/>
          <table:table-cell table:style-name="ce2" office:value-type="string" calcext:value-type="string">
            <text:p>Kern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9_Reststoffverwertung" xlink:type="simple">http://xplan-raumordnung.de/iqvoc/de/concepts/2_1_2_9_Reststoffverwer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9_Reststoffverwertung</text:p>
          </table:table-cell>
          <table:table-cell table:style-name="ce2"/>
          <table:table-cell table:style-name="ce2" office:value-type="string" calcext:value-type="string">
            <text:p>Reststoffverwer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0_ErneuerbareEnergie" xlink:type="simple">http://xplan-raumordnung.de/iqvoc/de/concepts/2_1_2_10_Erneuerbare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0_ErneuerbareEnergie</text:p>
          </table:table-cell>
          <table:table-cell table:style-name="ce2"/>
          <table:table-cell table:style-name="ce2" office:value-type="string" calcext:value-type="string">
            <text:p>Erneuerbare 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1_Windenergie" xlink:type="simple">http://xplan-raumordnung.de/iqvoc/de/concepts/2_1_2_11_Wind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1_Windenergie</text:p>
          </table:table-cell>
          <table:table-cell table:style-name="ce2"/>
          <table:table-cell table:style-name="ce2" office:value-type="string" calcext:value-type="string">
            <text:p>Wind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2_12_SonstigePrimaerenergie" xlink:type="simple">http://xplan-raumordnung.de/iqvoc/de/concepts/2_1_2_12_SonstigePrimaerenerg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2_12_SonstigePrimaerenergie</text:p>
          </table:table-cell>
          <table:table-cell table:style-name="ce2"/>
          <table:table-cell table:style-name="ce2" office:value-type="string" calcext:value-type="string">
            <text:p>Sonstige Primärenerg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SpannungTypen" xlink:type="simple">http://xplan-raumordnung.de/iqvoc/de/concepts/2_1_3_Spannung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SpannungTypen</text:p>
          </table:table-cell>
          <table:table-cell table:style-name="ce2"/>
          <table:table-cell table:style-name="ce2" office:value-type="string" calcext:value-type="string">
            <text:p>Spann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1_KV110" xlink:type="simple">http://xplan-raumordnung.de/iqvoc/de/concepts/2_1_3_1_KV11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1_KV110</text:p>
          </table:table-cell>
          <table:table-cell table:style-name="ce2"/>
          <table:table-cell table:style-name="ce2" office:value-type="string" calcext:value-type="string">
            <text:p>11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2_KV220" xlink:type="simple">http://xplan-raumordnung.de/iqvoc/de/concepts/2_1_3_2_KV22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2_KV220</text:p>
          </table:table-cell>
          <table:table-cell table:style-name="ce2"/>
          <table:table-cell table:style-name="ce2" office:value-type="string" calcext:value-type="string">
            <text:p>22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1_3_3_KV380" xlink:type="simple">http://xplan-raumordnung.de/iqvoc/de/concepts/2_1_3_3_KV380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1_3_3_KV380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Entsorgung" xlink:type="simple">http://xplan-raumordnung.de/iqvoc/de/concepts/2_2_Ent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Entsorgung</text:p>
          </table:table-cell>
          <table:table-cell table:style-name="ce2"/>
          <table:table-cell table:style-name="ce2" office:value-type="string" calcext:value-type="string">
            <text:p>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AbfallentsorgungTypen" xlink:type="simple">http://xplan-raumordnung.de/iqvoc/de/concepts/2_2_1_Abfallentsorgung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AbfallentsorgungTypen</text:p>
          </table:table-cell>
          <table:table-cell table:style-name="ce2"/>
          <table:table-cell table:style-name="ce2" office:value-type="string" calcext:value-type="string">
            <text:p>Abfallentsorgungs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1_BeseitigungEntsorgung" xlink:type="simple">http://xplan-raumordnung.de/iqvoc/de/concepts/2_2_1_1_BeseitigungEnt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_BeseitigungEntsorgung</text:p>
          </table:table-cell>
          <table:table-cell table:style-name="ce2"/>
          <table:table-cell table:style-name="ce2" office:value-type="string" calcext:value-type="string">
            <text:p>Beseitigung und 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2_Abfallbeseitigungsanlage" xlink:type="simple">http://xplan-raumordnung.de/iqvoc/de/concepts/2_2_1_2_Abfallbeseitigung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2_Abfallbeseitigungsanlage</text:p>
          </table:table-cell>
          <table:table-cell table:style-name="ce2"/>
          <table:table-cell table:style-name="ce2" office:value-type="string" calcext:value-type="string">
            <text:p>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3_ZentraleAbfallbeseitigungsanlage" xlink:type="simple">http://xplan-raumordnung.de/iqvoc/de/concepts/2_2_1_3_ZentraleAbfallbeseitigung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3_ZentraleAbfallbeseitigungsanlage</text:p>
          </table:table-cell>
          <table:table-cell table:style-name="ce2"/>
          <table:table-cell table:style-name="ce2" office:value-type="string" calcext:value-type="string">
            <text:p>Zentrale Abfallbeseitig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4_Deponie" xlink:type="simple">http://xplan-raumordnung.de/iqvoc/de/concepts/2_2_1_4_Depon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4_Deponie</text:p>
          </table:table-cell>
          <table:table-cell table:style-name="ce2"/>
          <table:table-cell table:style-name="ce2" office:value-type="string" calcext:value-type="string">
            <text:p>Depo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5_Untertageeinlagerung" xlink:type="simple">http://xplan-raumordnung.de/iqvoc/de/concepts/2_2_1_5_Untertageeinlag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5_Untertageeinlagerung</text:p>
          </table:table-cell>
          <table:table-cell table:style-name="ce2"/>
          <table:table-cell table:style-name="ce2" office:value-type="string" calcext:value-type="string">
            <text:p>Untertageeinlag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6_Behandlung" xlink:type="simple">http://xplan-raumordnung.de/iqvoc/de/concepts/2_2_1_6_Behan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6_Behandlung</text:p>
          </table:table-cell>
          <table:table-cell table:style-name="ce2"/>
          <table:table-cell table:style-name="ce2" office:value-type="string" calcext:value-type="string">
            <text:p>Behan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7_Kompostierung.html" xlink:type="simple">http://xplan-raumordnung.de/iqvoc/de/concepts/2_2_1_7_Kompostierung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7_Kompostierung</text:p>
          </table:table-cell>
          <table:table-cell table:style-name="ce2"/>
          <table:table-cell table:style-name="ce2" office:value-type="string" calcext:value-type="string">
            <text:p>Komposti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8_Verbrennung" xlink:type="simple">http://xplan-raumordnung.de/iqvoc/de/concepts/2_2_1_8_Verbren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8_Verbrennung</text:p>
          </table:table-cell>
          <table:table-cell table:style-name="ce2"/>
          <table:table-cell table:style-name="ce2" office:value-type="string" calcext:value-type="string">
            <text:p>Verbren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9_Umladestation" xlink:type="simple">http://xplan-raumordnung.de/iqvoc/de/concepts/2_2_1_9_Umladesta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9_Umladestation</text:p>
          </table:table-cell>
          <table:table-cell table:style-name="ce2"/>
          <table:table-cell table:style-name="ce2" office:value-type="string" calcext:value-type="string">
            <text:p>Umlade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10_Standortsicherung" xlink:type="simple">http://xplan-raumordnung.de/iqvoc/de/concepts/2_2_1_10_Standorts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0_Standortsicherung</text:p>
          </table:table-cell>
          <table:table-cell table:style-name="ce2"/>
          <table:table-cell table:style-name="ce2" office:value-type="string" calcext:value-type="string">
            <text:p>Standort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1_11_SonstigeAbfallentsorgung" xlink:type="simple">http://xplan-raumordnung.de/iqvoc/de/concepts/2_2_1_11_SonstigeAbfallent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1_11_SonstigeAbfallentsorgung</text:p>
          </table:table-cell>
          <table:table-cell table:style-name="ce2"/>
          <table:table-cell table:style-name="ce2" office:value-type="string" calcext:value-type="string">
            <text:p>Sonstige Abfallent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Abfalltypen" xlink:type="simple">http://xplan-raumordnung.de/iqvoc/de/concepts/2_2_2_Abfall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Abfalltypen</text:p>
          </table:table-cell>
          <table:table-cell table:style-name="ce2"/>
          <table:table-cell table:style-name="ce2" office:value-type="string" calcext:value-type="string">
            <text:p>Abfall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1_Siedlungsabfall" xlink:type="simple">http://xplan-raumordnung.de/iqvoc/de/concepts/2_2_2_1_Siedlungs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1_Siedlungsabfall</text:p>
          </table:table-cell>
          <table:table-cell table:style-name="ce2"/>
          <table:table-cell table:style-name="ce2" office:value-type="string" calcext:value-type="string">
            <text:p>Siedlungs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2_Mineralstoffabfall" xlink:type="simple">http://xplan-raumordnung.de/iqvoc/de/concepts/2_2_2_2_Mineralstoff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2_Mineralstoffabfall</text:p>
          </table:table-cell>
          <table:table-cell table:style-name="ce2"/>
          <table:table-cell table:style-name="ce2" office:value-type="string" calcext:value-type="string">
            <text:p>Mineralstoff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3_Industrieabfall" xlink:type="simple">http://xplan-raumordnung.de/iqvoc/de/concepts/2_2_2_3_Industrie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3_Industrieabfall</text:p>
          </table:table-cell>
          <table:table-cell table:style-name="ce2"/>
          <table:table-cell table:style-name="ce2" office:value-type="string" calcext:value-type="string">
            <text:p>Industrie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4_Sonderabfall" xlink:type="simple">http://xplan-raumordnung.de/iqvoc/de/concepts/2_2_2_4_Sonder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4_Sonderabfall</text:p>
          </table:table-cell>
          <table:table-cell table:style-name="ce2"/>
          <table:table-cell table:style-name="ce2" office:value-type="string" calcext:value-type="string">
            <text:p>Sonder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5_RadioaktiverAbfall" xlink:type="simple">http://xplan-raumordnung.de/iqvoc/de/concepts/2_2_2_5_Radioaktiver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5_RadioaktiverAbfall</text:p>
          </table:table-cell>
          <table:table-cell table:style-name="ce2"/>
          <table:table-cell table:style-name="ce2" office:value-type="string" calcext:value-type="string">
            <text:p>Radioaktiv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2_6_SonstigerAbfall" xlink:type="simple">http://xplan-raumordnung.de/iqvoc/de/concepts/2_2_2_6_SonstigerAbfal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2_6_SonstigerAbfall</text:p>
          </table:table-cell>
          <table:table-cell table:style-name="ce2"/>
          <table:table-cell table:style-name="ce2" office:value-type="string" calcext:value-type="string">
            <text:p>Sonstiger Abfal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Abwassertypen" xlink:type="simple">http://xplan-raumordnung.de/iqvoc/de/concepts/2_2_3_Abwassertyp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Abwassertypen</text:p>
          </table:table-cell>
          <table:table-cell table:style-name="ce2"/>
          <table:table-cell table:style-name="ce2" office:value-type="string" calcext:value-type="string">
            <text:p>Abwassertyp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1_Klaeranlage" xlink:type="simple">http://xplan-raumordnung.de/iqvoc/de/concepts/2_2_3_1_Klaer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1_Klaeranlage</text:p>
          </table:table-cell>
          <table:table-cell table:style-name="ce2"/>
          <table:table-cell table:style-name="ce2" office:value-type="string" calcext:value-type="string">
            <text:p>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2_ZentraleKlaeranlage" xlink:type="simple">http://xplan-raumordnung.de/iqvoc/de/concepts/2_2_3_2_ZentraleKlaer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2_ZentraleKlaeranlage</text:p>
          </table:table-cell>
          <table:table-cell table:style-name="ce2"/>
          <table:table-cell table:style-name="ce2" office:value-type="string" calcext:value-type="string">
            <text:p>Zentrale Klär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3_Grossklaerwerk" xlink:type="simple">http://xplan-raumordnung.de/iqvoc/de/concepts/2_2_3_3_Grossklaer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3_Grossklaerwerk</text:p>
          </table:table-cell>
          <table:table-cell table:style-name="ce2"/>
          <table:table-cell table:style-name="ce2" office:value-type="string" calcext:value-type="string">
            <text:p>Großklä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4_Hauptwasserableitung" xlink:type="simple">http://xplan-raumordnung.de/iqvoc/de/concepts/2_2_3_4_Hauptwasserablei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4_Hauptwasserableitung</text:p>
          </table:table-cell>
          <table:table-cell table:style-name="ce2"/>
          <table:table-cell table:style-name="ce2" office:value-type="string" calcext:value-type="string">
            <text:p>Hauptwasserab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5_Abwasserverwertungsflaeche" xlink:type="simple">http://xplan-raumordnung.de/iqvoc/de/concepts/2_2_3_5_Abwasserverwertung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5_Abwasserverwertungsflaeche</text:p>
          </table:table-cell>
          <table:table-cell table:style-name="ce2"/>
          <table:table-cell table:style-name="ce2" office:value-type="string" calcext:value-type="string">
            <text:p>Abwasserverwertung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6_Abwasserbehandlungsanlage" xlink:type="simple">http://xplan-raumordnung.de/iqvoc/de/concepts/2_2_3_6_Abwasserbehandlung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6_Abwasserbehandlungsanlage</text:p>
          </table:table-cell>
          <table:table-cell table:style-name="ce2"/>
          <table:table-cell table:style-name="ce2" office:value-type="string" calcext:value-type="string">
            <text:p>Abwasserbehandlung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2_3_7_SonstigeAbwasserinfrastruktur" xlink:type="simple">http://xplan-raumordnung.de/iqvoc/de/concepts/2_2_3_7_SonstigeAbwasser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2_3_7_SonstigeAbwasserinfrastruktur</text:p>
          </table:table-cell>
          <table:table-cell table:style-name="ce2"/>
          <table:table-cell table:style-name="ce2" office:value-type="string" calcext:value-type="string">
            <text:p>Sonstige Abwasser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Kommunikation" xlink:type="simple">http://xplan-raumordnung.de/iqvoc/de/concepts/2_3_Kommunika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Kommunikation</text:p>
          </table:table-cell>
          <table:table-cell table:style-name="ce2"/>
          <table:table-cell table:style-name="ce2" office:value-type="string" calcext:value-type="string">
            <text:p>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1_Richtfunkstrecke" xlink:type="simple">http://xplan-raumordnung.de/iqvoc/de/concepts/2_3_1_Richtfunkstre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1_Richtfunkstrecke</text:p>
          </table:table-cell>
          <table:table-cell table:style-name="ce2"/>
          <table:table-cell table:style-name="ce2" office:value-type="string" calcext:value-type="string">
            <text:p>Richtfunk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2_Fernmeldeanlage" xlink:type="simple">http://xplan-raumordnung.de/iqvoc/de/concepts/2_3_2_Fernmeld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2_Fernmeldeanlage</text:p>
          </table:table-cell>
          <table:table-cell table:style-name="ce2"/>
          <table:table-cell table:style-name="ce2" office:value-type="string" calcext:value-type="string">
            <text:p>Fernmelde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3_SendeEmpfangsstation.html" xlink:type="simple">http://xplan-raumordnung.de/iqvoc/de/concepts/2_3_3_SendeEmpfangsstation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3_SendeEmpfangsstation</text:p>
          </table:table-cell>
          <table:table-cell table:style-name="ce2"/>
          <table:table-cell table:style-name="ce2" office:value-type="string" calcext:value-type="string">
            <text:p>Sende- und Empfangsst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3_4_TonFernsehsender" xlink:type="simple">http://xplan-raumordnung.de/iqvoc/de/concepts/2_3_4_TonFernsehsende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4_TonFernsehsender</text:p>
          </table:table-cell>
          <table:table-cell table:style-name="ce2"/>
          <table:table-cell table:style-name="ce2" office:value-type="string" calcext:value-type="string">
            <text:p>Ton- und Fernsehsend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3_5_SonstigeKommunikatio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3_5_SonstigeKommunikation</text:p>
          </table:table-cell>
          <table:table-cell table:style-name="ce2"/>
          <table:table-cell table:style-name="ce2" office:value-type="string" calcext:value-type="string">
            <text:p>Sonstige Kommunika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4_LaermschutzBauschutz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LaermschutzBauschutz</text:p>
          </table:table-cell>
          <table:table-cell table:style-name="ce2"/>
          <table:table-cell table:style-name="ce2" office:value-type="string" calcext:value-type="string">
            <text:p>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1_Laermbereich" xlink:type="simple">http://xplan-raumordnung.de/iqvoc/de/concepts/2_4_1_Laerm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1_Laermbereich</text:p>
          </table:table-cell>
          <table:table-cell table:style-name="ce2"/>
          <table:table-cell table:style-name="ce2" office:value-type="string" calcext:value-type="string">
            <text:p>Lär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2_Laermschutzbereich.html" xlink:type="simple">http://xplan-raumordnung.de/iqvoc/de/concepts/2_4_2_Laermschutzbereich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2_Laermschutzbereich</text:p>
          </table:table-cell>
          <table:table-cell table:style-name="ce2"/>
          <table:table-cell table:style-name="ce2" office:value-type="string" calcext:value-type="string">
            <text:p>Lärm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3_Siedlungsbeschraenkungsbereich" xlink:type="simple">http://xplan-raumordnung.de/iqvoc/de/concepts/2_4_3_Siedlungsbeschraenk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3_Siedlungsbeschraenkungsbereich</text:p>
          </table:table-cell>
          <table:table-cell table:style-name="ce2"/>
          <table:table-cell table:style-name="ce2" office:value-type="string" calcext:value-type="string">
            <text:p>Siedlungsbeschränk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4_ZoneA" xlink:type="simple">http://xplan-raumordnung.de/iqvoc/de/concepts/2_4_4_ZoneA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4_ZoneA</text:p>
          </table:table-cell>
          <table:table-cell table:style-name="ce2"/>
          <table:table-cell table:style-name="ce2" office:value-type="string" calcext:value-type="string">
            <text:p>Zone A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5_ZoneB" xlink:type="simple">http://xplan-raumordnung.de/iqvoc/de/concepts/2_4_5_ZoneB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5_ZoneB</text:p>
          </table:table-cell>
          <table:table-cell table:style-name="ce2"/>
          <table:table-cell table:style-name="ce2" office:value-type="string" calcext:value-type="string">
            <text:p>Zone 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6_ZoneC" xlink:type="simple">http://xplan-raumordnung.de/iqvoc/de/concepts/2_4_6_ZoneC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6_ZoneC</text:p>
          </table:table-cell>
          <table:table-cell table:style-name="ce2"/>
          <table:table-cell table:style-name="ce2" office:value-type="string" calcext:value-type="string">
            <text:p>Zone C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4_7_SonstigerLaermschutzBauschutz" xlink:type="simple">http://xplan-raumordnung.de/iqvoc/de/concepts/2_4_7_SonstigerLaermschutzBauschu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4_7_SonstigerLaermschutzBauschutz</text:p>
          </table:table-cell>
          <table:table-cell table:style-name="ce2"/>
          <table:table-cell table:style-name="ce2" office:value-type="string" calcext:value-type="string">
            <text:p>Sonstiger Lärmschutz und Bauschu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SozialeInfrastruktur" xlink:type="simple">http://xplan-raumordnung.de/iqvoc/de/concepts/2_5_Soziale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SozialeInfrastruktur</text:p>
          </table:table-cell>
          <table:table-cell table:style-name="ce2"/>
          <table:table-cell table:style-name="ce2" office:value-type="string" calcext:value-type="string">
            <text:p>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1_Kultur" xlink:type="simple">http://xplan-raumordnung.de/iqvoc/de/concepts/2_5_1_Kul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1_Kultur</text:p>
          </table:table-cell>
          <table:table-cell table:style-name="ce2"/>
          <table:table-cell table:style-name="ce2" office:value-type="string" calcext:value-type="string">
            <text:p>Kul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2_Sozialeinrichtung" xlink:type="simple">http://xplan-raumordnung.de/iqvoc/de/concepts/2_5_2_Sozialeinrich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2_Sozialeinrichtung</text:p>
          </table:table-cell>
          <table:table-cell table:style-name="ce2"/>
          <table:table-cell table:style-name="ce2" office:value-type="string" calcext:value-type="string">
            <text:p>Sozial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3_Gesundheit" xlink:type="simple">http://xplan-raumordnung.de/iqvoc/de/concepts/2_5_3_Gesundh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3_Gesundheit</text:p>
          </table:table-cell>
          <table:table-cell table:style-name="ce2"/>
          <table:table-cell table:style-name="ce2" office:value-type="string" calcext:value-type="string">
            <text:p>Gesundh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4_Krankenhaus" xlink:type="simple">http://xplan-raumordnung.de/iqvoc/de/concepts/2_5_4_Krankenha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4_Krankenhaus</text:p>
          </table:table-cell>
          <table:table-cell table:style-name="ce2"/>
          <table:table-cell table:style-name="ce2" office:value-type="string" calcext:value-type="string">
            <text:p>Krankenh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5_BildungForschung" xlink:type="simple">http://xplan-raumordnung.de/iqvoc/de/concepts/2_5_5_BildungForsch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5_BildungForschung</text:p>
          </table:table-cell>
          <table:table-cell table:style-name="ce2"/>
          <table:table-cell table:style-name="ce2" office:value-type="string" calcext:value-type="string">
            <text:p>Bildung und Forsch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6_Hochschule" xlink:type="simple">http://xplan-raumordnung.de/iqvoc/de/concepts/2_5_6_Hochschu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6_Hochschule</text:p>
          </table:table-cell>
          <table:table-cell table:style-name="ce2"/>
          <table:table-cell table:style-name="ce2" office:value-type="string" calcext:value-type="string">
            <text:p>Hochschu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7_Polizei" xlink:type="simple">http://xplan-raumordnung.de/iqvoc/de/concepts/2_5_7_Polizei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7_Polizei</text:p>
          </table:table-cell>
          <table:table-cell table:style-name="ce2"/>
          <table:table-cell table:style-name="ce2" office:value-type="string" calcext:value-type="string">
            <text:p>Polizei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5_8_SonstigeSozialeInfrastruktur" xlink:type="simple">http://xplan-raumordnung.de/iqvoc/de/concepts/2_5_8_SonstigeSoziale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5_8_SonstigeSozialeInfrastruktur</text:p>
          </table:table-cell>
          <table:table-cell table:style-name="ce2"/>
          <table:table-cell table:style-name="ce2" office:value-type="string" calcext:value-type="string">
            <text:p>Sonstige Sozial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Wasserwirtschaft" xlink:type="simple">http://xplan-raumordnung.de/iqvoc/de/concepts/2_6_Wasser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Wasserwirtschaft</text:p>
          </table:table-cell>
          <table:table-cell table:style-name="ce2"/>
          <table:table-cell table:style-name="ce2" office:value-type="string" calcext:value-type="string">
            <text:p>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1_Wasserleitung" xlink:type="simple">http://xplan-raumordnung.de/iqvoc/de/concepts/2_6_1_Wasserlei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1_Wasserleitung</text:p>
          </table:table-cell>
          <table:table-cell table:style-name="ce2"/>
          <table:table-cell table:style-name="ce2" office:value-type="string" calcext:value-type="string">
            <text:p>Wasserlei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2_Wasserwerk" xlink:type="simple">http://xplan-raumordnung.de/iqvoc/de/concepts/2_6_2_Wasser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2_Wasserwerk</text:p>
          </table:table-cell>
          <table:table-cell table:style-name="ce2"/>
          <table:table-cell table:style-name="ce2" office:value-type="string" calcext:value-type="string">
            <text:p>Wasser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3_StaudammDeich" xlink:type="simple">http://xplan-raumordnung.de/iqvoc/de/concepts/2_6_3_StaudammD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3_StaudammDeich</text:p>
          </table:table-cell>
          <table:table-cell table:style-name="ce2"/>
          <table:table-cell table:style-name="ce2" office:value-type="string" calcext:value-type="string">
            <text:p>Staudamm D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4_Speicherbecken" xlink:type="simple">http://xplan-raumordnung.de/iqvoc/de/concepts/2_6_4_Speicherb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4_Speicherbecken</text:p>
          </table:table-cell>
          <table:table-cell table:style-name="ce2"/>
          <table:table-cell table:style-name="ce2" office:value-type="string" calcext:value-type="string">
            <text:p>Speicher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5_Rueckhaltebecken" xlink:type="simple">http://xplan-raumordnung.de/iqvoc/de/concepts/2_6_5_Rueckhalteb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5_Rueckhaltebecken</text:p>
          </table:table-cell>
          <table:table-cell table:style-name="ce2"/>
          <table:table-cell table:style-name="ce2" office:value-type="string" calcext:value-type="string">
            <text:p>Rückhalteb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6_Talsperre" xlink:type="simple">http://xplan-raumordnung.de/iqvoc/de/concepts/2_6_6_Talsperr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6_Talsperre</text:p>
          </table:table-cell>
          <table:table-cell table:style-name="ce2"/>
          <table:table-cell table:style-name="ce2" office:value-type="string" calcext:value-type="string">
            <text:p>Talsperr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7_PumpwerkSchoepfwerk" xlink:type="simple">http://xplan-raumordnung.de/iqvoc/de/concepts/2_6_7_PumpwerkSchoepf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7_PumpwerkSchoepfwerk</text:p>
          </table:table-cell>
          <table:table-cell table:style-name="ce2"/>
          <table:table-cell table:style-name="ce2" office:value-type="string" calcext:value-type="string">
            <text:p>Pumpwerk und Schöpf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6_8_SonstigeWasserwirtschaft" xlink:type="simple">http://xplan-raumordnung.de/iqvoc/de/concepts/2_6_8_SonstigeWasser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6_8_SonstigeWasserwirtschaft</text:p>
          </table:table-cell>
          <table:table-cell table:style-name="ce2"/>
          <table:table-cell table:style-name="ce2" office:value-type="string" calcext:value-type="string">
            <text:p>Sonstige Wasser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Verkehr" xlink:type="simple">http://xplan-raumordnung.de/iqvoc/de/concepts/2_7_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Verkehr</text:p>
          </table:table-cell>
          <table:table-cell table:style-name="ce2"/>
          <table:table-cell table:style-name="ce2" office:value-type="string" calcext:value-type="string">
            <text:p>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Schienenverkehr" xlink:type="simple">http://xplan-raumordnung.de/iqvoc/de/concepts/2_7_1_Schie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Schienenverkehr</text:p>
          </table:table-cell>
          <table:table-cell table:style-name="ce2"/>
          <table:table-cell table:style-name="ce2" office:value-type="string" calcext:value-type="string">
            <text:p>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_AllgemeinerSchienenverkehr" xlink:type="simple">http://xplan-raumordnung.de/iqvoc/de/concepts/2_7_1_1_AllgemeinerSchie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_AllgemeinerSchienenverkehr</text:p>
          </table:table-cell>
          <table:table-cell table:style-name="ce2"/>
          <table:table-cell table:style-name="ce2" office:value-type="string" calcext:value-type="string">
            <text:p>Allgemein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_Eisenbahnstrecke" xlink:type="simple">http://xplan-raumordnung.de/iqvoc/de/concepts/2_7_1_2_Eisenbahnstre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_Eisenbahnstrecke</text:p>
          </table:table-cell>
          <table:table-cell table:style-name="ce2"/>
          <table:table-cell table:style-name="ce2" office:value-type="string" calcext:value-type="string">
            <text:p>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3_Haupteisenbahnstrecke" xlink:type="simple">http://xplan-raumordnung.de/iqvoc/de/concepts/2_7_1_3_Haupteisenbahnstreck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_Haupteisenbahnstrecke</text:p>
          </table:table-cell>
          <table:table-cell table:style-name="ce2"/>
          <table:table-cell table:style-name="ce2" office:value-type="string" calcext:value-type="string">
            <text:p>Haupteisenbahnstreck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4_Trasse" xlink:type="simple">http://xplan-raumordnung.de/iqvoc/de/concepts/2_7_1_4_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4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5_Schienennetz" xlink:type="simple">http://xplan-raumordnung.de/iqvoc/de/concepts/2_7_1_5_Schienen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5_Schienennetz</text:p>
          </table:table-cell>
          <table:table-cell table:style-name="ce2"/>
          <table:table-cell table:style-name="ce2" office:value-type="string" calcext:value-type="string">
            <text:p>Schien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6_Stadtbahn" xlink:type="simple">http://xplan-raumordnung.de/iqvoc/de/concepts/2_7_1_6_Stadt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6_Stadtbahn</text:p>
          </table:table-cell>
          <table:table-cell table:style-name="ce2"/>
          <table:table-cell table:style-name="ce2" office:value-type="string" calcext:value-type="string">
            <text:p>Stadt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7_Strassenbahn" xlink:type="simple">http://xplan-raumordnung.de/iqvoc/de/concepts/2_7_1_7_Strassen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7_Strassenbahn</text:p>
          </table:table-cell>
          <table:table-cell table:style-name="ce2"/>
          <table:table-cell table:style-name="ce2" office:value-type="string" calcext:value-type="string">
            <text:p>Straßen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8_SBahn" xlink:type="simple">http://xplan-raumordnung.de/iqvoc/de/concepts/2_7_1_8_S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8_SBahn</text:p>
          </table:table-cell>
          <table:table-cell table:style-name="ce2"/>
          <table:table-cell table:style-name="ce2" office:value-type="string" calcext:value-type="string">
            <text:p>S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9_UBahn" xlink:type="simple">http://xplan-raumordnung.de/iqvoc/de/concepts/2_7_1_9_U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9_UBahn</text:p>
          </table:table-cell>
          <table:table-cell table:style-name="ce2"/>
          <table:table-cell table:style-name="ce2" office:value-type="string" calcext:value-type="string">
            <text:p>U-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0_AnschlussgleisIndustrieGewerbe" xlink:type="simple">http://xplan-raumordnung.de/iqvoc/de/concepts/2_7_1_10_AnschlussgleisIndustrie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0_AnschlussgleisIndustrieGewerbe</text:p>
          </table:table-cell>
          <table:table-cell table:style-name="ce2"/>
          <table:table-cell table:style-name="ce2" office:value-type="string" calcext:value-type="string">
            <text:p>Anschlussgleis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1_Haltepunkt" xlink:type="simple">http://xplan-raumordnung.de/iqvoc/de/concepts/2_7_1_11_Halte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1_Haltepunkt</text:p>
          </table:table-cell>
          <table:table-cell table:style-name="ce2"/>
          <table:table-cell table:style-name="ce2" office:value-type="string" calcext:value-type="string">
            <text:p>Halte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2_Bahnhof" xlink:type="simple">http://xplan-raumordnung.de/iqvoc/de/concepts/2_7_1_12_Bahnho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2_Bahnhof</text:p>
          </table:table-cell>
          <table:table-cell table:style-name="ce2"/>
          <table:table-cell table:style-name="ce2" office:value-type="string" calcext:value-type="string">
            <text:p>Bahnho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3_Hochgeschwindigkeitsverkehr" xlink:type="simple">http://xplan-raumordnung.de/iqvoc/de/concepts/2_7_1_13_Hochgeschwindigkeits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3_Hochgeschwindigkeitsverkehr</text:p>
          </table:table-cell>
          <table:table-cell table:style-name="ce2"/>
          <table:table-cell table:style-name="ce2" office:value-type="string" calcext:value-type="string">
            <text:p>Hochgeschwindigkeit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4_Bahnbetriebsgelaende" xlink:type="simple">http://xplan-raumordnung.de/iqvoc/de/concepts/2_7_1_14_Bahnbetriebsgelaen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4_Bahnbetriebsgelaende</text:p>
          </table:table-cell>
          <table:table-cell table:style-name="ce2"/>
          <table:table-cell table:style-name="ce2" office:value-type="string" calcext:value-type="string">
            <text:p>Bahnbetriebsge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5_AnlagemitgrossemFlaechenbedarf" xlink:type="simple">http://xplan-raumordnung.de/iqvoc/de/concepts/2_7_1_15_AnlagemitgrossemFlaechenbedar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5_AnlagemitgrossemFlaechenbedarf</text:p>
          </table:table-cell>
          <table:table-cell table:style-name="ce2"/>
          <table:table-cell table:style-name="ce2" office:value-type="string" calcext:value-type="string">
            <text:p>Anlage mit großem Flächen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6_Eingleisig" xlink:type="simple">http://xplan-raumordnung.de/iqvoc/de/concepts/2_7_1_16_Eingleis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6_Eingleisig</text:p>
          </table:table-cell>
          <table:table-cell table:style-name="ce2"/>
          <table:table-cell table:style-name="ce2" office:value-type="string" calcext:value-type="string">
            <text:p>Ein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7_Zweigleisig" xlink:type="simple">http://xplan-raumordnung.de/iqvoc/de/concepts/2_7_1_17_Zweigleis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7_Zweigleisig</text:p>
          </table:table-cell>
          <table:table-cell table:style-name="ce2"/>
          <table:table-cell table:style-name="ce2" office:value-type="string" calcext:value-type="string">
            <text:p>Zwei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8_Mehrgleisig" xlink:type="simple">http://xplan-raumordnung.de/iqvoc/de/concepts/2_7_1_18_Mehrgleis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8_Mehrgleisig</text:p>
          </table:table-cell>
          <table:table-cell table:style-name="ce2"/>
          <table:table-cell table:style-name="ce2" office:value-type="string" calcext:value-type="string">
            <text:p>Mehrgleis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19_OhneBetrieb" xlink:type="simple">http://xplan-raumordnung.de/iqvoc/de/concepts/2_7_1_19_OhneBetrieb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19_OhneBetrieb</text:p>
          </table:table-cell>
          <table:table-cell table:style-name="ce2"/>
          <table:table-cell table:style-name="ce2" office:value-type="string" calcext:value-type="string">
            <text:p>Ohne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0_MitFernverkehrsfunktion" xlink:type="simple">http://xplan-raumordnung.de/iqvoc/de/concepts/2_7_1_20_MitFernverkehrs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0_MitFernverkehrsfunktion</text:p>
          </table:table-cell>
          <table:table-cell table:style-name="ce2"/>
          <table:table-cell table:style-name="ce2" office:value-type="string" calcext:value-type="string">
            <text:p>Mit Fernverkehr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1_MitVerknuepfungsfunktionFuerOEPNV" xlink:type="simple">http://xplan-raumordnung.de/iqvoc/de/concepts/2_7_1_21_MitVerknuepfungsfunktionFuerOEPNV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1_MitVerknuepfungsfunktionFuerOEPNV</text:p>
          </table:table-cell>
          <table:table-cell table:style-name="ce2"/>
          <table:table-cell table:style-name="ce2" office:value-type="string" calcext:value-type="string">
            <text:p>Mit Verknüpfungsfunktion für 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7_1_22_ElektrischerBetrieb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2_ElektrischerBetrieb</text:p>
          </table:table-cell>
          <table:table-cell table:style-name="ce2"/>
          <table:table-cell table:style-name="ce2" office:value-type="string" calcext:value-type="string">
            <text:p>Elektrischer Betrieb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3_ZuElektrifizieren" xlink:type="simple">http://xplan-raumordnung.de/iqvoc/de/concepts/2_7_1_23_ZuElektrifizier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3_ZuElektrifizieren</text:p>
          </table:table-cell>
          <table:table-cell table:style-name="ce2"/>
          <table:table-cell table:style-name="ce2" office:value-type="string" calcext:value-type="string">
            <text:p>Zu Elektrifizier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4_VerbesserungLeistungsfaehigkeit" xlink:type="simple">http://xplan-raumordnung.de/iqvoc/de/concepts/2_7_1_24_VerbesserungLeistungsfaehigk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4_VerbesserungLeistungsfaehigkeit</text:p>
          </table:table-cell>
          <table:table-cell table:style-name="ce2"/>
          <table:table-cell table:style-name="ce2" office:value-type="string" calcext:value-type="string">
            <text:p>Verbesserung der Leistungsfähig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5_RaeumlicheFreihaltungentwidmeterBahntrassen" xlink:type="simple">http://xplan-raumordnung.de/iqvoc/de/concepts/2_7_1_25_RaeumlicheFreihaltungentwidmeterBahntrass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5_RaeumlicheFreihaltungentwidmeterBahntrassen</text:p>
          </table:table-cell>
          <table:table-cell table:style-name="ce2"/>
          <table:table-cell table:style-name="ce2" office:value-type="string" calcext:value-type="string">
            <text:p>Räumliche Freihaltung entwidmeter Bahntrass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6_NachnutzungstillgelegterStrecken" xlink:type="simple">http://xplan-raumordnung.de/iqvoc/de/concepts/2_7_1_26_NachnutzungstillgelegterStrec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6_NachnutzungstillgelegterStrecken</text:p>
          </table:table-cell>
          <table:table-cell table:style-name="ce2"/>
          <table:table-cell table:style-name="ce2" office:value-type="string" calcext:value-type="string">
            <text:p>Nachnutzung stillgelegter Strec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7_Personenverkehr" xlink:type="simple">http://xplan-raumordnung.de/iqvoc/de/concepts/2_7_1_27_Perso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7_Personenverkehr</text:p>
          </table:table-cell>
          <table:table-cell table:style-name="ce2"/>
          <table:table-cell table:style-name="ce2" office:value-type="string" calcext:value-type="string">
            <text:p>Perso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8_Gueterverkehr" xlink:type="simple">http://xplan-raumordnung.de/iqvoc/de/concepts/2_7_1_28_Guet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8_Gueterverkehr</text:p>
          </table:table-cell>
          <table:table-cell table:style-name="ce2"/>
          <table:table-cell table:style-name="ce2" office:value-type="string" calcext:value-type="string">
            <text:p>Güt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29_Nahverkehr" xlink:type="simple">http://xplan-raumordnung.de/iqvoc/de/concepts/2_7_1_29_Nah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29_Nahverkehr</text:p>
          </table:table-cell>
          <table:table-cell table:style-name="ce2"/>
          <table:table-cell table:style-name="ce2" office:value-type="string" calcext:value-type="string">
            <text:p>Nah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30_Fernverkehr" xlink:type="simple">http://xplan-raumordnung.de/iqvoc/de/concepts/2_7_1_30_Fer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0_Fernverkehr</text:p>
          </table:table-cell>
          <table:table-cell table:style-name="ce2"/>
          <table:table-cell table:style-name="ce2" office:value-type="string" calcext:value-type="string">
            <text:p>Fer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1_31_SonstigerSchienenverkehr" xlink:type="simple">http://xplan-raumordnung.de/iqvoc/de/concepts/2_7_1_31_SonstigerSchien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1_31_SonstigerSchienenverkehr</text:p>
          </table:table-cell>
          <table:table-cell table:style-name="ce2"/>
          <table:table-cell table:style-name="ce2" office:value-type="string" calcext:value-type="string">
            <text:p>Sonstiger Schien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Strassenverkehr" xlink:type="simple">http://xplan-raumordnung.de/iqvoc/de/concepts/2_7_2_Strass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Strassenverkehr</text:p>
          </table:table-cell>
          <table:table-cell table:style-name="ce2"/>
          <table:table-cell table:style-name="ce2" office:value-type="string" calcext:value-type="string">
            <text:p>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_AllgemeinerStrassenverkehr" xlink:type="simple">http://xplan-raumordnung.de/iqvoc/de/concepts/2_7_2_1_AllgemeinerStrass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_AllgemeinerStrassenverkehr</text:p>
          </table:table-cell>
          <table:table-cell table:style-name="ce2"/>
          <table:table-cell table:style-name="ce2" office:value-type="string" calcext:value-type="string">
            <text:p>Allgemein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2_Hauptverkehrsstrasse" xlink:type="simple">http://xplan-raumordnung.de/iqvoc/de/concepts/2_7_2_2_Hauptverkehr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_Hauptverkehrsstrasse</text:p>
          </table:table-cell>
          <table:table-cell table:style-name="ce2"/>
          <table:table-cell table:style-name="ce2" office:value-type="string" calcext:value-type="string">
            <text:p>Hauptverkeh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3_Autobahn.html" xlink:type="simple">http://xplan-raumordnung.de/iqvoc/de/concepts/2_7_2_3_Autobahn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3_Autobahn</text:p>
          </table:table-cell>
          <table:table-cell table:style-name="ce2"/>
          <table:table-cell table:style-name="ce2" office:value-type="string" calcext:value-type="string">
            <text:p>Auto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4_Bundesstrasse" xlink:type="simple">http://xplan-raumordnung.de/iqvoc/de/concepts/2_7_2_4_Bunde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4_Bundesstrasse</text:p>
          </table:table-cell>
          <table:table-cell table:style-name="ce2"/>
          <table:table-cell table:style-name="ce2" office:value-type="string" calcext:value-type="string">
            <text:p>Bu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5_Staatsstrasse" xlink:type="simple">http://xplan-raumordnung.de/iqvoc/de/concepts/2_7_2_5_Staat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5_Staatsstrasse</text:p>
          </table:table-cell>
          <table:table-cell table:style-name="ce2"/>
          <table:table-cell table:style-name="ce2" office:value-type="string" calcext:value-type="string">
            <text:p>Staat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6_Landesstrasse" xlink:type="simple">http://xplan-raumordnung.de/iqvoc/de/concepts/2_7_2_6_Landes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6_Landesstrasse</text:p>
          </table:table-cell>
          <table:table-cell table:style-name="ce2"/>
          <table:table-cell table:style-name="ce2" office:value-type="string" calcext:value-type="string">
            <text:p>Lande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7_Kreisstrasse" xlink:type="simple">http://xplan-raumordnung.de/iqvoc/de/concepts/2_7_2_7_Kreisstrasse</text:a>.html</text:p>
          </table:table-cell>
          <table:table-cell table:style-name="ce2" office:value-type="string" calcext:value-type="string">
            <text:p>de</text:p>
          </table:table-cell>
          <table:table-cell table:style-name="ce5" office:value-type="string" calcext:value-type="string">
            <text:p>2_7_2_7_Kreisstrasse</text:p>
          </table:table-cell>
          <table:table-cell table:style-name="ce2"/>
          <table:table-cell table:style-name="ce2" office:value-type="string" calcext:value-type="string">
            <text:p>Kreis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8_Fernstrasse" xlink:type="simple">http://xplan-raumordnung.de/iqvoc/de/concepts/2_7_2_8_Fern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8_Fernstrasse</text:p>
          </table:table-cell>
          <table:table-cell table:style-name="ce2"/>
          <table:table-cell table:style-name="ce2" office:value-type="string" calcext:value-type="string">
            <text:p>Fern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9_Trasse" xlink:type="simple">http://xplan-raumordnung.de/iqvoc/de/concepts/2_7_2_9_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9_Trasse</text:p>
          </table:table-cell>
          <table:table-cell table:style-name="ce2"/>
          <table:table-cell table:style-name="ce2" office:value-type="string" calcext:value-type="string">
            <text:p>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0_Strassennetz" xlink:type="simple">http://xplan-raumordnung.de/iqvoc/de/concepts/2_7_2_10_Strassen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0_Strassennetz</text:p>
          </table:table-cell>
          <table:table-cell table:style-name="ce2"/>
          <table:table-cell table:style-name="ce2" office:value-type="string" calcext:value-type="string">
            <text:p>Straßen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1_Busverkehr" xlink:type="simple">http://xplan-raumordnung.de/iqvoc/de/concepts/2_7_2_11_Bus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1_Busverkehr</text:p>
          </table:table-cell>
          <table:table-cell table:style-name="ce2"/>
          <table:table-cell table:style-name="ce2" office:value-type="string" calcext:value-type="string">
            <text:p>Bus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2_Anschlussstelle" xlink:type="simple">http://xplan-raumordnung.de/iqvoc/de/concepts/2_7_2_12_Anschlussstel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2_Anschlussstelle</text:p>
          </table:table-cell>
          <table:table-cell table:style-name="ce2"/>
          <table:table-cell table:style-name="ce2" office:value-type="string" calcext:value-type="string">
            <text:p>Anschlus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3_Strassentunnel" xlink:type="simple">http://xplan-raumordnung.de/iqvoc/de/concepts/2_7_2_13_Strassentunn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3_Strassentunnel</text:p>
          </table:table-cell>
          <table:table-cell table:style-name="ce2"/>
          <table:table-cell table:style-name="ce2" office:value-type="string" calcext:value-type="string">
            <text:p>Straßen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4_Zweistreifig" xlink:type="simple">http://xplan-raumordnung.de/iqvoc/de/concepts/2_7_2_14_Zwei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4_Zweistreifig</text:p>
          </table:table-cell>
          <table:table-cell table:style-name="ce2"/>
          <table:table-cell table:style-name="ce2" office:value-type="string" calcext:value-type="string">
            <text:p>Zw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5_Dreistreifig" xlink:type="simple">http://xplan-raumordnung.de/iqvoc/de/concepts/2_7_2_15_Drei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5_Dreistreifig</text:p>
          </table:table-cell>
          <table:table-cell table:style-name="ce2"/>
          <table:table-cell table:style-name="ce2" office:value-type="string" calcext:value-type="string">
            <text:p>Drei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6_Vierstreifig" xlink:type="simple">http://xplan-raumordnung.de/iqvoc/de/concepts/2_7_2_16_Vier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6_Vierstreifig</text:p>
          </table:table-cell>
          <table:table-cell table:style-name="ce2"/>
          <table:table-cell table:style-name="ce2" office:value-type="string" calcext:value-type="string">
            <text:p>Vier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7_Sechsstreifig" xlink:type="simple">http://xplan-raumordnung.de/iqvoc/de/concepts/2_7_2_17_Sechsstreif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7_Sechsstreifig</text:p>
          </table:table-cell>
          <table:table-cell table:style-name="ce2"/>
          <table:table-cell table:style-name="ce2" office:value-type="string" calcext:value-type="string">
            <text:p>Sechsstreif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8_Problembereich" xlink:type="simple">http://xplan-raumordnung.de/iqvoc/de/concepts/2_7_2_18_Problem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8_Problembereich</text:p>
          </table:table-cell>
          <table:table-cell table:style-name="ce2"/>
          <table:table-cell table:style-name="ce2" office:value-type="string" calcext:value-type="string">
            <text:p>Problem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19_GruenbrueckeQuerungsmoeglichkeit" xlink:type="simple">http://xplan-raumordnung.de/iqvoc/de/concepts/2_7_2_19_GruenbrueckeQuerungsmoeglichk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19_GruenbrueckeQuerungsmoeglichkeit</text:p>
          </table:table-cell>
          <table:table-cell table:style-name="ce2"/>
          <table:table-cell table:style-name="ce2" office:value-type="string" calcext:value-type="string">
            <text:p>Grünbrücke und Querungsmöglichk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2_20_SonstigerStrassenverkehr" xlink:type="simple">http://xplan-raumordnung.de/iqvoc/de/concepts/2_7_2_20_SonstigerStrass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2_20_SonstigerStrassenverkehr</text:p>
          </table:table-cell>
          <table:table-cell table:style-name="ce2"/>
          <table:table-cell table:style-name="ce2" office:value-type="string" calcext:value-type="string">
            <text:p>Sonstiger Straß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Luftverkehr" xlink:type="simple">http://xplan-raumordnung.de/iqvoc/de/concepts/2_7_3_Luft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Luftverkehr</text:p>
          </table:table-cell>
          <table:table-cell table:style-name="ce2"/>
          <table:table-cell table:style-name="ce2" office:value-type="string" calcext:value-type="string">
            <text:p>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_Flughafen" xlink:type="simple">http://xplan-raumordnung.de/iqvoc/de/concepts/2_7_3_1_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_Flughafen</text:p>
          </table:table-cell>
          <table:table-cell table:style-name="ce2"/>
          <table:table-cell table:style-name="ce2" office:value-type="string" calcext:value-type="string">
            <text:p>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2_Verkehrsflughafen" xlink:type="simple">http://xplan-raumordnung.de/iqvoc/de/concepts/2_7_3_2_Verkehrs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2_Verkehrsflughafen</text:p>
          </table:table-cell>
          <table:table-cell table:style-name="ce2"/>
          <table:table-cell table:style-name="ce2" office:value-type="string" calcext:value-type="string">
            <text:p>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3_Regionalflughafen" xlink:type="simple">http://xplan-raumordnung.de/iqvoc/de/concepts/2_7_3_3_Regional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3_Regionalflughafen</text:p>
          </table:table-cell>
          <table:table-cell table:style-name="ce2"/>
          <table:table-cell table:style-name="ce2" office:value-type="string" calcext:value-type="string">
            <text:p>Regional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4_InternationalerFlughafen" xlink:type="simple">http://xplan-raumordnung.de/iqvoc/de/concepts/2_7_3_4_Internationaler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4_InternationalerFlughafen</text:p>
          </table:table-cell>
          <table:table-cell table:style-name="ce2"/>
          <table:table-cell table:style-name="ce2" office:value-type="string" calcext:value-type="string">
            <text:p>Internationaler 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5_InternationalerVerkehrsflughafen" xlink:type="simple">http://xplan-raumordnung.de/iqvoc/de/concepts/2_7_3_5_InternationalerVerkehrs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5_InternationalerVerkehrsflughafen</text:p>
          </table:table-cell>
          <table:table-cell table:style-name="ce2"/>
          <table:table-cell table:style-name="ce2" office:value-type="string" calcext:value-type="string">
            <text:p>Internationaler Verkehrs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6_Flughafenentwicklung" xlink:type="simple">http://xplan-raumordnung.de/iqvoc/de/concepts/2_7_3_6_Flughafen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6_Flughafenentwicklung</text:p>
          </table:table-cell>
          <table:table-cell table:style-name="ce2"/>
          <table:table-cell table:style-name="ce2" office:value-type="string" calcext:value-type="string">
            <text:p>Flughafen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7_Flugplatz" xlink:type="simple">http://xplan-raumordnung.de/iqvoc/de/concepts/2_7_3_7_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7_Flugplatz</text:p>
          </table:table-cell>
          <table:table-cell table:style-name="ce2"/>
          <table:table-cell table:style-name="ce2" office:value-type="string" calcext:value-type="string">
            <text:p>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8_Regionalflugplatz" xlink:type="simple">http://xplan-raumordnung.de/iqvoc/de/concepts/2_7_3_8_Regional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8_Regionalflugplatz</text:p>
          </table:table-cell>
          <table:table-cell table:style-name="ce2"/>
          <table:table-cell table:style-name="ce2" office:value-type="string" calcext:value-type="string">
            <text:p>Regiona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9_Segelflugplatz" xlink:type="simple">http://xplan-raumordnung.de/iqvoc/de/concepts/2_7_3_9_Segel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9_Segelflugplatz</text:p>
          </table:table-cell>
          <table:table-cell table:style-name="ce2"/>
          <table:table-cell table:style-name="ce2" office:value-type="string" calcext:value-type="string">
            <text:p>Segel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0_SonstigerFlugplatz" xlink:type="simple">http://xplan-raumordnung.de/iqvoc/de/concepts/2_7_3_10_SonstigerFlu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0_SonstigerFlugplatz</text:p>
          </table:table-cell>
          <table:table-cell table:style-name="ce2"/>
          <table:table-cell table:style-name="ce2" office:value-type="string" calcext:value-type="string">
            <text:p>Sonstiger Flu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1_Bauschutzbereich" xlink:type="simple">http://xplan-raumordnung.de/iqvoc/de/concepts/2_7_3_11_Bauschutz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1_Bauschutzbereich</text:p>
          </table:table-cell>
          <table:table-cell table:style-name="ce2"/>
          <table:table-cell table:style-name="ce2" office:value-type="string" calcext:value-type="string">
            <text:p>Bauschutz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2_Militaerflughafen" xlink:type="simple">http://xplan-raumordnung.de/iqvoc/de/concepts/2_7_3_12_Militaerflug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2_Militaerflughafen</text:p>
          </table:table-cell>
          <table:table-cell table:style-name="ce2"/>
          <table:table-cell table:style-name="ce2" office:value-type="string" calcext:value-type="string">
            <text:p>Militärflug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3_Landeplatz" xlink:type="simple">http://xplan-raumordnung.de/iqvoc/de/concepts/2_7_3_13_Lande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3_Landeplatz</text:p>
          </table:table-cell>
          <table:table-cell table:style-name="ce2"/>
          <table:table-cell table:style-name="ce2" office:value-type="string" calcext:value-type="string">
            <text:p>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4_Verkehrslandeplatz" xlink:type="simple">http://xplan-raumordnung.de/iqvoc/de/concepts/2_7_3_14_Verkehrslande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4_Verkehrslandeplatz</text:p>
          </table:table-cell>
          <table:table-cell table:style-name="ce2"/>
          <table:table-cell table:style-name="ce2" office:value-type="string" calcext:value-type="string">
            <text:p>Verkehrs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5_Hubschrauberlandeplatz" xlink:type="simple">http://xplan-raumordnung.de/iqvoc/de/concepts/2_7_3_15_Hubschrauberlande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5_Hubschrauberlandeplatz</text:p>
          </table:table-cell>
          <table:table-cell table:style-name="ce2"/>
          <table:table-cell table:style-name="ce2" office:value-type="string" calcext:value-type="string">
            <text:p>Hubschrauberlande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6_Landebahn" xlink:type="simple">http://xplan-raumordnung.de/iqvoc/de/concepts/2_7_3_16_Landebah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6_Landebahn</text:p>
          </table:table-cell>
          <table:table-cell table:style-name="ce2"/>
          <table:table-cell table:style-name="ce2" office:value-type="string" calcext:value-type="string">
            <text:p>Landebah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3_17_SonstigerLuftverkehr" xlink:type="simple">http://xplan-raumordnung.de/iqvoc/de/concepts/2_7_3_17_SonstigerLuft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3_17_SonstigerLuftverkehr</text:p>
          </table:table-cell>
          <table:table-cell table:style-name="ce2"/>
          <table:table-cell table:style-name="ce2" office:value-type="string" calcext:value-type="string">
            <text:p>Sonstiger Luft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Wasserverkehr.html" xlink:type="simple">http://xplan-raumordnung.de/iqvoc/de/concepts/2_7_4_Wasserverkehr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Wasserverkehr</text:p>
          </table:table-cell>
          <table:table-cell table:style-name="ce2"/>
          <table:table-cell table:style-name="ce2" office:value-type="string" calcext:value-type="string">
            <text:p>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_Hafen" xlink:type="simple">http://xplan-raumordnung.de/iqvoc/de/concepts/2_7_4_1_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_Hafen</text:p>
          </table:table-cell>
          <table:table-cell table:style-name="ce2"/>
          <table:table-cell table:style-name="ce2" office:value-type="string" calcext:value-type="string">
            <text:p>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2_Seehafen" xlink:type="simple">http://xplan-raumordnung.de/iqvoc/de/concepts/2_7_4_2_See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2_Seehafen</text:p>
          </table:table-cell>
          <table:table-cell table:style-name="ce2"/>
          <table:table-cell table:style-name="ce2" office:value-type="string" calcext:value-type="string">
            <text:p>See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3_Binnenhafen" xlink:type="simple">http://xplan-raumordnung.de/iqvoc/de/concepts/2_7_4_3_Binnen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3_Binnenhafen</text:p>
          </table:table-cell>
          <table:table-cell table:style-name="ce2"/>
          <table:table-cell table:style-name="ce2" office:value-type="string" calcext:value-type="string">
            <text:p>Binnen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4_Sportboothafen" xlink:type="simple">http://xplan-raumordnung.de/iqvoc/de/concepts/2_7_4_4_Sportbootha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4_Sportboothafen</text:p>
          </table:table-cell>
          <table:table-cell table:style-name="ce2"/>
          <table:table-cell table:style-name="ce2" office:value-type="string" calcext:value-type="string">
            <text:p>Sportbootha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5_Laende" xlink:type="simple">http://xplan-raumordnung.de/iqvoc/de/concepts/2_7_4_5_Laen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5_Laende</text:p>
          </table:table-cell>
          <table:table-cell table:style-name="ce2"/>
          <table:table-cell table:style-name="ce2" office:value-type="string" calcext:value-type="string">
            <text:p>Län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6_Umschlagplatz" xlink:type="simple">http://xplan-raumordnung.de/iqvoc/de/concepts/2_7_4_6_Umschlagpla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6_Umschlagplatz</text:p>
          </table:table-cell>
          <table:table-cell table:style-name="ce2"/>
          <table:table-cell table:style-name="ce2" office:value-type="string" calcext:value-type="string">
            <text:p>Umschlagpla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7_SchleuseHebewerk" xlink:type="simple">http://xplan-raumordnung.de/iqvoc/de/concepts/2_7_4_7_SchleuseHebewe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7_SchleuseHebewerk</text:p>
          </table:table-cell>
          <table:table-cell table:style-name="ce2"/>
          <table:table-cell table:style-name="ce2" office:value-type="string" calcext:value-type="string">
            <text:p>Schleuse oder Hebewe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8_Schifffahrt" xlink:type="simple">http://xplan-raumordnung.de/iqvoc/de/concepts/2_7_4_8_Schifffah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8_Schifffahrt</text:p>
          </table:table-cell>
          <table:table-cell table:style-name="ce2"/>
          <table:table-cell table:style-name="ce2" office:value-type="string" calcext:value-type="string">
            <text:p>Schifffah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9_WichtigerSchiffahrtsweg" xlink:type="simple">http://xplan-raumordnung.de/iqvoc/de/concepts/2_7_4_9_WichtigerSchiffahrts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9_WichtigerSchiffahrtsweg</text:p>
          </table:table-cell>
          <table:table-cell table:style-name="ce2"/>
          <table:table-cell table:style-name="ce2" office:value-type="string" calcext:value-type="string">
            <text:p>Wich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0_SonstigerSchifffahrtsweg" xlink:type="simple">http://xplan-raumordnung.de/iqvoc/de/concepts/2_7_4_10_SonstigerSchifffahrtswe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0_SonstigerSchifffahrtsweg</text:p>
          </table:table-cell>
          <table:table-cell table:style-name="ce2"/>
          <table:table-cell table:style-name="ce2" office:value-type="string" calcext:value-type="string">
            <text:p>Sonstiger Schifffahrtswe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1_Wasserstrasse" xlink:type="simple">http://xplan-raumordnung.de/iqvoc/de/concepts/2_7_4_11_Wassers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1_Wasserstrasse</text:p>
          </table:table-cell>
          <table:table-cell table:style-name="ce2"/>
          <table:table-cell table:style-name="ce2" office:value-type="string" calcext:value-type="string">
            <text:p>Wasserstraß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2_Reede" xlink:type="simple">http://xplan-raumordnung.de/iqvoc/de/concepts/2_7_4_12_Ree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2_Reede</text:p>
          </table:table-cell>
          <table:table-cell table:style-name="ce2"/>
          <table:table-cell table:style-name="ce2" office:value-type="string" calcext:value-type="string">
            <text:p>Ree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4_13_SonstigerWasserverkehr" xlink:type="simple">http://xplan-raumordnung.de/iqvoc/de/concepts/2_7_4_13_SonstigerWass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4_13_SonstigerWasserverkehr</text:p>
          </table:table-cell>
          <table:table-cell table:style-name="ce2"/>
          <table:table-cell table:style-name="ce2" office:value-type="string" calcext:value-type="string">
            <text:p>Sonstiger Wasse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SonstVerkehr" xlink:type="simple">http://xplan-raumordnung.de/iqvoc/de/concepts/2_7_5_Sonst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Sonst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_Verkehrsanlage" xlink:type="simple">http://xplan-raumordnung.de/iqvoc/de/concepts/2_7_5_1_Verkehrs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_Verkehrsanlage</text:p>
          </table:table-cell>
          <table:table-cell table:style-name="ce2"/>
          <table:table-cell table:style-name="ce2" office:value-type="string" calcext:value-type="string">
            <text:p>Verkehrs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2_Gueterverkehrszentrum" xlink:type="simple">http://xplan-raumordnung.de/iqvoc/de/concepts/2_7_5_2_Gueterverkehrs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2_Gueterverkehrszentrum</text:p>
          </table:table-cell>
          <table:table-cell table:style-name="ce2"/>
          <table:table-cell table:style-name="ce2" office:value-type="string" calcext:value-type="string">
            <text:p>Güterverkehrs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3_Logistikzentrum.html" xlink:type="simple">http://xplan-raumordnung.de/iqvoc/de/concepts/2_7_5_3_Logistikzentr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3_Logistikzentrum</text:p>
          </table:table-cell>
          <table:table-cell table:style-name="ce2"/>
          <table:table-cell table:style-name="ce2" office:value-type="string" calcext:value-type="string">
            <text:p>Logistik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4_TerminalkombinierterVerkehr" xlink:type="simple">http://xplan-raumordnung.de/iqvoc/de/concepts/2_7_5_4_Terminalkombiniert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4_TerminalkombinierterVerkehr</text:p>
          </table:table-cell>
          <table:table-cell table:style-name="ce2"/>
          <table:table-cell table:style-name="ce2" office:value-type="string" calcext:value-type="string">
            <text:p>Terminal kombiniert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5_OEPNV" xlink:type="simple">http://xplan-raumordnung.de/iqvoc/de/concepts/2_7_5_5_OEPNV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5_OEPNV</text:p>
          </table:table-cell>
          <table:table-cell table:style-name="ce2"/>
          <table:table-cell table:style-name="ce2" office:value-type="string" calcext:value-type="string">
            <text:p>ÖPNV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6_VerknuepfungspunktBahnBus" xlink:type="simple">http://xplan-raumordnung.de/iqvoc/de/concepts/2_7_5_6_VerknuepfungspunktBahnB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6_VerknuepfungspunktBahnBus</text:p>
          </table:table-cell>
          <table:table-cell table:style-name="ce2"/>
          <table:table-cell table:style-name="ce2" office:value-type="string" calcext:value-type="string">
            <text:p>Verknüpfungspunkt Bahn und B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7_ParkandRideBikeandRide" xlink:type="simple">http://xplan-raumordnung.de/iqvoc/de/concepts/2_7_5_7_ParkandRideBikeandRid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7_ParkandRideBikeandRide</text:p>
          </table:table-cell>
          <table:table-cell table:style-name="ce2"/>
          <table:table-cell table:style-name="ce2" office:value-type="string" calcext:value-type="string">
            <text:p>Park and Ride oder Bike and Rid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" xlink:type="simple">http://xplan-raumordnung.de/iqvoc/de/concepts/2</text:a>_7_5_8_Faehrverkehr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8_Faehrverkehr</text:p>
          </table:table-cell>
          <table:table-cell table:style-name="ce2"/>
          <table:table-cell table:style-name="ce2" office:value-type="string" calcext:value-type="string">
            <text:p>Fähr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9_Infrastrukturkorridor" xlink:type="simple">http://xplan-raumordnung.de/iqvoc/de/concepts/2_7_5_9_Infrastrukturkorrid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9_Infrastrukturkorridor</text:p>
          </table:table-cell>
          <table:table-cell table:style-name="ce2"/>
          <table:table-cell table:style-name="ce2" office:value-type="string" calcext:value-type="string">
            <text:p>Infrastruktur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0_Tunnel" xlink:type="simple">http://xplan-raumordnung.de/iqvoc/de/concepts/2_7_5_10_Tunn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0_Tunnel</text:p>
          </table:table-cell>
          <table:table-cell table:style-name="ce2"/>
          <table:table-cell table:style-name="ce2" office:value-type="string" calcext:value-type="string">
            <text:p>Tunn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1_NeueVerkehrstechniken" xlink:type="simple">http://xplan-raumordnung.de/iqvoc/de/concepts/2_7_5_11_NeueVerkehrstechnik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1_NeueVerkehrstechniken</text:p>
          </table:table-cell>
          <table:table-cell table:style-name="ce2"/>
          <table:table-cell table:style-name="ce2" office:value-type="string" calcext:value-type="string">
            <text:p>Neue Verkehrstechnik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5_12_SonstigerVerkehr" xlink:type="simple">http://xplan-raumordnung.de/iqvoc/de/concepts/2_7_5_12_Sonstiger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5_12_SonstigerVerkehr</text:p>
          </table:table-cell>
          <table:table-cell table:style-name="ce2"/>
          <table:table-cell table:style-name="ce2" office:value-type="string" calcext:value-type="string">
            <text:p>Sonstiger 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Verkehrstatus" xlink:type="simple">http://xplan-raumordnung.de/iqvoc/de/concepts/2_7_6_Verkehrstat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Verkehrstatus</text:p>
          </table:table-cell>
          <table:table-cell table:style-name="ce2"/>
          <table:table-cell table:style-name="ce2" office:value-type="string" calcext:value-type="string">
            <text:p>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1_Ausbau" xlink:type="simple">http://xplan-raumordnung.de/iqvoc/de/concepts/2_7_6_1_Aus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_Ausbau</text:p>
          </table:table-cell>
          <table:table-cell table:style-name="ce2"/>
          <table:table-cell table:style-name="ce2" office:value-type="string" calcext:value-type="string">
            <text:p>Aus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2_LinienfuehrungOffen" xlink:type="simple">http://xplan-raumordnung.de/iqvoc/de/concepts/2_7_6_2_LinienfuehrungOff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2_LinienfuehrungOffen</text:p>
          </table:table-cell>
          <table:table-cell table:style-name="ce2"/>
          <table:table-cell table:style-name="ce2" office:value-type="string" calcext:value-type="string">
            <text:p>Linienführung Off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3_Sicherung" xlink:type="simple">http://xplan-raumordnung.de/iqvoc/de/concepts/2_7_6_3_Sicher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3_Sicherung</text:p>
          </table:table-cell>
          <table:table-cell table:style-name="ce2"/>
          <table:table-cell table:style-name="ce2" office:value-type="string" calcext:value-type="string">
            <text:p>Sicher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4_Neubau" xlink:type="simple">http://xplan-raumordnung.de/iqvoc/de/concepts/2_7_6_4_Neu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4_Neubau</text:p>
          </table:table-cell>
          <table:table-cell table:style-name="ce2"/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5_ImBau" xlink:type="simple">http://xplan-raumordnung.de/iqvoc/de/concepts/2_7_6_5_Im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5_ImBau</text:p>
          </table:table-cell>
          <table:table-cell table:style-name="ce2"/>
          <table:table-cell table:style-name="ce2" office:value-type="string" calcext:value-type="string">
            <text:p>Im Bau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6_VorPlanfestgestLinienbestGrobtrasse" xlink:type="simple">http://xplan-raumordnung.de/iqvoc/de/concepts/2_7_6_6_VorPlanfestgestLinienbestGrobtras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6_VorPlanfestgestLinienbestGrobtrasse</text:p>
          </table:table-cell>
          <table:table-cell table:style-name="ce2"/>
          <table:table-cell table:style-name="ce2" office:value-type="string" calcext:value-type="string">
            <text:p>VorPlanfestgestLinienbestGrobtras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7_BedarfsplanmassnahmeOhneRaeumlFestlegung" xlink:type="simple">http://xplan-raumordnung.de/iqvoc/de/concepts/2_7_6_7_BedarfsplanmassnahmeOhneRaeumlFestle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7_BedarfsplanmassnahmeOhneRaeumlFestlegung</text:p>
          </table:table-cell>
          <table:table-cell table:style-name="ce2"/>
          <table:table-cell table:style-name="ce2" office:value-type="string" calcext:value-type="string">
            <text:p>Bedarfsmaßnahme ohne räumliche Fest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8_Korridor" xlink:type="simple">http://xplan-raumordnung.de/iqvoc/de/concepts/2_7_6_8_Korrid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8_Korridor</text:p>
          </table:table-cell>
          <table:table-cell table:style-name="ce2"/>
          <table:table-cell table:style-name="ce2" office:value-type="string" calcext:value-type="string">
            <text:p>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9_Verlegung" xlink:type="simple">http://xplan-raumordnung.de/iqvoc/de/concepts/2_7_6_9_Verle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9_Verlegung</text:p>
          </table:table-cell>
          <table:table-cell table:style-name="ce2"/>
          <table:table-cell table:style-name="ce2" office:value-type="string" calcext:value-type="string">
            <text:p>Verle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7_6_10_SonstigerVerkehrStatus" xlink:type="simple">http://xplan-raumordnung.de/iqvoc/de/concepts/2_7_6_10_SonstigerVerkehrStatu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7_6_10_SonstigerVerkehrStatus</text:p>
          </table:table-cell>
          <table:table-cell table:style-name="ce2"/>
          <table:table-cell table:style-name="ce2" office:value-type="string" calcext:value-type="string">
            <text:p>Sonstiger Verkehrsstat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2_8_SonstigeInfrastruktur" xlink:type="simple">http://xplan-raumordnung.de/iqvoc/de/concepts/2_8_SonstigeInfra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2_8_SonstigeInfrastruktur</text:p>
          </table:table-cell>
          <table:table-cell table:style-name="ce2"/>
          <table:table-cell table:style-name="ce2" office:value-type="string" calcext:value-type="string">
            <text:p>Sonstige Infra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Siedlungsstruktur" xlink:type="simple">http://xplan-raumordnung.de/iqvoc/de/concepts/3_Siedlungsstruktu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Siedlungsstruktur</text:p>
          </table:table-cell>
          <table:table-cell table:style-name="ce2"/>
          <table:table-cell table:style-name="ce2" office:value-type="string" calcext:value-type="string">
            <text:p>Siedlungsstruktu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Raumkategorie" xlink:type="simple">http://xplan-raumordnung.de/iqvoc/de/concepts/3_1_Raumkatego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Raumkategorie</text:p>
          </table:table-cell>
          <table:table-cell table:style-name="ce2"/>
          <table:table-cell table:style-name="ce2" office:value-type="string" calcext:value-type="string">
            <text:p>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_Ordnungsraum" xlink:type="simple">http://xplan-raumordnung.de/iqvoc/de/concepts/3_1_1_Ordn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_Ordnungsraum</text:p>
          </table:table-cell>
          <table:table-cell table:style-name="ce2"/>
          <table:table-cell table:style-name="ce2" office:value-type="string" calcext:value-type="string">
            <text:p>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_OrdnungsraumTourismusErholung" xlink:type="simple">http://xplan-raumordnung.de/iqvoc/de/concepts/3_1_2_OrdnungsraumTourismusErho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_OrdnungsraumTourismusErholung</text:p>
          </table:table-cell>
          <table:table-cell table:style-name="ce2"/>
          <table:table-cell table:style-name="ce2" office:value-type="string" calcext:value-type="string">
            <text:p>Ordnungsraum für Tourismus und Erho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3_Verdichtungsraum" xlink:type="simple">http://xplan-raumordnung.de/iqvoc/de/concepts/3_1_3_Verdich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3_Verdichtungsraum</text:p>
          </table:table-cell>
          <table:table-cell table:style-name="ce2"/>
          <table:table-cell table:style-name="ce2" office:value-type="string" calcext:value-type="string">
            <text:p>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4_KernzoneVerdichtungsraum.html" xlink:type="simple">http://xplan-raumordnung.de/iqvoc/de/concepts/3_1_4_KernzoneVerdichtungs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4_KernzoneVerdichtungsraum</text:p>
          </table:table-cell>
          <table:table-cell table:style-name="ce2"/>
          <table:table-cell table:style-name="ce2" office:value-type="string" calcext:value-type="string">
            <text:p>Kern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5_RandzoneVerdichtungsraum" xlink:type="simple">http://xplan-raumordnung.de/iqvoc/de/concepts/3_1_5_RandzoneVerdich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5_RandzoneVerdichtungsraum</text:p>
          </table:table-cell>
          <table:table-cell table:style-name="ce2"/>
          <table:table-cell table:style-name="ce2" office:value-type="string" calcext:value-type="string">
            <text:p>Randzone des Verdichtung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6_Ballungskernzone" xlink:type="simple">http://xplan-raumordnung.de/iqvoc/de/concepts/3_1_6_Ballungskern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6_Ballungskernzone</text:p>
          </table:table-cell>
          <table:table-cell table:style-name="ce2"/>
          <table:table-cell table:style-name="ce2" office:value-type="string" calcext:value-type="string">
            <text:p>Ballungsker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7_Ballungsrandzone" xlink:type="simple">http://xplan-raumordnung.de/iqvoc/de/concepts/3_1_7_Ballungsrand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7_Ballungsrandzone</text:p>
          </table:table-cell>
          <table:table-cell table:style-name="ce2"/>
          <table:table-cell table:style-name="ce2" office:value-type="string" calcext:value-type="string">
            <text:p>Ballungsrand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8_HochverdichteterRaum.html" xlink:type="simple">http://xplan-raumordnung.de/iqvoc/de/concepts/3_1_8_Hochverdichteter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8_HochverdichteterRaum</text:p>
          </table:table-cell>
          <table:table-cell table:style-name="ce2"/>
          <table:table-cell table:style-name="ce2" office:value-type="string" calcext:value-type="string">
            <text:p>Hochverdichtet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9_StadtUmlandBereichVerdichtungsraum.html" xlink:type="simple">http://xplan-raumordnung.de/iqvoc/de/concepts/3_1_9_StadtUmlandBereichVerdichtungs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9_StadtUmlandBereichVerdichtungsraum</text:p>
          </table:table-cell>
          <table:table-cell table:style-name="ce2"/>
          <table:table-cell table:style-name="ce2" office:value-type="string" calcext:value-type="string">
            <text:p>Stadt-Umlandbereich 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0_LaendlicherRaum" xlink:type="simple">http://xplan-raumordnung.de/iqvoc/de/concepts/3_1_10_Laendlicher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0_LaendlicherRaum</text:p>
          </table:table-cell>
          <table:table-cell table:style-name="ce2"/>
          <table:table-cell table:style-name="ce2" office:value-type="string" calcext:value-type="string">
            <text:p>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1_VerdichteterBereichimLaendlichenRaum" xlink:type="simple">http://xplan-raumordnung.de/iqvoc/de/concepts/3_1_11_VerdichteterBereichimLaendlichen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1_VerdichteterBereichimLaendlichenRaum</text:p>
          </table:table-cell>
          <table:table-cell table:style-name="ce2"/>
          <table:table-cell table:style-name="ce2" office:value-type="string" calcext:value-type="string">
            <text:p>Verdichteter 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2_Gestaltungsraum" xlink:type="simple">http://xplan-raumordnung.de/iqvoc/de/concepts/3_1_12_Gestal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2_Gestaltungsraum</text:p>
          </table:table-cell>
          <table:table-cell table:style-name="ce2"/>
          <table:table-cell table:style-name="ce2" office:value-type="string" calcext:value-type="string">
            <text:p>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3_LaendlicherGestaltungsraum.html" xlink:type="simple">http://xplan-raumordnung.de/iqvoc/de/concepts/3_1_13_LaendlicherGestaltungs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3_LaendlicherGestaltungsraum</text:p>
          </table:table-cell>
          <table:table-cell table:style-name="ce2"/>
          <table:table-cell table:style-name="ce2" office:value-type="string" calcext:value-type="string">
            <text:p>Ländlicher Gestal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4_StadtUmlandRaum" xlink:type="simple">http://xplan-raumordnung.de/iqvoc/de/concepts/3_1_14_StadtUmland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4_StadtUmlandRaum</text:p>
          </table:table-cell>
          <table:table-cell table:style-name="ce2"/>
          <table:table-cell table:style-name="ce2" office:value-type="string" calcext:value-type="string">
            <text:p>Stadt-Umland-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5_StadtUmlandBereichLaendlicherRaum.html" xlink:type="simple">http://xplan-raumordnung.de/iqvoc/de/concepts/3_1_15_StadtUmlandBereichLaendlicherRaum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5_StadtUmlandBereichLaendlicherRaum</text:p>
          </table:table-cell>
          <table:table-cell table:style-name="ce2"/>
          <table:table-cell table:style-name="ce2" office:value-type="string" calcext:value-type="string">
            <text:p>Stadt-Umland-Bereich im Ländlichen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6_AbgrenzungOrdnungsraum" xlink:type="simple">http://xplan-raumordnung.de/iqvoc/de/concepts/3_1_16_AbgrenzungOrdn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6_AbgrenzungOrdnungsraum</text:p>
          </table:table-cell>
          <table:table-cell table:style-name="ce2"/>
          <table:table-cell table:style-name="ce2" office:value-type="string" calcext:value-type="string">
            <text:p>Abgrenzung Ord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7_DuennbesiedeltesAbgelegenesGebiet" xlink:type="simple">http://xplan-raumordnung.de/iqvoc/de/concepts/3_1_17_DuennbesiedeltesAbgelegene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7_DuennbesiedeltesAbgelegenesGebiet</text:p>
          </table:table-cell>
          <table:table-cell table:style-name="ce2"/>
          <table:table-cell table:style-name="ce2" office:value-type="string" calcext:value-type="string">
            <text:p>Dünnbesiedeltes abgelegenes 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8_Umkreis10KM" xlink:type="simple">http://xplan-raumordnung.de/iqvoc/de/concepts/3_1_18_Umkreis10K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8_Umkreis10KM</text:p>
          </table:table-cell>
          <table:table-cell table:style-name="ce2"/>
          <table:table-cell table:style-name="ce2" office:value-type="string" calcext:value-type="string">
            <text:p>Umkreis 10 Kilomete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19_RaummitbesonderemHandlungsbedarf" xlink:type="simple">http://xplan-raumordnung.de/iqvoc/de/concepts/3_1_19_RaummitbesonderemHandlungsbedarf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19_RaummitbesonderemHandlungsbedarf</text:p>
          </table:table-cell>
          <table:table-cell table:style-name="ce2"/>
          <table:table-cell table:style-name="ce2" office:value-type="string" calcext:value-type="string">
            <text:p>Raum mit besonderem Handlungsbedarf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0_Funktionsraum" xlink:type="simple">http://xplan-raumordnung.de/iqvoc/de/concepts/3_1_20_Funktion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0_Funktionsraum</text:p>
          </table:table-cell>
          <table:table-cell table:style-name="ce2"/>
          <table:table-cell table:style-name="ce2" office:value-type="string" calcext:value-type="string">
            <text:p>Funktion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1_GrenzeWirtschaftsraum" xlink:type="simple">http://xplan-raumordnung.de/iqvoc/de/concepts/3_1_21_GrenzeWirtschaft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1_GrenzeWirtschaftsraum</text:p>
          </table:table-cell>
          <table:table-cell table:style-name="ce2"/>
          <table:table-cell table:style-name="ce2" office:value-type="string" calcext:value-type="string">
            <text:p>Grenze des Wirtschaftsraum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2_Funktionsschwerpunkt" xlink:type="simple">http://xplan-raumordnung.de/iqvoc/de/concepts/3_1_22_Funktions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2_Funktionsschwerpunkt</text:p>
          </table:table-cell>
          <table:table-cell table:style-name="ce2"/>
          <table:table-cell table:style-name="ce2" office:value-type="string" calcext:value-type="string">
            <text:p>Funktion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3_Grundversorgung" xlink:type="simple">http://xplan-raumordnung.de/iqvoc/de/concepts/3_1_23_Grundversor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3_Grundversorgung</text:p>
          </table:table-cell>
          <table:table-cell table:style-name="ce2"/>
          <table:table-cell table:style-name="ce2" office:value-type="string" calcext:value-type="string">
            <text:p>Grundversor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4_Alpengebiet" xlink:type="simple">http://xplan-raumordnung.de/iqvoc/de/concepts/3_1_24_Alpen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4_Alpengebiet</text:p>
          </table:table-cell>
          <table:table-cell table:style-name="ce2"/>
          <table:table-cell table:style-name="ce2" office:value-type="string" calcext:value-type="string">
            <text:p>Alpe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5_Grenzgebiet" xlink:type="simple">http://xplan-raumordnung.de/iqvoc/de/concepts/3_1_25_Grenz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5_Grenzgebiet</text:p>
          </table:table-cell>
          <table:table-cell table:style-name="ce2"/>
          <table:table-cell table:style-name="ce2" office:value-type="string" calcext:value-type="string">
            <text:p>Grenz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6_RaumkategorieBergbaufolgelandschaft" xlink:type="simple">http://xplan-raumordnung.de/iqvoc/de/concepts/3_1_26_RaumkategorieBergbaufolge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6_RaumkategorieBergbaufolgelandschaft</text:p>
          </table:table-cell>
          <table:table-cell table:style-name="ce2"/>
          <table:table-cell table:style-name="ce2" office:value-type="string" calcext:value-type="string">
            <text:p>Raumkategorie Bergbau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7_RaumkategorieBraunkohlenfolgelandschaft" xlink:type="simple">http://xplan-raumordnung.de/iqvoc/de/concepts/3_1_27_RaumkategorieBraunkohlenfolgeland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7_RaumkategorieBraunkohlenfolgelandschaft</text:p>
          </table:table-cell>
          <table:table-cell table:style-name="ce2"/>
          <table:table-cell table:style-name="ce2" office:value-type="string" calcext:value-type="string">
            <text:p>Raumkategorie Braunkohlenfolgeland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1_28_SonstigeRaumkategorie" xlink:type="simple">http://xplan-raumordnung.de/iqvoc/de/concepts/3_1_28_SonstigeRaumkatego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1_28_SonstigeRaumkategorie</text:p>
          </table:table-cell>
          <table:table-cell table:style-name="ce2"/>
          <table:table-cell table:style-name="ce2" office:value-type="string" calcext:value-type="string">
            <text:p>Sonstige Raumkatego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Achse" xlink:type="simple">http://xplan-raumordnung.de/iqvoc/de/concepts/3_2_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Achse</text:p>
          </table:table-cell>
          <table:table-cell table:style-name="ce2"/>
          <table:table-cell table:style-name="ce2" office:value-type="string" calcext:value-type="string">
            <text:p>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1_AllgemeineAchse" xlink:type="simple">http://xplan-raumordnung.de/iqvoc/de/concepts/3_2_1_Allgemeine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_AllgemeineAchse</text:p>
          </table:table-cell>
          <table:table-cell table:style-name="ce2"/>
          <table:table-cell table:style-name="ce2" office:value-type="string" calcext:value-type="string">
            <text:p>Allgemein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2_Siedlungsachse" xlink:type="simple">http://xplan-raumordnung.de/iqvoc/de/concepts/3_2_2_Siedl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2_Siedlungsachse</text:p>
          </table:table-cell>
          <table:table-cell table:style-name="ce2"/>
          <table:table-cell table:style-name="ce2" office:value-type="string" calcext:value-type="string">
            <text:p>Sied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3_Entwicklungsachse" xlink:type="simple">http://xplan-raumordnung.de/iqvoc/de/concepts/3_2_3_Entwickl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3_Entwicklungsachse</text:p>
          </table:table-cell>
          <table:table-cell table:style-name="ce2"/>
          <table:table-cell table:style-name="ce2" office:value-type="string" calcext:value-type="string">
            <text:p>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4_Landesentwicklungsachse" xlink:type="simple">http://xplan-raumordnung.de/iqvoc/de/concepts/3_2_4_Landesentwickl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4_Landesentwicklungsachse</text:p>
          </table:table-cell>
          <table:table-cell table:style-name="ce2"/>
          <table:table-cell table:style-name="ce2" office:value-type="string" calcext:value-type="string">
            <text:p>Landesentwickl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5_Verbindungsachse" xlink:type="simple">http://xplan-raumordnung.de/iqvoc/de/concepts/3_2_5_Verbindungs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5_Verbindungsachse</text:p>
          </table:table-cell>
          <table:table-cell table:style-name="ce2"/>
          <table:table-cell table:style-name="ce2" office:value-type="string" calcext:value-type="string">
            <text:p>Verbindungs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6_Entwicklungskorridor" xlink:type="simple">http://xplan-raumordnung.de/iqvoc/de/concepts/3_2_6_Entwicklungskorrido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6_Entwicklungskorridor</text:p>
          </table:table-cell>
          <table:table-cell table:style-name="ce2"/>
          <table:table-cell table:style-name="ce2" office:value-type="string" calcext:value-type="string">
            <text:p>Entwicklungskorrido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7_AbgrenzungEntwicklungsEntlastungsorte" xlink:type="simple">http://xplan-raumordnung.de/iqvoc/de/concepts/3_2_7_AbgrenzungEntwicklungsEntlastungsort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7_AbgrenzungEntwicklungsEntlastungsorte</text:p>
          </table:table-cell>
          <table:table-cell table:style-name="ce2"/>
          <table:table-cell table:style-name="ce2" office:value-type="string" calcext:value-type="string">
            <text:p>Abgrenzung von Entwicklungs- und Entlastungsor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8_Achsengrundrichtung" xlink:type="simple">http://xplan-raumordnung.de/iqvoc/de/concepts/3_2_8_Achsengrundrich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8_Achsengrundrichtung</text:p>
          </table:table-cell>
          <table:table-cell table:style-name="ce2"/>
          <table:table-cell table:style-name="ce2" office:value-type="string" calcext:value-type="string">
            <text:p>Achsengrund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9_AeussererAchsenSchwerpunkt" xlink:type="simple">http://xplan-raumordnung.de/iqvoc/de/concepts/3_2_9_AeussererAchsen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9_AeussererAchsenSchwerpunkt</text:p>
          </table:table-cell>
          <table:table-cell table:style-name="ce2"/>
          <table:table-cell table:style-name="ce2" office:value-type="string" calcext:value-type="string">
            <text:p>Äußerer Achsen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2_10_SonstigeAchse" xlink:type="simple">http://xplan-raumordnung.de/iqvoc/de/concepts/3_2_10_SonstigeAchs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2_10_SonstigeAchse</text:p>
          </table:table-cell>
          <table:table-cell table:style-name="ce2"/>
          <table:table-cell table:style-name="ce2" office:value-type="string" calcext:value-type="string">
            <text:p>Sonstige Achs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Sperrgebiet" xlink:type="simple">http://xplan-raumordnung.de/iqvoc/de/concepts/3_3_Sperr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Sperrgebiet</text:p>
          </table:table-cell>
          <table:table-cell table:style-name="ce2"/>
          <table:table-cell table:style-name="ce2" office:value-type="string" calcext:value-type="string">
            <text:p>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1_Verteidigung" xlink:type="simple">http://xplan-raumordnung.de/iqvoc/de/concepts/3_3_1_Verteidi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1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2_SondergebietBund" xlink:type="simple">http://xplan-raumordnung.de/iqvoc/de/concepts/3_3_2_SondergebietBu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2_SondergebietBund</text:p>
          </table:table-cell>
          <table:table-cell table:style-name="ce2"/>
          <table:table-cell table:style-name="ce2" office:value-type="string" calcext:value-type="string">
            <text:p>Sondergebiet 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3_Warngebiet" xlink:type="simple">http://xplan-raumordnung.de/iqvoc/de/concepts/3_3_3_Warn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3_Warngebiet</text:p>
          </table:table-cell>
          <table:table-cell table:style-name="ce2"/>
          <table:table-cell table:style-name="ce2" office:value-type="string" calcext:value-type="string">
            <text:p>Warn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4_MilitaerischeEinrichtung" xlink:type="simple">http://xplan-raumordnung.de/iqvoc/de/concepts/3_3_4_MilitaerischeEinrich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4_MilitaerischeEinrichtung</text:p>
          </table:table-cell>
          <table:table-cell table:style-name="ce2"/>
          <table:table-cell table:style-name="ce2" office:value-type="string" calcext:value-type="string">
            <text:p>Militärische Einrich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5_GrosseMilitaerischeAnlage" xlink:type="simple">http://xplan-raumordnung.de/iqvoc/de/concepts/3_3_5_GrosseMilitaerisch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5_GrosseMilitaerischeAnlage</text:p>
          </table:table-cell>
          <table:table-cell table:style-name="ce2"/>
          <table:table-cell table:style-name="ce2" office:value-type="string" calcext:value-type="string">
            <text:p>Große militäris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6_MilitaerischeLiegenschaft" xlink:type="simple">http://xplan-raumordnung.de/iqvoc/de/concepts/3_3_6_MilitaerischeLiegen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6_MilitaerischeLiegenschaft</text:p>
          </table:table-cell>
          <table:table-cell table:style-name="ce2"/>
          <table:table-cell table:style-name="ce2" office:value-type="string" calcext:value-type="string">
            <text:p>Militärische Liegen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7_Konversionsflaeche" xlink:type="simple">http://xplan-raumordnung.de/iqvoc/de/concepts/3_3_7_Konversionsflaech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7_Konversionsflaeche</text:p>
          </table:table-cell>
          <table:table-cell table:style-name="ce2"/>
          <table:table-cell table:style-name="ce2" office:value-type="string" calcext:value-type="string">
            <text:p>Konversionsfläch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3_8_SonstigesSperrgebiet" xlink:type="simple">http://xplan-raumordnung.de/iqvoc/de/concepts/3_3_8_SonstigesSperr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3_8_SonstigesSperrgebiet</text:p>
          </table:table-cell>
          <table:table-cell table:style-name="ce2"/>
          <table:table-cell table:style-name="ce2" office:value-type="string" calcext:value-type="string">
            <text:p>Sonstiges Sperr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ZentralerOrt" xlink:type="simple">http://xplan-raumordnung.de/iqvoc/de/concepts/3_4_Zentraler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ZentralerOrt</text:p>
          </table:table-cell>
          <table:table-cell table:style-name="ce2"/>
          <table:table-cell table:style-name="ce2" office:value-type="string" calcext:value-type="string">
            <text:p>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_Oberzentrum" xlink:type="simple">http://xplan-raumordnung.de/iqvoc/de/concepts/3_4_1_Ober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_Oberzentrum</text:p>
          </table:table-cell>
          <table:table-cell table:style-name="ce2"/>
          <table:table-cell table:style-name="ce2" office:value-type="string" calcext:value-type="string">
            <text:p>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_GemeinsamesOberzentrum" xlink:type="simple">http://xplan-raumordnung.de/iqvoc/de/concepts/3_4_2_GemeinsamesOber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_GemeinsamesOberzentrum</text:p>
          </table:table-cell>
          <table:table-cell table:style-name="ce2"/>
          <table:table-cell table:style-name="ce2" office:value-type="string" calcext:value-type="string">
            <text:p>Gemeinsames Ob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_Oberbereich" xlink:type="simple">http://xplan-raumordnung.de/iqvoc/de/concepts/3_4_3_Ober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_Oberbereich</text:p>
          </table:table-cell>
          <table:table-cell table:style-name="ce2"/>
          <table:table-cell table:style-name="ce2" office:value-type="string" calcext:value-type="string">
            <text:p>Ober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4_Mittelzentrum" xlink:type="simple">http://xplan-raumordnung.de/iqvoc/de/concepts/3_4_4_Mittel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4_Mittelzentrum</text:p>
          </table:table-cell>
          <table:table-cell table:style-name="ce2"/>
          <table:table-cell table:style-name="ce2" office:value-type="string" calcext:value-type="string">
            <text:p>Mitt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5_Mittelbereich.html" xlink:type="simple">http://xplan-raumordnung.de/iqvoc/de/concepts/3_4_5_Mittelbereich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5_Mittelbereich</text:p>
          </table:table-cell>
          <table:table-cell table:style-name="ce2"/>
          <table:table-cell table:style-name="ce2" office:value-type="string" calcext:value-type="string">
            <text:p>Mittel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6_Grundzentrum" xlink:type="simple">http://xplan-raumordnung.de/iqvoc/de/concepts/3_4_6_Grund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6_Grundzentrum</text:p>
          </table:table-cell>
          <table:table-cell table:style-name="ce2"/>
          <table:table-cell table:style-name="ce2" office:value-type="string" calcext:value-type="string">
            <text:p>Grund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7_Unterzentrum" xlink:type="simple">http://xplan-raumordnung.de/iqvoc/de/concepts/3_4_7_Unter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7_Unterzentrum</text:p>
          </table:table-cell>
          <table:table-cell table:style-name="ce2"/>
          <table:table-cell table:style-name="ce2" office:value-type="string" calcext:value-type="string">
            <text:p>Unter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8_Nahbereich" xlink:type="simple">http://xplan-raumordnung.de/iqvoc/de/concepts/3_4_8_Nah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8_Nahbereich</text:p>
          </table:table-cell>
          <table:table-cell table:style-name="ce2"/>
          <table:table-cell table:style-name="ce2" office:value-type="string" calcext:value-type="string">
            <text:p>Nah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9_Kleinzentrum" xlink:type="simple">http://xplan-raumordnung.de/iqvoc/de/concepts/3_4_9_Klein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9_Kleinzentrum</text:p>
          </table:table-cell>
          <table:table-cell table:style-name="ce2"/>
          <table:table-cell table:style-name="ce2" office:value-type="string" calcext:value-type="string">
            <text:p>Klein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0_LaendlicherZentralort" xlink:type="simple">http://xplan-raumordnung.de/iqvoc/de/concepts/3_4_10_LaendlicherZentral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0_LaendlicherZentralort</text:p>
          </table:table-cell>
          <table:table-cell table:style-name="ce2"/>
          <table:table-cell table:style-name="ce2" office:value-type="string" calcext:value-type="string">
            <text:p>Ländlicher Zentral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1_Stadtrandkern1Ordnung" xlink:type="simple">http://xplan-raumordnung.de/iqvoc/de/concepts/3_4_11_Stadtrandkern1Ordn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1_Stadtrandkern1Ordnung</text:p>
          </table:table-cell>
          <table:table-cell table:style-name="ce2"/>
          <table:table-cell table:style-name="ce2" office:value-type="string" calcext:value-type="string">
            <text:p>Stadtrandkern 1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" xlink:type="simple">http://xplan-raumordnung.de/iqvoc/de/concepts/3</text:a>_4_12_Stadtrandkern2Ordnung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2_Stadtrandkern2Ordnung</text:p>
          </table:table-cell>
          <table:table-cell table:style-name="ce2"/>
          <table:table-cell table:style-name="ce2" office:value-type="string" calcext:value-type="string">
            <text:p>Stadtrandkern 2. Ordn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3_VersorgungskernSiedlungskern" xlink:type="simple">http://xplan-raumordnung.de/iqvoc/de/concepts/3_4_13_VersorgungskernSiedlungsker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3_VersorgungskernSiedlungskern</text:p>
          </table:table-cell>
          <table:table-cell table:style-name="ce2"/>
          <table:table-cell table:style-name="ce2" office:value-type="string" calcext:value-type="string">
            <text:p>Versorgungskern und Siedlungsker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4_ZentralesSiedlungsgebiet" xlink:type="simple">http://xplan-raumordnung.de/iqvoc/de/concepts/3_4_14_ZentralesSiedlung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4_ZentralesSiedlungsgebiet</text:p>
          </table:table-cell>
          <table:table-cell table:style-name="ce2"/>
          <table:table-cell table:style-name="ce2" office:value-type="string" calcext:value-type="string">
            <text:p>Zentrales 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5_Metropole" xlink:type="simple">http://xplan-raumordnung.de/iqvoc/de/concepts/3_4_15_Metropo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5_Metropole</text:p>
          </table:table-cell>
          <table:table-cell table:style-name="ce2"/>
          <table:table-cell table:style-name="ce2" office:value-type="string" calcext:value-type="string">
            <text:p>Metropo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6_SonstigerZentralerOrt" xlink:type="simple">http://xplan-raumordnung.de/iqvoc/de/concepts/3_4_16_SonstigerZentraler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6_SonstigerZentralerOrt</text:p>
          </table:table-cell>
          <table:table-cell table:style-name="ce2"/>
          <table:table-cell table:style-name="ce2" office:value-type="string" calcext:value-type="string">
            <text:p>Sonstiger Zentraler 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7_Doppelzentrum" xlink:type="simple">http://xplan-raumordnung.de/iqvoc/de/concepts/3_4_17_Doppel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7_Doppelzentrum</text:p>
          </table:table-cell>
          <table:table-cell table:style-name="ce2"/>
          <table:table-cell table:style-name="ce2" office:value-type="string" calcext:value-type="string">
            <text:p>Doppel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8_Funktionsteilig" xlink:type="simple">http://xplan-raumordnung.de/iqvoc/de/concepts/3_4_18_Funktionsteil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8_Funktionsteilig</text:p>
          </table:table-cell>
          <table:table-cell table:style-name="ce2"/>
          <table:table-cell table:style-name="ce2" office:value-type="string" calcext:value-type="string">
            <text:p>Funktionstei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19_MitOberzentralerTeilfunktion" xlink:type="simple">http://xplan-raumordnung.de/iqvoc/de/concepts/3_4_19_MitOberzentralerTeil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19_MitOberzentralerTeilfunktion</text:p>
          </table:table-cell>
          <table:table-cell table:style-name="ce2"/>
          <table:table-cell table:style-name="ce2" office:value-type="string" calcext:value-type="string">
            <text:p>Mit ober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0_MitMittelzentralerTeilfunktion" xlink:type="simple">http://xplan-raumordnung.de/iqvoc/de/concepts/3_4_20_MitMittelzentralerTeil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0_MitMittelzentralerTeilfunktion</text:p>
          </table:table-cell>
          <table:table-cell table:style-name="ce2"/>
          <table:table-cell table:style-name="ce2" office:value-type="string" calcext:value-type="string">
            <text:p>Mit mittelzentraler Teil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1_ImVerbund" xlink:type="simple">http://xplan-raumordnung.de/iqvoc/de/concepts/3_4_21_ImVerbu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1_ImVerbund</text:p>
          </table:table-cell>
          <table:table-cell table:style-name="ce2"/>
          <table:table-cell table:style-name="ce2" office:value-type="string" calcext:value-type="string">
            <text:p>Im Verbu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2_Kooperierend" xlink:type="simple">http://xplan-raumordnung.de/iqvoc/de/concepts/3_4_22_Kooperier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2_Kooperierend</text:p>
          </table:table-cell>
          <table:table-cell table:style-name="ce2"/>
          <table:table-cell table:style-name="ce2" office:value-type="string" calcext:value-type="string">
            <text:p>Kooperier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3_KooperierendFreiwillig" xlink:type="simple">http://xplan-raumordnung.de/iqvoc/de/concepts/3_4_23_KooperierendFreiwilli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3_KooperierendFreiwillig</text:p>
          </table:table-cell>
          <table:table-cell table:style-name="ce2"/>
          <table:table-cell table:style-name="ce2" office:value-type="string" calcext:value-type="string">
            <text:p>Kooperierend Freiwilli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4_KooperierendVerpflichtend" xlink:type="simple">http://xplan-raumordnung.de/iqvoc/de/concepts/3_4_24_KooperierendVerpflichte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4_KooperierendVerpflichtend</text:p>
          </table:table-cell>
          <table:table-cell table:style-name="ce2"/>
          <table:table-cell table:style-name="ce2" office:value-type="string" calcext:value-type="string">
            <text:p>Koopererend Verpflichte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5_ImVerdichtungsraum" xlink:type="simple">http://xplan-raumordnung.de/iqvoc/de/concepts/3_4_25_ImVerdicht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5_ImVerdichtungsraum</text:p>
          </table:table-cell>
          <table:table-cell table:style-name="ce2"/>
          <table:table-cell table:style-name="ce2" office:value-type="string" calcext:value-type="string">
            <text:p>Im Verdicht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6_SiedlungsGrundnetz" xlink:type="simple">http://xplan-raumordnung.de/iqvoc/de/concepts/3_4_26_SiedlungsGrund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6_SiedlungsGrundnetz</text:p>
          </table:table-cell>
          <table:table-cell table:style-name="ce2"/>
          <table:table-cell table:style-name="ce2" office:value-type="string" calcext:value-type="string">
            <text:p>Siedlungsgrund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7_SiedlungsErgaenzungsnetz" xlink:type="simple">http://xplan-raumordnung.de/iqvoc/de/concepts/3_4_27_SiedlungsErgaenzungsnetz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7_SiedlungsErgaenzungsnetz</text:p>
          </table:table-cell>
          <table:table-cell table:style-name="ce2"/>
          <table:table-cell table:style-name="ce2" office:value-type="string" calcext:value-type="string">
            <text:p>Siedlungsergänzungsnetz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8_Entwicklungsschwerpunkt" xlink:type="simple">http://xplan-raumordnung.de/iqvoc/de/concepts/3_4_28_Entwicklungs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8_Entwicklungsschwerpunkt</text:p>
          </table:table-cell>
          <table:table-cell table:style-name="ce2"/>
          <table:table-cell table:style-name="ce2" office:value-type="string" calcext:value-type="string">
            <text:p>Entwick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29_Ueberschneidungsbereich" xlink:type="simple">http://xplan-raumordnung.de/iqvoc/de/concepts/3_4_29_Ueberschneid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29_Ueberschneidungsbereich</text:p>
          </table:table-cell>
          <table:table-cell table:style-name="ce2"/>
          <table:table-cell table:style-name="ce2" office:value-type="string" calcext:value-type="string">
            <text:p>Überschneid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0_Ergaenzungsfunktion" xlink:type="simple">http://xplan-raumordnung.de/iqvoc/de/concepts/3_4_30_Ergaenzungs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0_Ergaenzungsfunktion</text:p>
          </table:table-cell>
          <table:table-cell table:style-name="ce2"/>
          <table:table-cell table:style-name="ce2" office:value-type="string" calcext:value-type="string">
            <text:p>Ergänzung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1_Nachbar" xlink:type="simple">http://xplan-raumordnung.de/iqvoc/de/concepts/3_4_31_Nachba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1_Nachbar</text:p>
          </table:table-cell>
          <table:table-cell table:style-name="ce2"/>
          <table:table-cell table:style-name="ce2" office:value-type="string" calcext:value-type="string">
            <text:p>Nachba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4_32_MoeglichesZentrum" xlink:type="simple">http://xplan-raumordnung.de/iqvoc/de/concepts/3_4_32_MoeglichesZentr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4_32_MoeglichesZentrum</text:p>
          </table:table-cell>
          <table:table-cell table:style-name="ce2"/>
          <table:table-cell table:style-name="ce2" office:value-type="string" calcext:value-type="string">
            <text:p>Mögliches Zentr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" xlink:type="simple">http://xplan-raumordnung.de/iqvoc/de/concepts/3</text:a>_5_Gebietsfunktion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Gebietsfunktion</text:p>
          </table:table-cell>
          <table:table-cell table:style-name="ce2"/>
          <table:table-cell table:style-name="ce2" office:value-type="string" calcext:value-type="string">
            <text:p>Gebiets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1_Wohnen" xlink:type="simple">http://xplan-raumordnung.de/iqvoc/de/concepts/3_5_1_Wohn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2_Arbeit" xlink:type="simple">http://xplan-raumordnung.de/iqvoc/de/concepts/3_5_2_Arbei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2_Arbeit</text:p>
          </table:table-cell>
          <table:table-cell table:style-name="ce2"/>
          <table:table-cell table:style-name="ce2" office:value-type="string" calcext:value-type="string">
            <text:p>Arbei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3_GewerbeDienstleistung" xlink:type="simple">http://xplan-raumordnung.de/iqvoc/de/concepts/3_5_3_GewerbeDienstleist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3_GewerbeDienstleistung</text:p>
          </table:table-cell>
          <table:table-cell table:style-name="ce2"/>
          <table:table-cell table:style-name="ce2" office:value-type="string" calcext:value-type="string">
            <text:p>Gewerbe und Dienstleist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4_Einzelhandel" xlink:type="simple">http://xplan-raumordnung.de/iqvoc/de/concepts/3_5_4_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4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5_Landwirtschaft" xlink:type="simple">http://xplan-raumordnung.de/iqvoc/de/concepts/3_5_5_Landwirtschaf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5_Landwirtschaft</text:p>
          </table:table-cell>
          <table:table-cell table:style-name="ce2"/>
          <table:table-cell table:style-name="ce2" office:value-type="string" calcext:value-type="string">
            <text:p>Landwirtschaf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6_ErholungFremdenverkehr" xlink:type="simple">http://xplan-raumordnung.de/iqvoc/de/concepts/3_5_6_ErholungFremdenverkehr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6_ErholungFremdenverkehr</text:p>
          </table:table-cell>
          <table:table-cell table:style-name="ce2"/>
          <table:table-cell table:style-name="ce2" office:value-type="string" calcext:value-type="string">
            <text:p>Erholung und Fremdenverkehr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7_Verteidigung" xlink:type="simple">http://xplan-raumordnung.de/iqvoc/de/concepts/3_5_7_Verteidig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7_Verteidigung</text:p>
          </table:table-cell>
          <table:table-cell table:style-name="ce2"/>
          <table:table-cell table:style-name="ce2" office:value-type="string" calcext:value-type="string">
            <text:p>Verteidig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8_UeberoertlicheVersorgungsfunktionLaendlicherRaum" xlink:type="simple">http://xplan-raumordnung.de/iqvoc/de/concepts/3_5_8_UeberoertlicheVersorgungsfunktionLaendlicher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8_UeberoertlicheVersorgungsfunktionLaendlicherRaum</text:p>
          </table:table-cell>
          <table:table-cell table:style-name="ce2"/>
          <table:table-cell table:style-name="ce2" office:value-type="string" calcext:value-type="string">
            <text:p>Überörtliche Versorgungsfunktion Ländlicher 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5_9_SonstigeFunktion" xlink:type="simple">http://xplan-raumordnung.de/iqvoc/de/concepts/3_5_9_SonstigeFunkt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5_9_SonstigeFunktion</text:p>
          </table:table-cell>
          <table:table-cell table:style-name="ce2"/>
          <table:table-cell table:style-name="ce2" office:value-type="string" calcext:value-type="string">
            <text:p>Sonstige Funkt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Siedlung" xlink:type="simple">http://xplan-raumordnung.de/iqvoc/de/concepts/3_6_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Siedlung</text:p>
          </table:table-cell>
          <table:table-cell table:style-name="ce2"/>
          <table:table-cell table:style-name="ce2" office:value-type="string" calcext:value-type="string">
            <text:p>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WohnenSiedlung" xlink:type="simple">http://xplan-raumordnung.de/iqvoc/de/concepts/3_6_1_Wohnen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WohnenSiedlung</text:p>
          </table:table-cell>
          <table:table-cell table:style-name="ce2"/>
          <table:table-cell table:style-name="ce2" office:value-type="string" calcext:value-type="string">
            <text:p>Wohnen und 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1_Wohnen" xlink:type="simple">http://xplan-raumordnung.de/iqvoc/de/concepts/3_6_1_1_Wohn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1_Wohnen</text:p>
          </table:table-cell>
          <table:table-cell table:style-name="ce2"/>
          <table:table-cell table:style-name="ce2" office:value-type="string" calcext:value-type="string">
            <text:p>Wohn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2_Baugebietsgrenze" xlink:type="simple">http://xplan-raumordnung.de/iqvoc/de/concepts/3_6_1_2_Baugebiet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2_Baugebietsgrenze</text:p>
          </table:table-cell>
          <table:table-cell table:style-name="ce2"/>
          <table:table-cell table:style-name="ce2" office:value-type="string" calcext:value-type="string">
            <text:p>Baugebie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3_Siedlungsgebiet" xlink:type="simple">http://xplan-raumordnung.de/iqvoc/de/concepts/3_6_1_3_Siedlungsgebie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3_Siedlungsgebiet</text:p>
          </table:table-cell>
          <table:table-cell table:style-name="ce2"/>
          <table:table-cell table:style-name="ce2" office:value-type="string" calcext:value-type="string">
            <text:p>Siedlungsgebie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4_Siedlungsschwerpunkt" xlink:type="simple">http://xplan-raumordnung.de/iqvoc/de/concepts/3_6_1_4_Siedlungsschwerpun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4_Siedlungsschwerpunkt</text:p>
          </table:table-cell>
          <table:table-cell table:style-name="ce2"/>
          <table:table-cell table:style-name="ce2" office:value-type="string" calcext:value-type="string">
            <text:p>Siedlungsschwerpun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5_Siedlungsentwicklung" xlink:type="simple">http://xplan-raumordnung.de/iqvoc/de/concepts/3_6_1_5_Siedlungsentwick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5_Siedlungsentwicklung</text:p>
          </table:table-cell>
          <table:table-cell table:style-name="ce2"/>
          <table:table-cell table:style-name="ce2" office:value-type="string" calcext:value-type="string">
            <text:p>Siedlungsentwick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6_Siedlungsbeschraenkung" xlink:type="simple">http://xplan-raumordnung.de/iqvoc/de/concepts/3_6_1_6_Siedlungsbeschraenk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6_Siedlungsbeschraenkung</text:p>
          </table:table-cell>
          <table:table-cell table:style-name="ce2"/>
          <table:table-cell table:style-name="ce2" office:value-type="string" calcext:value-type="string">
            <text:p>Siedlungsbeschränk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1_7_SonstigeWohnenSiedlung" xlink:type="simple">http://xplan-raumordnung.de/iqvoc/de/concepts/3_6_1_7_SonstigeWohnenSiedlung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1_7_SonstigeWohnenSiedlung</text:p>
          </table:table-cell>
          <table:table-cell table:style-name="ce2"/>
          <table:table-cell table:style-name="ce2" office:value-type="string" calcext:value-type="string">
            <text:p>Sonstige Wohnen-Siedlung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Einzelhandel" xlink:type="simple">http://xplan-raumordnung.de/iqvoc/de/concepts/3_6_2_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Einzelhandel</text:p>
          </table:table-cell>
          <table:table-cell table:style-name="ce2"/>
          <table:table-cell table:style-name="ce2" office:value-type="string" calcext:value-type="string">
            <text:p>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1_AllgemeinerEinzelhandel" xlink:type="simple">http://xplan-raumordnung.de/iqvoc/de/concepts/3_6_2_1_Allgemeiner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_AllgemeinerEinzelhandel</text:p>
          </table:table-cell>
          <table:table-cell table:style-name="ce2"/>
          <table:table-cell table:style-name="ce2" office:value-type="string" calcext:value-type="string">
            <text:p>Allgemein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2_ZentralerVersorgungsbereich" xlink:type="simple">http://xplan-raumordnung.de/iqvoc/de/concepts/3_6_2_2_ZentralerVersorg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2_ZentralerVersorgungsbereich</text:p>
          </table:table-cell>
          <table:table-cell table:style-name="ce2"/>
          <table:table-cell table:style-name="ce2" office:value-type="string" calcext:value-type="string">
            <text:p>Zentraler Versorg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3_ZentralerEinkaufsbereich" xlink:type="simple">http://xplan-raumordnung.de/iqvoc/de/concepts/3_6_2_3_ZentralerEinkauf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3_ZentralerEinkaufsbereich</text:p>
          </table:table-cell>
          <table:table-cell table:style-name="ce2"/>
          <table:table-cell table:style-name="ce2" office:value-type="string" calcext:value-type="string">
            <text:p>Zentraler Einkauf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4_ZentrenrelevantesGrossprojekt" xlink:type="simple">http://xplan-raumordnung.de/iqvoc/de/concepts/3_6_2_4_ZentrenrelevantesGrossproje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4_ZentrenrelevantesGrossprojekt</text:p>
          </table:table-cell>
          <table:table-cell table:style-name="ce2"/>
          <table:table-cell table:style-name="ce2" office:value-type="string" calcext:value-type="string">
            <text:p>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5_NichtzentrenrelevantesGrossprojekt" xlink:type="simple">http://xplan-raumordnung.de/iqvoc/de/concepts/3_6_2_5_NichtzentrenrelevantesGrossproje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5_NichtzentrenrelevantesGrossprojekt</text:p>
          </table:table-cell>
          <table:table-cell table:style-name="ce2"/>
          <table:table-cell table:style-name="ce2" office:value-type="string" calcext:value-type="string">
            <text:p>Nichtzentrenrelevantes Großpro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6_GrossflaechigerEinzelhandel" xlink:type="simple">http://xplan-raumordnung.de/iqvoc/de/concepts/3_6_2_6_Grossflaechiger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6_GrossflaechigerEinzelhandel</text:p>
          </table:table-cell>
          <table:table-cell table:style-name="ce2"/>
          <table:table-cell table:style-name="ce2" office:value-type="string" calcext:value-type="string">
            <text:p>Großfläch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" xlink:type="simple">http://xplan-raumordnung.de/iqvoc/de/concepts/3</text:a>_6_2_7_Fachmarktstandort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7_Fachmarktstandort</text:p>
          </table:table-cell>
          <table:table-cell table:style-name="ce2"/>
          <table:table-cell table:style-name="ce2" office:value-type="string" calcext:value-type="string">
            <text:p>Fachmarkt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3_6_2_8_Ergaenzungsstandort" xlink:type="simple">http://xplan-raumordnung.de/iqvoc/de/concepts3_6_2_8_Ergaenzungsstandor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8_Ergaenzungsstandort</text:p>
          </table:table-cell>
          <table:table-cell table:style-name="ce2"/>
          <table:table-cell table:style-name="ce2" office:value-type="string" calcext:value-type="string">
            <text:p>Ergänzungsstandor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9_StaedtischerKernbereich" xlink:type="simple">http://xplan-raumordnung.de/iqvoc/de/concepts/3_6_2_9_StaedtischerKern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9_StaedtischerKernbereich</text:p>
          </table:table-cell>
          <table:table-cell table:style-name="ce2"/>
          <table:table-cell table:style-name="ce2" office:value-type="string" calcext:value-type="string">
            <text:p>Städtischer Kern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2_10_SonstigerEinzelhandel" xlink:type="simple">http://xplan-raumordnung.de/iqvoc/de/concepts/3_6_2_10_SonstigerEinzelhandel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2_10_SonstigerEinzelhandel</text:p>
          </table:table-cell>
          <table:table-cell table:style-name="ce2"/>
          <table:table-cell table:style-name="ce2" office:value-type="string" calcext:value-type="string">
            <text:p>Sonstiger Einzelhandel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IndustrieGewerbe" xlink:type="simple">http://xplan-raumordnung.de/iqvoc/de/concepts/3_6_3_Industrie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IndustrieGewerbe</text:p>
          </table:table-cell>
          <table:table-cell table:style-name="ce2"/>
          <table:table-cell table:style-name="ce2" office:value-type="string" calcext:value-type="string">
            <text:p>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_Industrie" xlink:type="simple">http://xplan-raumordnung.de/iqvoc/de/concepts/3_6_3_1_Indust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_Industrie</text:p>
          </table:table-cell>
          <table:table-cell table:style-name="ce2"/>
          <table:table-cell table:style-name="ce2" office:value-type="string" calcext:value-type="string">
            <text:p>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2_IndustrielleAnlage" xlink:type="simple">http://xplan-raumordnung.de/iqvoc/de/concepts/3_6_3_2_Industriell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2_IndustrielleAnlage</text:p>
          </table:table-cell>
          <table:table-cell table:style-name="ce2"/>
          <table:table-cell table:style-name="ce2" office:value-type="string" calcext:value-type="string">
            <text:p>Industriell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3_Gewerbe" xlink:type="simple">http://xplan-raumordnung.de/iqvoc/de/concepts/3_6_3_3_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3_Gewerbe</text:p>
          </table:table-cell>
          <table:table-cell table:style-name="ce2"/>
          <table:table-cell table:style-name="ce2" office:value-type="string" calcext:value-type="string">
            <text:p>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4_GewerblicherBereich" xlink:type="simple">http://xplan-raumordnung.de/iqvoc/de/concepts/3_6_3_4_Gewerblicher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4_GewerblicherBereich</text:p>
          </table:table-cell>
          <table:table-cell table:style-name="ce2"/>
          <table:table-cell table:style-name="ce2" office:value-type="string" calcext:value-type="string">
            <text:p>Gewerblicher 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5_Gewerbepark" xlink:type="simple">http://xplan-raumordnung.de/iqvoc/de/concepts/3_6_3_5_Gewerbepark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5_Gewerbepark</text:p>
          </table:table-cell>
          <table:table-cell table:style-name="ce2"/>
          <table:table-cell table:style-name="ce2" office:value-type="string" calcext:value-type="string">
            <text:p>Gewerbepark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6_GewerbeIndustrie" xlink:type="simple">http://xplan-raumordnung.de/iqvoc/de/concepts/3_6_3_6_GewerbeIndust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6_GewerbeIndustrie</text:p>
          </table:table-cell>
          <table:table-cell table:style-name="ce2"/>
          <table:table-cell table:style-name="ce2" office:value-type="string" calcext:value-type="string">
            <text:p>GewerbeIndustr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7_BedeutsamerEntwicklungsstandortGewerbeIndustrie" xlink:type="simple">http://xplan-raumordnung.de/iqvoc/de/concepts/3_6_3_7_BedeutsamerEntwicklungsstandortGewerbeIndustr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7_BedeutsamerEntwicklungsstandortGewerbeIndustrie</text:p>
          </table:table-cell>
          <table:table-cell table:style-name="ce2"/>
          <table:table-cell table:style-name="ce2" office:value-type="string" calcext:value-type="string">
            <text:p>Bedeutsamer Entwicklungsstandort für Industrie und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8_SicherungundEntwicklungvonArbeitsstaetten" xlink:type="simple">http://xplan-raumordnung.de/iqvoc/de/concepts/3_6_3_8_SicherungundEntwicklungvonArbeitsstaet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8_SicherungundEntwicklungvonArbeitsstaetten</text:p>
          </table:table-cell>
          <table:table-cell table:style-name="ce2"/>
          <table:table-cell table:style-name="ce2" office:value-type="string" calcext:value-type="string">
            <text:p>Sicherung und Entwicklung von Arbeitsstä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9_FlaechenintensivesGrossvorhaben" xlink:type="simple">http://xplan-raumordnung.de/iqvoc/de/concepts/3_6_3_9_FlaechenintensivesGrossvorhab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9_FlaechenintensivesGrossvorhaben</text:p>
          </table:table-cell>
          <table:table-cell table:style-name="ce2"/>
          <table:table-cell table:style-name="ce2" office:value-type="string" calcext:value-type="string">
            <text:p>Flächenintensives Großvorhab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0_BetriebsanlageBergbau" xlink:type="simple">http://xplan-raumordnung.de/iqvoc/de/concepts/3_6_3_10_BetriebsanlageBergbau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0_BetriebsanlageBergbau</text:p>
          </table:table-cell>
          <table:table-cell table:style-name="ce2"/>
          <table:table-cell table:style-name="ce2" office:value-type="string" calcext:value-type="string">
            <text:p>Betriebsanlage des Bergbau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1_HafenorientierteWirtschaftlicheAnlage" xlink:type="simple">http://xplan-raumordnung.de/iqvoc/de/concepts/3_6_3_11_HafenorientierteWirtschaftliche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1_HafenorientierteWirtschaftlicheAnlage</text:p>
          </table:table-cell>
          <table:table-cell table:style-name="ce2"/>
          <table:table-cell table:style-name="ce2" office:value-type="string" calcext:value-type="string">
            <text:p>Hafenorientierte wirtschaftliche 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2_TankRastanlage" xlink:type="simple">http://xplan-raumordnung.de/iqvoc/de/concepts/3_6_3_12_TankRastanlag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2_TankRastanlage</text:p>
          </table:table-cell>
          <table:table-cell table:style-name="ce2"/>
          <table:table-cell table:style-name="ce2" office:value-type="string" calcext:value-type="string">
            <text:p>Tankanlage und Rastanlag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3_13_SonstigeIndustrieGewerbe" xlink:type="simple">http://xplan-raumordnung.de/iqvoc/de/concepts/3_6_3_13_SonstigeIndustrieGewerb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3_13_SonstigeIndustrieGewerbe</text:p>
          </table:table-cell>
          <table:table-cell table:style-name="ce2"/>
          <table:table-cell table:style-name="ce2" office:value-type="string" calcext:value-type="string">
            <text:p>Sonstige Industrie und/oder Gewerb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3_6_4_SonstigerSiedlungsbereich" xlink:type="simple">http://xplan-raumordnung.de/iqvoc/de/concepts/3_6_4_SonstigerSiedlungsbereich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3_6_4_SonstigerSiedlungsbereich</text:p>
          </table:table-cell>
          <table:table-cell table:style-name="ce2"/>
          <table:table-cell table:style-name="ce2" office:value-type="string" calcext:value-type="string">
            <text:p>Sonstiger Siedlungsbereich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Sonstiges" xlink:type="simple">http://xplan-raumordnung.de/iqvoc/de/concepts/4_Sonstiges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Sonstiges</text:p>
          </table:table-cell>
          <table:table-cell table:style-name="ce2"/>
          <table:table-cell table:style-name="ce2" office:value-type="string" calcext:value-type="string">
            <text:p>Sonstig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Grenze" xlink:type="simple">http://xplan-raumordnung.de/iqvoc/de/concepts/4_1_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Grenze</text:p>
          </table:table-cell>
          <table:table-cell table:style-name="ce2"/>
          <table:table-cell table:style-name="ce2" office:value-type="string" calcext:value-type="string">
            <text:p>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_Bundesgrenze" xlink:type="simple">http://xplan-raumordnung.de/iqvoc/de/concepts/4_1_1_Bunde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_Bundesgrenze</text:p>
          </table:table-cell>
          <table:table-cell table:style-name="ce2"/>
          <table:table-cell table:style-name="ce2" office:value-type="string" calcext:value-type="string">
            <text:p>Bu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_Landesgrenze" xlink:type="simple">http://xplan-raumordnung.de/iqvoc/de/concepts/4_1_2_Lande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_Landesgrenze</text:p>
          </table:table-cell>
          <table:table-cell table:style-name="ce2"/>
          <table:table-cell table:style-name="ce2" office:value-type="string" calcext:value-type="string">
            <text:p>Lande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3_Regierungsbezirksgrenze" xlink:type="simple">http://xplan-raumordnung.de/iqvoc/de/concepts/4_1_3_Regierungsbezirk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3_Regierungsbezirksgrenze</text:p>
          </table:table-cell>
          <table:table-cell table:style-name="ce2"/>
          <table:table-cell table:style-name="ce2" office:value-type="string" calcext:value-type="string">
            <text:p>Regierungs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4_Bezirksgrenze" xlink:type="simple">http://xplan-raumordnung.de/iqvoc/de/concepts/4_1_4_Bezirk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4_Bezirksgrenze</text:p>
          </table:table-cell>
          <table:table-cell table:style-name="ce2"/>
          <table:table-cell table:style-name="ce2" office:value-type="string" calcext:value-type="string">
            <text:p>Bezir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5_Kreisgrenze" xlink:type="simple">http://xplan-raumordnung.de/iqvoc/de/concepts/4_1_5_Krei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5_Kreisgrenze</text:p>
          </table:table-cell>
          <table:table-cell table:style-name="ce2"/>
          <table:table-cell table:style-name="ce2" office:value-type="string" calcext:value-type="string">
            <text:p>Krei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6_Gemeindegrenze" xlink:type="simple">http://xplan-raumordnung.de/iqvoc/de/concepts/4_1_6_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6_Gemeindegrenze</text:p>
          </table:table-cell>
          <table:table-cell table:style-name="ce2"/>
          <table:table-cell table:style-name="ce2" office:value-type="string" calcext:value-type="string">
            <text:p>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7_Verbandsgemeindegrenze" xlink:type="simple">http://xplan-raumordnung.de/iqvoc/de/concepts/4_1_7_Verbands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7_Verbandsgemeindegrenze</text:p>
          </table:table-cell>
          <table:table-cell table:style-name="ce2"/>
          <table:table-cell table:style-name="ce2" office:value-type="string" calcext:value-type="string">
            <text:p>Verban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8_Samtgemeindegrenze" xlink:type="simple">http://xplan-raumordnung.de/iqvoc/de/concepts/4_1_8_Samt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8_Samtgemeindegrenze</text:p>
          </table:table-cell>
          <table:table-cell table:style-name="ce2"/>
          <table:table-cell table:style-name="ce2" office:value-type="string" calcext:value-type="string">
            <text:p>Samt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9_Mitgliedsgemeindegrenze" xlink:type="simple">http://xplan-raumordnung.de/iqvoc/de/concepts/4_1_9_Mitgliedsgemeinde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9_Mitgliedsgemeindegrenze</text:p>
          </table:table-cell>
          <table:table-cell table:style-name="ce2"/>
          <table:table-cell table:style-name="ce2" office:value-type="string" calcext:value-type="string">
            <text:p>Mitgliedsgemeinde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0_Amtsgrenze" xlink:type="simple">http://xplan-raumordnung.de/iqvoc/de/concepts/4_1_10_Amts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0_Amtsgrenze</text:p>
          </table:table-cell>
          <table:table-cell table:style-name="ce2"/>
          <table:table-cell table:style-name="ce2" office:value-type="string" calcext:value-type="string">
            <text:p>Amt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1_Stadtteilgrenze" xlink:type="simple">http://xplan-raumordnung.de/iqvoc/de/concepts/4_1_11_Stadtteil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1_Stadtteilgrenze</text:p>
          </table:table-cell>
          <table:table-cell table:style-name="ce2"/>
          <table:table-cell table:style-name="ce2" office:value-type="string" calcext:value-type="string">
            <text:p>Stadtteil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2_VorgeschlageneGrundstuecksgrenze.html" xlink:type="simple">http://xplan-raumordnung.de/iqvoc/de/concepts/4_1_12_VorgeschlageneGrundstuecksgrenze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2_VorgeschlageneGrundstuecksgrenze</text:p>
          </table:table-cell>
          <table:table-cell table:style-name="ce2"/>
          <table:table-cell table:style-name="ce2" office:value-type="string" calcext:value-type="string">
            <text:p>Vorgeschlagene Grundstücks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3_GrenzeBestehenderBebauungsplan" xlink:type="simple">http://xplan-raumordnung.de/iqvoc/de/concepts/4_1_13_GrenzeBestehenderBebauungspla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3_GrenzeBestehenderBebauungsplan</text:p>
          </table:table-cell>
          <table:table-cell table:style-name="ce2"/>
          <table:table-cell table:style-name="ce2" office:value-type="string" calcext:value-type="string">
            <text:p>Grenze des bestehenden Bebauungs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4_SonstGrenze" xlink:type="simple">http://xplan-raumordnung.de/iqvoc/de/concepts/4_1_14_SonstGrenz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4_SonstGrenze</text:p>
          </table:table-cell>
          <table:table-cell table:style-name="ce2"/>
          <table:table-cell table:style-name="ce2" office:value-type="string" calcext:value-type="string">
            <text:p>Sonstige Grenz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5_Zwoelfmeilenzone" xlink:type="simple">http://xplan-raumordnung.de/iqvoc/de/concepts/4_1_15_Zwoelfmeilen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5_Zwoelfmeilenzone</text:p>
          </table:table-cell>
          <table:table-cell table:style-name="ce2"/>
          <table:table-cell table:style-name="ce2" office:value-type="string" calcext:value-type="string">
            <text:p>Zwölfmeilen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6_BegrenzungDesKuestenmeeres.html" xlink:type="simple">http://xplan-raumordnung.de/iqvoc/de/concepts/4_1_16_BegrenzungDesKuestenmeeres.html</text:a>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6_BegrenzungDesKuestenmeeres</text:p>
          </table:table-cell>
          <table:table-cell table:style-name="ce2"/>
          <table:table-cell table:style-name="ce2" office:value-type="string" calcext:value-type="string">
            <text:p>Begrenzung des Küstenmeere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7_VerlaufUmstritten" xlink:type="simple">http://xplan-raumordnung.de/iqvoc/de/concepts/4_1_17_VerlaufUmstritte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7_VerlaufUmstritten</text:p>
          </table:table-cell>
          <table:table-cell table:style-name="ce2"/>
          <table:table-cell table:style-name="ce2" office:value-type="string" calcext:value-type="string">
            <text:p>Verlauf Umstritte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8_GrenzeDtAusschlWirtschaftzszone" xlink:type="simple">http://xplan-raumordnung.de/iqvoc/de/concepts/4_1_18_GrenzeDtAusschlWirtschaftzszon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8_GrenzeDtAusschlWirtschaftzszone</text:p>
          </table:table-cell>
          <table:table-cell table:style-name="ce2"/>
          <table:table-cell table:style-name="ce2" office:value-type="string" calcext:value-type="string">
            <text:p>Grenze der Deutschen Ausschließlichen Wirtschaftszon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19_MittlereTideHochwasserlinie" xlink:type="simple">http://xplan-raumordnung.de/iqvoc/de/concepts/4_1_19_MittlereTideHochwasserlini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19_MittlereTideHochwasserlinie</text:p>
          </table:table-cell>
          <table:table-cell table:style-name="ce2"/>
          <table:table-cell table:style-name="ce2" office:value-type="string" calcext:value-type="string">
            <text:p>Mittlere Tide Hochwasserlini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0_PlanungsregionsgrenzeRegion" xlink:type="simple">http://xplan-raumordnung.de/iqvoc/de/concepts/4_1_20_PlanungsregionsgrenzeRegio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0_PlanungsregionsgrenzeRegion</text:p>
          </table:table-cell>
          <table:table-cell table:style-name="ce2"/>
          <table:table-cell table:style-name="ce2" office:value-type="string" calcext:value-type="string">
            <text:p>Planungsregionsgrenze für eine Region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1_PlanungsregionsgrenzeLand" xlink:type="simple">http://xplan-raumordnung.de/iqvoc/de/concepts/4_1_21_PlanungsregionsgrenzeLand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1_PlanungsregionsgrenzeLand</text:p>
          </table:table-cell>
          <table:table-cell table:style-name="ce2"/>
          <table:table-cell table:style-name="ce2" office:value-type="string" calcext:value-type="string">
            <text:p>Planungsregionsgrenze für ein Land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2_GrenzeBraunkohlenplan" xlink:type="simple">http://xplan-raumordnung.de/iqvoc/de/concepts/4_1_22_GrenzeBraunkohlenplan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2_GrenzeBraunkohlenplan</text:p>
          </table:table-cell>
          <table:table-cell table:style-name="ce2"/>
          <table:table-cell table:style-name="ce2" office:value-type="string" calcext:value-type="string">
            <text:p>Grenze eines Braunkohlenplans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1_23_Grenzuebergangsstelle" xlink:type="simple">http://xplan-raumordnung.de/iqvoc/de/concepts/4_1_23_Grenzuebergangsstelle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1_23_Grenzuebergangsstelle</text:p>
          </table:table-cell>
          <table:table-cell table:style-name="ce2"/>
          <table:table-cell table:style-name="ce2" office:value-type="string" calcext:value-type="string">
            <text:p>Grenzübergangsstelle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2_Planungsraum" xlink:type="simple">http://xplan-raumordnung.de/iqvoc/de/concepts/4_2_Planungsraum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2_Planungsraum</text:p>
          </table:table-cell>
          <table:table-cell table:style-name="ce2"/>
          <table:table-cell table:style-name="ce2" office:value-type="string" calcext:value-type="string">
            <text:p>Planungsraum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<text:a xlink:href="http://xplan-raumordnung.de/iqvoc/de/concepts/4_3_GenerischesObjekt" xlink:type="simple">http://xplan-raumordnung.de/iqvoc/de/concepts/4_3_GenerischesObjekt</text:a>.html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4_3_GenerischesObjekt</text:p>
          </table:table-cell>
          <table:table-cell table:style-name="ce2"/>
          <table:table-cell table:style-name="ce2" office:value-type="string" calcext:value-type="string">
            <text:p>Generisches Objekt</text:p>
          </table:table-cell>
          <table:table-cell table:style-name="ce2" table:number-columns-repeated="3"/>
          <table:table-cell table:style-name="ce2" office:value-type="string" calcext:value-type="string">
            <text:p>GermanSpecificSupplementaryRegulationValue</text:p>
          </table:table-cell>
          <table:table-cell table:style-name="ce2" table:number-columns-repeated="7"/>
        </table:table-row>
        <table:table-row table:style-name="ro1" table:number-rows-repeated="1047970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 style:data-style-name="N2" text:time-value="11:53:41.5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3:46:29.405000000</meta:creation-date>
    <dc:date>2016-01-12T11:56:15.625000000</dc:date>
    <meta:editing-duration>PT14H46M30S</meta:editing-duration>
    <meta:editing-cycles>47</meta:editing-cycles>
    <meta:generator>LibreOffice/4.3.6.2$Windows_x86 LibreOffice_project/d50a87b2e514536ed401c18000dad4660b6a169e</meta:generator>
    <meta:document-statistic meta:table-count="1" meta:cell-count="3036" meta:object-count="0"/>
  </office:meta>
</office:document-meta>
</file>